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 Вы проводите у телевизора в обычный будний день?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А сколько из этого времени в обычный будний день Вы проводите у телевизора, смотря новости или передачи о политике и текущих событиях?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 в среднем в будний день Вы обычно слушаете радио?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А сколько из этого времени в обычный будний день Вы слушаете по радио новости или передачи о политике и текущих событиях?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 Вы тратите на чтение газет в обычный будний день?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Сколько из этого времени Вы читаете о политике и текущих событиях?</text:p>
          </table:table-cell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к часто Вы пользуетесь Интернетом или электронной почтой дома или на работе в своих личных целях (то есть не для выполнения служебных заданий)?</text:p>
          </table:table-cell>
          <table:table-cell office:value-type="float" office:value="9820" calcext:value-type="float">
            <text:p>9820</text:p>
          </table:table-cell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Как Вы считаете, в целом, большинству людей можно доверять или следует быть осторожным, имея дело с людьми?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льзуясь этой карточкой, оцените свою позицию на шкале от 0 до 10 баллов, если 0 баллов означает, что следует быть осторожным, а 10 – что большинству людей можно доверять.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к Вы думаете, большинство людей постараются использовать или обмануть Вас, если представится случай, или же они будут стараться вести себя честно и порядочно?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к Вы думаете, люди в основном стараются помогать другим или преследуют собственный интерес?</text:p>
          </table:table-cell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string" calcext:value-type="string">
            <text:p>ESS_R05_2010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кажите, пожалуйста, насколько Вы интересуетесь политикой?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карточку, скажите мне, пожалуйста, насколько Вы лично доверяете организациям, которые я сейчас буду называть.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Оцените степень своего доверия по шкале, где 0 баллов означает "совершенно не доверяю", а 10 баллов означает "полностью доверяю".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так, насколько Вы доверяете</text:p>
          </table:table-cell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Верховной Раде Украины?</text:p>
          </table:table-cell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судебно-правовой системе?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милиции?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политикам?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политическим партиям?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Европейскому Парламенту?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ООН?</text:p>
          </table:table-cell>
          <table:table-cell office:value-type="float" office:value="5421" calcext:value-type="float">
            <text:p>5421</text:p>
          </table:table-cell>
        </table:table-row>
        <table:table-row table:style-name="ro1">
          <table:table-cell office:value-type="string" calcext:value-type="string">
            <text:p>ESS_R05_2010_RUS_UA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которые люди по той или иной причине не принимают участия в голосовании на выборах.</text:p>
          </table:table-cell>
          <table:table-cell office:value-type="float" office:value="9823" calcext:value-type="float">
            <text:p>9823</text:p>
          </table:table-cell>
        </table:table-row>
        <table:table-row table:style-name="ro1">
          <table:table-cell office:value-type="string" calcext:value-type="string">
            <text:p>ESS_R05_2010_RUS_UA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Участвовали ли Вы в голосовании на последних выборах в Верховную Раду Украины 30 сентября 2007 <text:s/>года?</text:p>
          </table:table-cell>
          <table:table-cell office:value-type="float" office:value="9824" calcext:value-type="float">
            <text:p>9824</text:p>
          </table:table-cell>
        </table:table-row>
        <table:table-row table:style-name="ro1">
          <table:table-cell office:value-type="string" calcext:value-type="string">
            <text:p>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За какую партию или избирательный блок Вы голосовали на этих выборах?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ESS_R05_2010_RUS_UA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уществуют разные способы улучшить положение дел в стране или содействовать предотвращению серьезных проблем.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string" calcext:value-type="string">
            <text:p>ESS_R05_2010_RUS_UA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Приходилось ли Вам за последние 12 месяцев делать что- либо из того, что я сейчас назову?</text:p>
          </table:table-cell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string" calcext:value-type="string">
            <text:p>ESS_R05_2010_RUS_UA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Вы...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5_2010_RUS_UA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обращались к политикам, представителям правительства или местной власти?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ESS_R05_2010_RUS_UA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работали в политической партии или движении?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ESS_R05_2010_RUS_UA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работали в другой организации или объединении?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string" calcext:value-type="string">
            <text:p>ESS_R05_2010_RUS_UA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...носили политическую атрибутику (значки, ленточки, флажки, и т.д.) или распространяли агитационные материалы?</text:p>
          </table:table-cell>
          <table:table-cell office:value-type="float" office:value="9826" calcext:value-type="float">
            <text:p>9826</text:p>
          </table:table-cell>
        </table:table-row>
        <table:table-row table:style-name="ro1">
          <table:table-cell office:value-type="string" calcext:value-type="string">
            <text:p>ESS_R05_2010_RUS_UA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...подписывали петиции?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string" calcext:value-type="string">
            <text:p>ESS_R05_2010_RUS_UA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принимали участие в санкционированных митингах или демонстрациях?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ESS_R05_2010_RUS_UA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бойкотировали какие-либо промышленные или продовольственные продукты?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string" calcext:value-type="string">
            <text:p>ESS_R05_2010_RUS_UA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Есть ли в Украине такая политическая партия, которая Вам ближе, чем остальные партии?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кая именно?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string" calcext:value-type="string">
            <text:p>ESS_R05_2010_RUS_UA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близка Вам эта партия?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ESS_R05_2010_RUS_UA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Являетесь ли Вы членом какой-либо политической партии?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акой именно?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люди часто говорят о левых и правых.</text:p>
          </table:table-cell>
          <table:table-cell office:value-type="float" office:value="9827" calcext:value-type="float">
            <text:p>9827</text:p>
          </table:table-cell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где бы Вы расположили себя на шкале, где 0 означает "левые", а 10 означает "правые"?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Учитывая все обстоятельства, скажите, пожалуйста, насколько Вы в целом удовлетворены своей жизнью в настоящее время?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Дайте ответ, используя эту карточку, где 0 означает "совершенно не удовлетворен", а 10 – "полностью удовлетворен".</text:p>
          </table:table-cell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Насколько Вы в целом удовлетворены нынешним состоянием экономики в Украине?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асколько Вы удовлетворены работой правительства в Украине?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Насколько Вы, в целом, удовлетворены тем, как работает (действует) демократия в Украине?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А сейчас, используя эту карточку, оцените нынешнее состояние системы образования в Украине.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Используя эту же карточку, оцените, пожалуйста, нынешнее состояние здравоохранения в Украине.</text:p>
          </table:table-cell>
          <table:table-cell office:value-type="float" office:value="9829" calcext:value-type="float">
            <text:p>9829</text:p>
          </table:table-cell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А теперь скажите, в какой степени Вы согласны или не согласны со следующими утверждениями.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авительство должно принять меры для сокращения разницы в уровне доходов людей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ESS_R05_2010_RUS_UA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ям и лесбиянкам следует позволить жить своей жизнью, как они хотят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ESS_R05_2010_RUS_UA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ледует запретить политические партии, которые выступают против демократии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string" calcext:value-type="string">
            <text:p>ESS_R05_2010_RUS_UA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ременная наука может решить проблемы окружающей среды</text:p>
          </table:table-cell>
          <table:table-cell office:value-type="float" office:value="7441" calcext:value-type="float">
            <text:p>7441</text:p>
          </table:table-cell>
        </table:table-row>
        <table:table-row table:style-name="ro1">
          <table:table-cell office:value-type="string" calcext:value-type="string">
            <text:p>ESS_R05_2010_RUS_UA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Теперь несколько вопросов о людях из других стран, которые приезжают жить в Украину.</text:p>
          </table:table-cell>
          <table:table-cell office:value-type="float" office:value="9830" calcext:value-type="float">
            <text:p>9830</text:p>
          </table:table-cell>
        </table:table-row>
        <table:table-row table:style-name="ro1">
          <table:table-cell office:value-type="string" calcext:value-type="string">
            <text:p>ESS_R05_2010_RUS_UA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В какой мере, по Вашему мнению, следует разрешать переезжать в Украину людям той же расы или национальности, что и большинство населения Украины?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ESS_R05_2010_RUS_UA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А как относительно людей, которые по национальности или расовой принадлежности отличаются от большинства населения Украины?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string" calcext:value-type="string">
            <text:p>ESS_R05_2010_RUS_UA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А как насчет людей из более бедных стран за пределами Европы?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к Вы думаете, то, что люди из других стран переезжают в Украину жить, это в целом хорошо или плохо для єкономики страны?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Как Вы считаете, приток людей из других стран в целом разрушает или обогащает культурную жизнь в Украине?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Как Вы думаете, с притоком людей из других стран Украина становится более плохим или более хорошим местом для жизни?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Говоря в целом, насколько Вы счастливы?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к часто Вы просто, не по делам, встречаетесь с друзьями, родственниками или коллегами по работе?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ESS_R05_2010_RUS_UA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У Вас есть кто-нибудь, с кем Вы можете обсуждать свои личные дела и интимные вопросы?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ESS_R05_2010_RUS_UA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Скажите, пожалуйста, по сравнению с другими людьми Вашего возраста, как часто Вы общаетесь с людьми – по своему желанию и для своего удовольствия, а не по работе?</text:p>
          </table:table-cell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string" calcext:value-type="string">
            <text:p>ESS_R05_2010_RUS_UA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тановились ли Вы или члены Вашей семьи жертвами ограбления или физического насилия за последние 5 лет?</text:p>
          </table:table-cell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string" calcext:value-type="string">
            <text:p>ESS_R05_2010_RUS_UA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безопасно Вы чувствуете себя, когда с наступлением темноты идете один в районе, где Вы проживаете?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string" calcext:value-type="string">
            <text:p>ESS_R05_2010_RUS_UA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себя чувствуете или почувствовали бы...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string" calcext:value-type="string">
            <text:p>ESS_R05_2010_RUS_UA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Как часто, если такое вообще случается, Вы беспокоитесь о том, что Ваш дом/ квартиру могут ограбить, обокрасть?</text:p>
          </table:table-cell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string" calcext:value-type="string">
            <text:p>ESS_R05_2010_RUS_UA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Это беспокойство о том, что Ваш дом/ квартиру могут ограбить, оказывает...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string" calcext:value-type="string">
            <text:p>ESS_R05_2010_RUS_UA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Как часто, если такое вообще случается, Вы беспокоитесь о том, что можете стать жертвой нападения?</text:p>
          </table:table-cell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string" calcext:value-type="string">
            <text:p>ESS_R05_2010_RUS_UA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Это беспокойство о том, что Вы можете стать жертвой нападения, оказывает...</text:p>
          </table:table-cell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Теперь несколько вопросов о Вас.</text:p>
          </table:table-cell>
          <table:table-cell office:value-type="float" office:value="9832" calcext:value-type="float">
            <text:p>9832</text:p>
          </table:table-cell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к Вы в целом оцениваете состояние своего здоровья?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ESS_R05_2010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Испытываете ли Вы какие-либо затруднения или ограничения в повседневной жизни из-за хронического заболевания, инвалидности, физических недостатков, физической слабости или проблем с психикой?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string" calcext:value-type="string">
            <text:p>ESS_R05_2010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Если да, то в значительной или в некоторой степени?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string" calcext:value-type="string">
            <text:p>ESS_R05_2010_RUS_UA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Относите ли Вы себя к какой-либо религии или вероисповеданию?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какой именно?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RUS_UA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Относили ли Вы себя когда-нибудь к какой-либо религии или вероисповеданию?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какой именно?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Независимо от того, относите ли Вы себя к определенному вероисповеданию, скажите, пожалуйста, насколько Вы религиозны?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ESS_R05_2010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сли не считать такие события, как свадьба или похороны, как часто Вы сейчас посещаете церковь (костел, мечеть, синагогу...)?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office:value-type="string" calcext:value-type="string">
            <text:p>ESS_R05_2010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роме тех случаев, когда Вы посещаете церковь (костел, мечеть, синагогу, ...), как часто Вы молитесь?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ESS_R05_2010_RUS_UA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Можете ли Вы сказать, что относитесь к группе, которую в Украине дискриминируют?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 чем основана дискриминация Вашей группы?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string" calcext:value-type="string">
            <text:p>ESS_R05_2010_RUS_UA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Являетесь ли Вы гражданином Украины?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ESS_R05_2010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акое у Вас гражданство?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5_2010_RUS_UA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Вы родились в Украине?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SS_R05_2010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 какой стране Вы родились?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ESS_R05_2010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В каком году Вы впервые переехали жить в Украину?</text:p>
          </table:table-cell>
          <table:table-cell office:value-type="float" office:value="9833" calcext:value-type="float">
            <text:p>9833</text:p>
          </table:table-cell>
        </table:table-row>
        <table:table-row table:style-name="ro1">
          <table:table-cell office:value-type="string" calcext:value-type="string">
            <text:p>ESS_R05_2010_RUS_UA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каком языке Вы чаще всего говорите дома?</text:p>
          </table:table-cell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string" calcext:value-type="string">
            <text:p>ESS_R05_2010_RUS_UA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Принадлежите ли Вы к этническому меньшинству в Украине?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string" calcext:value-type="string">
            <text:p>ESS_R05_2010_RUS_UA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Ваш отец родился в Украине?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string" calcext:value-type="string">
            <text:p>ESS_R05_2010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 какой стране родился Ваш отец?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string" calcext:value-type="string">
            <text:p>ESS_R05_2010_RUS_UA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Ваша мама родилась в Украине?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string" calcext:value-type="string">
            <text:p>ESS_R05_2010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 какой стране родилась Ваша мама?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Хочу задать Вам несколько вопросов о том, насколько неправильными Вы считаете те или иные поступки.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Используя эту карточку, скажите, пожалуйста, насколько неправильно...</text:p>
          </table:table-cell>
          <table:table-cell office:value-type="float" office:value="9835" calcext:value-type="float">
            <text:p>9835</text:p>
          </table:table-cell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преувеличивать ущерб или подтасовывать факты с целью получения выплат по страховке?</text:p>
          </table:table-cell>
          <table:table-cell office:value-type="float" office:value="9836" calcext:value-type="float">
            <text:p>9836</text:p>
          </table:table-cell>
        </table:table-row>
        <table:table-row table:style-name="ro1">
          <table:table-cell office:value-type="string" calcext:value-type="string">
            <text:p>ESS_R05_2010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покупать что-то, что, по Вашему мнению, могло быть украдено?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ESS_R05_2010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нарушать правила дорожного движения, например, превышать скорость или переходить дорогу на красный свет?</text:p>
          </table:table-cell>
          <table:table-cell office:value-type="float" office:value="9838" calcext:value-type="float">
            <text:p>9838</text:p>
          </table:table-cell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А сейчас представьте, что в Украине, какой-либо из этих поступков совершили Вы.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Используя данную карточку, скажите, пожалуйста, насколько вероятно, что Вы, будите пойманы и наказаны, если Вы...</text:p>
          </table:table-cell>
          <table:table-cell office:value-type="float" office:value="9840" calcext:value-type="float">
            <text:p>9840</text:p>
          </table:table-cell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преувеличили ущерб или подтасовали факты с 1 целью получения выплат по страховке?</text:p>
          </table:table-cell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string" calcext:value-type="string">
            <text:p>ESS_R05_2010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купили что-то, что, по Вашему мнению, могло быть украдено?</text:p>
          </table:table-cell>
          <table:table-cell office:value-type="float" office:value="9842" calcext:value-type="float">
            <text:p>9842</text:p>
          </table:table-cell>
        </table:table-row>
        <table:table-row table:style-name="ro1">
          <table:table-cell office:value-type="string" calcext:value-type="string">
            <text:p>ESS_R05_2010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нарушили правила дорожного движения, например, превысили скорость или перешли дорогу на красный свет?</text:p>
          </table:table-cell>
          <table:table-cell office:value-type="float" office:value="9843" calcext:value-type="float">
            <text:p>9843</text:p>
          </table:table-cell>
        </table:table-row>
        <table:table-row table:style-name="ro1">
          <table:table-cell office:value-type="string" calcext:value-type="string">
            <text:p>ESS_R05_2010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А сейчас несколько вопросов о милиции в Украине.</text:p>
          </table:table-cell>
          <table:table-cell office:value-type="float" office:value="9844" calcext:value-type="float">
            <text:p>9844</text:p>
          </table:table-cell>
        </table:table-row>
        <table:table-row table:style-name="ro1">
          <table:table-cell office:value-type="string" calcext:value-type="string">
            <text:p>ESS_R05_2010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ринимая во внимание все, что должна делать милиция, как Вы считаете, насколько хорошо или плохо она выполняет свою работу?</text:p>
          </table:table-cell>
          <table:table-cell office:value-type="float" office:value="9845" calcext:value-type="float">
            <text:p>9845</text:p>
          </table:table-cell>
        </table:table-row>
        <table:table-row table:style-name="ro1">
          <table:table-cell office:value-type="string" calcext:value-type="string">
            <text:p>ESS_R05_2010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Обращалась ли к Вам украинская милиция, останавливала Вас или контактировала с Вами по какому-либо поводу за последние два года?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ESS_R05_2010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асколько Вы были неудовлетворенны или удовлетворенны тем, как с Вами обращалась милиция во время Вашего последнего контакта с ней?</text:p>
          </table:table-cell>
          <table:table-cell office:value-type="float" office:value="9847" calcext:value-type="float">
            <text:p>9847</text:p>
          </table:table-cell>
        </table:table-row>
        <table:table-row table:style-name="ro1">
          <table:table-cell office:value-type="string" calcext:value-type="string">
            <text:p>ESS_R05_2010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А сейчас несколько вопросов о том, одинаково ли украинская милиция обращается с пострадавшим от преступления.</text:p>
          </table:table-cell>
          <table:table-cell office:value-type="float" office:value="9848" calcext:value-type="float">
            <text:p>9848</text:p>
          </table:table-cell>
        </table:table-row>
        <table:table-row table:style-name="ro1">
          <table:table-cell office:value-type="string" calcext:value-type="string">
            <text:p>ESS_R05_2010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ожалуйста, ответьте, основываясь на том, что Вы слышали или на своем собственном опыте.</text:p>
          </table:table-cell>
          <table:table-cell office:value-type="float" office:value="9849" calcext:value-type="float">
            <text:p>9849</text:p>
          </table:table-cell>
        </table:table-row>
        <table:table-row table:style-name="ro1">
          <table:table-cell office:value-type="string" calcext:value-type="string">
            <text:p>ESS_R05_2010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огда пострадавшие обращаются в милицию, как Вы думаете, обращается ли милиция хуже с богатыми людьми, хуже с бедными людьми или и с бедными и с богатыми обращается одинаково?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string" calcext:value-type="string">
            <text:p>ESS_R05_2010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ак Вы думаете, когда пострадавшие обращаются в милицию, относится ли милиция к некоторым людям хуже из-за их расы или национальности, или ко всем относится одинаково?</text:p>
          </table:table-cell>
          <table:table-cell office:value-type="float" office:value="9851" calcext:value-type="float">
            <text:p>9851</text:p>
          </table:table-cell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Основываясь на том, что Вы слышали или на Вашем личном опыте, как Вы считаете, насколько милиция в Украине успешна в предотвращении преступлений, связанных с применением насилия или угрозой применения насилия?</text:p>
          </table:table-cell>
          <table:table-cell office:value-type="float" office:value="9852" calcext:value-type="float">
            <text:p>9852</text:p>
          </table:table-cell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Выберите Ваш ответ из этой карточки, где 0 означает «Совершенно неуспешна», а 10 – «Очень успешна».</text:p>
          </table:table-cell>
          <table:table-cell office:value-type="float" office:value="9853" calcext:value-type="float">
            <text:p>9853</text:p>
          </table:table-cell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А насколько, по Вашему мнению, милиция в Украине успешна в задержании преступников, совершающих квартирные кражи со взломом?</text:p>
          </table:table-cell>
          <table:table-cell office:value-type="float" office:value="9854" calcext:value-type="float">
            <text:p>9854</text:p>
          </table:table-cell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Если бы в районе, поблизости от места, где Вы живете было совершено преступление с применением насилия или ограбление квартиры, и была бы вызвана милиция, как Вы думаете, насколько медленно или быстро она бы приехала на место преступления?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Выберите Ваш ответ из этой карточки, где 0 – «Очень медленно», 10 – «Очень быстро».</text:p>
          </table:table-cell>
          <table:table-cell office:value-type="float" office:value="9856" calcext:value-type="float">
            <text:p>9856</text:p>
          </table:table-cell>
        </table:table-row>
        <table:table-row table:style-name="ro1">
          <table:table-cell office:value-type="string" calcext:value-type="string">
            <text:p>ESS_R05_2010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А сейчас несколько вопросов о случаях, когда милиция имеет дело с такими преступлениями как кража со взломом и физическое насилие.</text:p>
          </table:table-cell>
          <table:table-cell office:value-type="float" office:value="9857" calcext:value-type="float">
            <text:p>9857</text:p>
          </table:table-cell>
        </table:table-row>
        <table:table-row table:style-name="ro1">
          <table:table-cell office:value-type="string" calcext:value-type="string">
            <text:p>ESS_R05_2010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ДЛЯ НЕСКОЛЬКИХ СЛЕДУЮЩИХ ВОПРОСОВ КАРТОЧЕК НЕТ.</text:p>
          </table:table-cell>
          <table:table-cell office:value-type="float" office:value="9858" calcext:value-type="float">
            <text:p>9858</text:p>
          </table:table-cell>
        </table:table-row>
        <table:table-row table:style-name="ro1">
          <table:table-cell office:value-type="string" calcext:value-type="string">
            <text:p>ESS_R05_2010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сновываясь на том, что Вы слышали или на Вашем личном опыте, как часто, по Вашему мнению, милиция в Украине относится к людям с уважением</text:p>
          </table:table-cell>
          <table:table-cell office:value-type="float" office:value="9859" calcext:value-type="float">
            <text:p>9859</text:p>
          </table:table-cell>
        </table:table-row>
        <table:table-row table:style-name="ro1">
          <table:table-cell office:value-type="string" calcext:value-type="string">
            <text:p>ESS_R05_2010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Как Вы думаете, как часто милиция в Украине принимает справедливые и беспристрастные решения в тех делах, которыми она занимается?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string" calcext:value-type="string">
            <text:p>ESS_R05_2010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ESS_R05_2010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Как Вы думаете, как часто, рассматривая дела граждан в Украине, милиция объясняет свои решения и действия, когда ее просят это сделать?</text:p>
          </table:table-cell>
          <table:table-cell office:value-type="float" office:value="9861" calcext:value-type="float">
            <text:p>9861</text:p>
          </table:table-cell>
        </table:table-row>
        <table:table-row table:style-name="ro1">
          <table:table-cell office:value-type="string" calcext:value-type="string">
            <text:p>ESS_R05_2010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ESS_R05_2010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ЗА ЧИТАЙТЕ...</text:p>
          </table:table-cell>
          <table:table-cell office:value-type="float" office:value="9862" calcext:value-type="float">
            <text:p>9862</text:p>
          </table:table-cell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Несколько следующих вопросов относительно Ваших гражданских обязанностей по отношению к милиции в Украине.</text:p>
          </table:table-cell>
          <table:table-cell office:value-type="float" office:value="9863" calcext:value-type="float">
            <text:p>9863</text:p>
          </table:table-cell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Насколько является Вашей гражданской обязанностью...</text:p>
          </table:table-cell>
          <table:table-cell office:value-type="float" office:value="9864" calcext:value-type="float">
            <text:p>9864</text:p>
          </table:table-cell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Используйте эту карточку, где 0 означает «Совсем не моя гражданская обязанность», а 10 – «Полностью моя гражданская обязанность».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...поддерживать решения милиции, даже если Вы не согласны с ними?</text:p>
          </table:table-cell>
          <table:table-cell office:value-type="float" office:value="9866" calcext:value-type="float">
            <text:p>9866</text:p>
          </table:table-cell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.делать то, что Вам говорит милиция, даже если Вы оснований или не согласны с ними?</text:p>
          </table:table-cell>
          <table:table-cell office:value-type="float" office:value="9867" calcext:value-type="float">
            <text:p>9867</text:p>
          </table:table-cell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. делать то, что Вам говорит милиция, даже если Вам не нравится, как милиция относятся к Вам?</text:p>
          </table:table-cell>
          <table:table-cell office:value-type="float" office:value="9868" calcext:value-type="float">
            <text:p>9868</text:p>
          </table:table-cell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Используя эту карточку, скажите, пожалуйста, насколько Вы согласны или не согласны с каждым из следующих утверждений о милиции в Украине.</text:p>
          </table:table-cell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В целом у милиции такое же представление о том, что является правильным, а что – нет, как и у меня</text:p>
          </table:table-cell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string" calcext:value-type="string">
            <text:p>ESS_R05_2010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Милиция разделяет те же ценности, которые важны для таких людей, как я</text:p>
          </table:table-cell>
          <table:table-cell office:value-type="float" office:value="9871" calcext:value-type="float">
            <text:p>9871</text:p>
          </table:table-cell>
        </table:table-row>
        <table:table-row table:style-name="ro1">
          <table:table-cell office:value-type="string" calcext:value-type="string">
            <text:p>ESS_R05_2010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В целом я поддерживаю то, как обычно действует милиция</text:p>
          </table:table-cell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string" calcext:value-type="string">
            <text:p>ESS_R05_2010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Политики и политические партии оказывают чрезмерное давление на решения и действия милиции</text:p>
          </table:table-cell>
          <table:table-cell office:value-type="float" office:value="9872" calcext:value-type="float">
            <text:p>9872</text:p>
          </table:table-cell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ейчас последний вопрос о милиции и тех действиях, которые она может или не может совершать</text:p>
          </table:table-cell>
          <table:table-cell office:value-type="float" office:value="9873" calcext:value-type="float">
            <text:p>9873</text:p>
          </table:table-cell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Как часто, по Вашему мнению, милиция в Украине берет взятки?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Выберите Ваш ответ из этой карточки, где 0 означает «Никогда», 10 – «Всегда».</text:p>
          </table:table-cell>
          <table:table-cell office:value-type="float" office:value="9875" calcext:value-type="float">
            <text:p>9875</text:p>
          </table:table-cell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Я бы хотел(а) задать Вам несколько вопросов о судах в Украине, которые имеют дело с такими преступлениями, как кражи со взломом и физическое насилие.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Как и ранее, пожалуйста, ответьте, исходя из того, что Вы слышали или основываясь на Вашем личном опыте.</text:p>
          </table:table-cell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ринимая во внимание все, что должны делать суды, как Вы считаете, насколько хорошо или плохо они выполняет свою работу?</text:p>
          </table:table-cell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Скажите, как Вы думаете, как часто суды допускают ошибки, которые позволяют виновным выходить на свободу?</text:p>
          </table:table-cell>
          <table:table-cell office:value-type="float" office:value="9879" calcext:value-type="float">
            <text:p>9879</text:p>
          </table:table-cell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Используйте эту карточку, где 0 означает «Никогда», 10 – «Всегда».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Как Вы думаете, как часто суды принимают справедливые, беспристрастные решения на основании доступных им доказательств?</text:p>
          </table:table-cell>
          <table:table-cell office:value-type="float" office:value="9881" calcext:value-type="float">
            <text:p>9881</text:p>
          </table:table-cell>
        </table:table-row>
        <table:table-row table:style-name="ro1">
          <table:table-cell office:value-type="string" calcext:value-type="string">
            <text:p>ESS_R05_2010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ейчас несколько вопросов о шансах разных людей в Украине быть обвиненными в тех преступлениях, которые они не совершали.</text:p>
          </table:table-cell>
          <table:table-cell office:value-type="float" office:value="9882" calcext:value-type="float">
            <text:p>9882</text:p>
          </table:table-cell>
        </table:table-row>
        <table:table-row table:style-name="ro1">
          <table:table-cell office:value-type="string" calcext:value-type="string">
            <text:p>ESS_R05_2010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редставьте себе ситуацию, что два человека: один – богатый, другой – бедный, в суде обвиняются в одном и том же преступлении, которое они не совершали.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ESS_R05_2010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Выберите ответ из этой карточки, что бы выразить свое мнение о том, кого наиболее вероятно признают виновным.</text:p>
          </table:table-cell>
          <table:table-cell office:value-type="float" office:value="9884" calcext:value-type="float">
            <text:p>9884</text:p>
          </table:table-cell>
        </table:table-row>
        <table:table-row table:style-name="ro1">
          <table:table-cell office:value-type="string" calcext:value-type="string">
            <text:p>ESS_R05_2010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Теперь представьте, что два человека разной расовой или национальной принадлежности обвиняются в суде в одном и том же преступлении, которое они не совершали.</text:p>
          </table:table-cell>
          <table:table-cell office:value-type="float" office:value="9885" calcext:value-type="float">
            <text:p>9885</text:p>
          </table:table-cell>
        </table:table-row>
        <table:table-row table:style-name="ro1">
          <table:table-cell office:value-type="string" calcext:value-type="string">
            <text:p>ESS_R05_2010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Выберите Ваш ответ из этой карточки, чтобы выразить Ваше мнение о том, кто, наиболее вероятно, будет признан виновным.</text:p>
          </table:table-cell>
          <table:table-cell office:value-type="float" office:value="9886" calcext:value-type="float">
            <text:p>9886</text:p>
          </table:table-cell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Сейчас несколько вопросов о судьях и о действиях, которые они могут или не могут совершить.</text:p>
          </table:table-cell>
          <table:table-cell office:value-type="float" office:value="9887" calcext:value-type="float">
            <text:p>9887</text:p>
          </table:table-cell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Используя эту карточку, скажите, пожалуйста, как часто, по Вашему мнению, судьи в Украине берут взятки?</text:p>
          </table:table-cell>
          <table:table-cell office:value-type="float" office:value="9888" calcext:value-type="float">
            <text:p>9888</text:p>
          </table:table-cell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Используя эту карточку, скажите, пожалуйста, насколько Вы согласны или не согласны со следующими утверждениями относительно ситуации в Украине сегодня.</text:p>
          </table:table-cell>
          <table:table-cell office:value-type="float" office:value="9889" calcext:value-type="float">
            <text:p>9889</text:p>
          </table:table-cell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В целом суды чаще защищают интересы богатых и влиятельных людей больще, чем обычных людей</text:p>
          </table:table-cell>
          <table:table-cell office:value-type="float" office:value="9890" calcext:value-type="float">
            <text:p>9890</text:p>
          </table:table-cell>
        </table:table-row>
        <table:table-row table:style-name="ro1">
          <table:table-cell office:value-type="string" calcext:value-type="string">
            <text:p>ESS_R05_2010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Людей, которые нарушают закон, следует наказывать более сурово, чем это делается сейчас</text:p>
          </table:table-cell>
          <table:table-cell office:value-type="float" office:value="9891" calcext:value-type="float">
            <text:p>9891</text:p>
          </table:table-cell>
        </table:table-row>
        <table:table-row table:style-name="ro1">
          <table:table-cell office:value-type="string" calcext:value-type="string">
            <text:p>ESS_R05_2010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Каждый должен поддерживать окончательное решение суда</text:p>
          </table:table-cell>
          <table:table-cell office:value-type="float" office:value="9892" calcext:value-type="float">
            <text:p>9892</text:p>
          </table:table-cell>
        </table:table-row>
        <table:table-row table:style-name="ro1">
          <table:table-cell office:value-type="string" calcext:value-type="string">
            <text:p>ESS_R05_2010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Следует строго придерживаться всех законов</text:p>
          </table:table-cell>
          <table:table-cell office:value-type="float" office:value="9893" calcext:value-type="float">
            <text:p>9893</text:p>
          </table:table-cell>
        </table:table-row>
        <table:table-row table:style-name="ro1">
          <table:table-cell office:value-type="string" calcext:value-type="string">
            <text:p>ESS_R05_2010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Поступать правильно с моральной точки зрения иногда означает нарушать закон</text:p>
          </table:table-cell>
          <table:table-cell office:value-type="float" office:value="9894" calcext:value-type="float">
            <text:p>9894</text:p>
          </table:table-cell>
        </table:table-row>
        <table:table-row table:style-name="ro1">
          <table:table-cell office:value-type="string" calcext:value-type="string">
            <text:p>ESS_R05_2010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а решения и действия судов оказывают чрезмерное давление политические партии и политики</text:p>
          </table:table-cell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У разных людей разные представления о том, какие наказания должны применяться к преступникам.</text:p>
          </table:table-cell>
          <table:table-cell office:value-type="float" office:value="9896" calcext:value-type="float">
            <text:p>9896</text:p>
          </table:table-cell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Например, представьте дело 25-летнего мужчины, которого во второй раз признали виновным в краже со взломом.</text:p>
          </table:table-cell>
          <table:table-cell office:value-type="float" office:value="9897" calcext:value-type="float">
            <text:p>9897</text:p>
          </table:table-cell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кую одну меру наказания из нижеперечисленных, по Вашему мнению, ему следует вынести?</text:p>
          </table:table-cell>
          <table:table-cell office:value-type="float" office:value="9898" calcext:value-type="float">
            <text:p>9898</text:p>
          </table:table-cell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кой из ответов на этой карточке ближе всего к тому сроку, который он, по Вашему мнению, должен провести в тюрьме?</text:p>
          </table:table-cell>
          <table:table-cell office:value-type="float" office:value="9899" calcext:value-type="float">
            <text:p>9899</text:p>
          </table:table-cell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ейчас несколько вопросов о том, что бы Вы делали, если бы были единственным свидетелем преступления.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ДЛЯ СЛЕДУЮЩИХ НЕСКОЛЬКИХ ВОПРОСОВ КАРТОЧЕК НЕТ</text:p>
          </table:table-cell>
          <table:table-cell office:value-type="float" office:value="9901" calcext:value-type="float">
            <text:p>9901</text:p>
          </table:table-cell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редставьте себе, что Вы были на улице и увидели, как кто-то толкнул человека на землю и украл его кошелек.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асколько вероятно, что Вы вызовете милицию?</text:p>
          </table:table-cell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string" calcext:value-type="string">
            <text:p>ESS_R05_2010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асколько охотно Вы стали бы принимать участие в опознании личности грабителя?</text:p>
          </table:table-cell>
          <table:table-cell office:value-type="float" office:value="9904" calcext:value-type="float">
            <text:p>9904</text:p>
          </table:table-cell>
        </table:table-row>
        <table:table-row table:style-name="ro1">
          <table:table-cell office:value-type="string" calcext:value-type="string">
            <text:p>ESS_R05_2010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А насколько охотно Вы бы согласились давать показания против обвиняемого в суде?</text:p>
          </table:table-cell>
          <table:table-cell office:value-type="float" office:value="9905" calcext:value-type="float">
            <text:p>9905</text:p>
          </table:table-cell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ейчас несколько вопросов о том, что Вы могли бы совершить.</text:p>
          </table:table-cell>
          <table:table-cell office:value-type="float" office:value="9906" calcext:value-type="float">
            <text:p>9906</text:p>
          </table:table-cell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Используя эту карточку, скажите, пожалуйста, как часто Вы совершали следующие действия за последние 5 лет?</text:p>
          </table:table-cell>
          <table:table-cell office:value-type="float" office:value="9907" calcext:value-type="float">
            <text:p>9907</text:p>
          </table:table-cell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Как часто Вы</text:p>
          </table:table-cell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... преувеличивали ущерб или подтасовывали факты с целью получения выплат по страховке?</text:p>
          </table:table-cell>
          <table:table-cell office:value-type="float" office:value="9909" calcext:value-type="float">
            <text:p>9909</text:p>
          </table:table-cell>
        </table:table-row>
        <table:table-row table:style-name="ro1">
          <table:table-cell office:value-type="string" calcext:value-type="string">
            <text:p>ESS_R05_2010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...покупали что-то, что, по Вашему мнению, могло быть украдено?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string" calcext:value-type="string">
            <text:p>ESS_R05_2010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...нарушали правила дорожного движения, например, превысили скорость или перешли дорогу на красный свет?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ESS_R05_2010_RUS_UA_1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Сколько человек, включая Вас и детей, проживают здесь постоянно как члены семьи?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string" calcext:value-type="string">
            <text:p>ESS_R05_2010_RUS_UA_13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В каком году Вы родились?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Кем он Вам приходится?</text:p>
          </table:table-cell>
          <table:table-cell office:value-type="float" office:value="7370" calcext:value-type="float">
            <text:p>7370</text:p>
          </table:table-cell>
        </table:table-row>
        <table:table-row table:style-name="ro1">
          <table:table-cell office:value-type="string" calcext:value-type="string">
            <text:p>ESS_R05_2010_RUS_UA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 сказали, что живете сейчас со своим мужем, незарегистрированным мужем.</text:p>
          </table:table-cell>
          <table:table-cell office:value-type="float" office:value="9912" calcext:value-type="float">
            <text:p>9912</text:p>
          </table:table-cell>
        </table:table-row>
        <table:table-row table:style-name="ro1">
          <table:table-cell office:value-type="string" calcext:value-type="string">
            <text:p>ESS_R05_2010_RUS_UA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е одно из утверждений, перечисленных на этой карточке, лучше всего описывает отношения, в которых Вы находитесь?</text:p>
          </table:table-cell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string" calcext:value-type="string">
            <text:p>ESS_R05_2010_RUS_UA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Жили ли Вы когда-либо с мужем, без официальной регистрации брака?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string" calcext:value-type="string">
            <text:p>ESS_R05_2010_RUS_UA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Вы когда-либо разводились?</text:p>
          </table:table-cell>
          <table:table-cell office:value-type="float" office:value="9915" calcext:value-type="float">
            <text:p>9915</text:p>
          </table:table-cell>
        </table:table-row>
        <table:table-row table:style-name="ro1">
          <table:table-cell office:value-type="string" calcext:value-type="string">
            <text:p>ESS_R05_2010_RUS_UA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Следующий вопрос о Вашем официальном семейном положении, а не о том, с кем Вы живете или не живете в настоящее время.</text:p>
          </table:table-cell>
          <table:table-cell office:value-type="float" office:value="9916" calcext:value-type="float">
            <text:p>9916</text:p>
          </table:table-cell>
        </table:table-row>
        <table:table-row table:style-name="ro1">
          <table:table-cell office:value-type="string" calcext:value-type="string">
            <text:p>ESS_R05_2010_RUS_UA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Какое одно из утверждений, перечисленных на этой карточке, лучше всего описывает Ваше нынешнее официальное семейное положение?</text:p>
          </table:table-cell>
          <table:table-cell office:value-type="float" office:value="9917" calcext:value-type="float">
            <text:p>9917</text:p>
          </table:table-cell>
        </table:table-row>
        <table:table-row table:style-name="ro1">
          <table:table-cell office:value-type="string" calcext:value-type="string">
            <text:p>ESS_R05_2010_RUS_UA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Жили ли в Вашей семье когда-нибудь Ваши дети, пасынок, приемные дети, воспитанники или дети Вашего незарегистрированного супруга?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string" calcext:value-type="string">
            <text:p>ESS_R05_2010_RUS_UA_138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Есть ли у Вас в этом доме (квартире) стационарный телефон?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ESS_R05_2010_RUS_UA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Где Вы сейчас живете?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Какой самый высокий уровень образования, который Вы получили?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string" calcext:value-type="string">
            <text:p>ESS_R05_2010_RUS_UA_1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Сколько всего лет длилось Ваше образование?</text:p>
          </table:table-cell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string" calcext:value-type="string">
            <text:p>ESS_R05_2010_RUS_UA_1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Я имею в виду и то время, когда обучение было Вашим единственным занятием (дневная форма обучения), и то время, когда Вы совмещали учебу с другими занятиями (вечерняя или заочная форма обучения).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string" calcext:value-type="string">
            <text:p>ESS_R05_2010_RUS_UA_1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Подсчитайте, пожалуйста, продолжительность Вашего образования в эквивалентном количестве лет дневного обучения и включите в это количество годы обучения в средней школе.</text:p>
          </table:table-cell>
          <table:table-cell office:value-type="float" office:value="7373" calcext:value-type="float">
            <text:p>7373</text:p>
          </table:table-cell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Используя эту карточку, скажите, чем Вы занимались в течение последних 7 дней?</text:p>
          </table:table-cell>
          <table:table-cell office:value-type="float" office:value="9918" calcext:value-type="float">
            <text:p>9918</text:p>
          </table:table-cell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Какое из этих описаний лучше всего описывает Вашу ситуации (в течение последних 7 дней)?</text:p>
          </table:table-cell>
          <table:table-cell office:value-type="float" office:value="9919" calcext:value-type="float">
            <text:p>9919</text:p>
          </table:table-cell>
        </table:table-row>
        <table:table-row table:style-name="ro1">
          <table:table-cell office:value-type="string" calcext:value-type="string">
            <text:p>ESS_R05_2010_RUS_UA_14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Я хочу еще раз уточнить, выполняли ли Вы какую-нибудь оплачиваемую работу (на один час или больше) за последние семь дней?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ESS_R05_2010_RUS_UA_14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Была ли у Вас вообще когда-нибудь оплачиваемая работа?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ESS_R05_2010_RUS_UA_14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В каком году последний раз у Вас была оплачиваемая работа?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string" calcext:value-type="string">
            <text:p>ESS_R05_2010_RUS_UA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На Вашем основном месте работы Вы...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string" calcext:value-type="string">
            <text:p>ESS_R05_2010_RUS_UA_14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Сколько у Вас работает наемных работников, если такие есть?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string" calcext:value-type="string">
            <text:p>ESS_R05_2010_RUS_UA_14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Как Вы оформлены на работе?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string" calcext:value-type="string">
            <text:p>ESS_R05_2010_RUS_UA_15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Когда Вы устраивались на работу, по Вашему мнению, Ваш работодатель рассчитывал на то, что это будет...</text:p>
          </table:table-cell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string" calcext:value-type="string">
            <text:p>ESS_R05_2010_RUS_UA_15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Включая Вас, приблизительно сколько людей работает <text:s/>там, где Вы работаете?</text:p>
          </table:table-cell>
          <table:table-cell office:value-type="float" office:value="9921" calcext:value-type="float">
            <text:p>9921</text:p>
          </table:table-cell>
        </table:table-row>
        <table:table-row table:style-name="ro1">
          <table:table-cell office:value-type="string" calcext:value-type="string">
            <text:p>ESS_R05_2010_RUS_UA_15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а Вашей основной работе, приходилось ли Вам руководить сотрудниками и отвечать за их работу?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string" calcext:value-type="string">
            <text:p>ESS_R05_2010_RUS_UA_153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За работу скольких людей Вы несете ответственность?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Сейчас я зачитаю Вам перечень суждений, касающихся различных сторон Вашей работы.</text:p>
          </table:table-cell>
          <table:table-cell office:value-type="float" office:value="9922" calcext:value-type="float">
            <text:p>9922</text:p>
          </table:table-cell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Используя эту карточку, скажите пожалуйста насколько Ваше руководство позволяет Вам.</text:p>
          </table:table-cell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...решать, как организовать свою повседневную работу?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...влиять на принятие решений о деятельности организации?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... выбирать или изменять темп своей работы?</text:p>
          </table:table-cell>
          <table:table-cell office:value-type="float" office:value="9924" calcext:value-type="float">
            <text:p>9924</text:p>
          </table:table-cell>
        </table:table-row>
        <table:table-row table:style-name="ro1">
          <table:table-cell office:value-type="string" calcext:value-type="string">
            <text:p>ESS_R05_2010_RUS_UA_15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Сколько часов в неделю Вы должны работать на своей основной работе без учета оплачиваемой или неоплачиваемой сверхурочной работы?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string" calcext:value-type="string">
            <text:p>ESS_R05_2010_RUS_UA_15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Сколько часов в неделю Вы как правило работаете на своей основной работе, включая сверхурочные оплачиваемые или неоплачиваемые часы?</text:p>
          </table:table-cell>
          <table:table-cell office:value-type="float" office:value="9926" calcext:value-type="float">
            <text:p>9926</text:p>
          </table:table-cell>
        </table:table-row>
        <table:table-row table:style-name="ro1">
          <table:table-cell office:value-type="string" calcext:value-type="string">
            <text:p>ESS_R05_2010_RUS_UA_15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Что, в основном, производит или чем занимается фирма, в которой Вы работаете?</text:p>
          </table:table-cell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string" calcext:value-type="string">
            <text:p>ESS_R05_2010_RUS_UA_16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В организации какого типа, из указанных на карточке, Вы работаете?</text:p>
          </table:table-cell>
          <table:table-cell office:value-type="float" office:value="9928" calcext:value-type="float">
            <text:p>9928</text:p>
          </table:table-cell>
        </table:table-row>
        <table:table-row table:style-name="ro1">
          <table:table-cell office:value-type="string" calcext:value-type="string">
            <text:p>ESS_R05_2010_RUS_UA_16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к называется Ваша должность на основной работе?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string" calcext:value-type="string">
            <text:p>ESS_R05_2010_RUS_UA_16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а Вашей основной работе, какой именно деятельностью Вы занимаетесь основную часть времени?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ESS_R05_2010_RUS_UA_163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Какое образование или квалификация необходимы необходимы для Вашей работы?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Когда Вы в последний раз меняли место работы, что из перечисленного на этой карточке лучше всего описывает главную причину Вашего ухода?</text:p>
          </table:table-cell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string" calcext:value-type="string">
            <text:p>ESS_R05_2010_RUS_UA_165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За последние 10 лет была ли у Вас какая-либо оплачиваемая работа в другой стране, на протяжении не менее 6 месяцев?</text:p>
          </table:table-cell>
          <table:table-cell office:value-type="float" office:value="9932" calcext:value-type="float">
            <text:p>9932</text:p>
          </table:table-cell>
        </table:table-row>
        <table:table-row table:style-name="ro1">
          <table:table-cell office:value-type="string" calcext:value-type="string">
            <text:p>ESS_R05_2010_RUS_UA_166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Был ли у Вас в жизни когда-либо период, когда Вы более трех месяцев были безработным и искали работу?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string" calcext:value-type="string">
            <text:p>ESS_R05_2010_RUS_UA_167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Были ли у Вас подобные периоды, которые длились 12 месяцев или больше?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office:value-type="string" calcext:value-type="string">
            <text:p>ESS_R05_2010_RUS_UA_168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Были ли у Вас такие периоды за последние 5 лет?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string" calcext:value-type="string">
            <text:p>ESS_R05_2010_RUS_UA_16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Являетесь ли Вы сейчас или были когда-либо раньше членом профсоюза или подобной организации?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ESS_R05_2010_RUS_UA_16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ЕСЛИ ДА, в настоящее время или раньше?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Что является основным источником дохода Вашей семьи?</text:p>
          </table:table-cell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жалуйста, учитывайте доходы каждого из членов семьи и любые доходы, которые могли быть получены семьей в целом.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На карточке перечислены группы доходов.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Оцените, пожалуйста, общий месячный доход всех членов семьи ПОСЛЕ выплаты всех налогов и укажите, к какой из групп принадлежит Ваша семья.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Назовите мне только букву.</text:p>
          </table:table-cell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Если Вы не знаете доход Вашей семьи точно, постарайтесь дать хотя бы приблизительный ответ.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 office:value-type="string" calcext:value-type="string">
            <text:p>ESS_R05_2010_RUS_UA_172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Примерно какую часть семейного дохода обеспечиваете Вы лично?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string" calcext:value-type="string">
            <text:p>ESS_R05_2010_RUS_UA_17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Какое из высказываний на этой карточке наиболее близко к тому, как бы Вы могли описать состояние Вашего семейного дохода в настоящее время?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string" calcext:value-type="string">
            <text:p>ESS_R05_2010_RUS_UA_17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Если бы по какой-либо причине у Вас были серьезные материальные трудности и Вы вынуждены были бы одалживать деньги, чтобы свести концы с концами, насколько трудно или легко это было бы сделать?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Какой самый высокий уровень образования получил Ваш муж, незарегистрированный муж?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Какие из описаний на этой карточке относится к тому, что Ваш супруг делал за последние 7 дней?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Что из перечисленного на карточке лучше всего описывает ее ситуацию в последние 7 дней?</text:p>
          </table:table-cell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Пожалуйста, выберите только один ответ.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string" calcext:value-type="string">
            <text:p>ESS_R05_2010_RUS_UA_17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Я хочу еще раз уточнить, была ли у него хоть какая-либо оплачиваемая работа (один час или больше) за последние семь дней?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string" calcext:value-type="string">
            <text:p>ESS_R05_2010_RUS_UA_17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Как называется ее должность на основной работе?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string" calcext:value-type="string">
            <text:p>ESS_R05_2010_RUS_UA_18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а своей основной работе какой работой он занимается основную часть времени?</text:p>
          </table:table-cell>
          <table:table-cell office:value-type="float" office:value="7387" calcext:value-type="float">
            <text:p>7387</text:p>
          </table:table-cell>
        </table:table-row>
        <table:table-row table:style-name="ro1">
          <table:table-cell office:value-type="string" calcext:value-type="string">
            <text:p>ESS_R05_2010_RUS_UA_18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акое образование или квалификация необходимы для его работы?</text:p>
          </table:table-cell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string" calcext:value-type="string">
            <text:p>ESS_R05_2010_RUS_UA_182</text:p>
          </table:table-cell>
          <table:table-cell office:value-type="string" calcext:value-type="string">
            <text:p>F50a</text:p>
          </table:table-cell>
          <table:table-cell office:value-type="string" calcext:value-type="string">
            <text:p>Что, в основном, производит или чем занимается фирма/ организация, в которой он работает?</text:p>
          </table:table-cell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string" calcext:value-type="string">
            <text:p>ESS_R05_2010_RUS_UA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а своей основной работе он ...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office:value-type="string" calcext:value-type="string">
            <text:p>ESS_R05_2010_RUS_UA_18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Сколько у него работает наемных работников, если такие есть?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ESS_R05_2010_RUS_UA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а основной работе приходится ли ему руководить сотрудниками и отвечать за их работу?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string" calcext:value-type="string">
            <text:p>ESS_R05_2010_RUS_UA_18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За работу скольких людей он несет ответственность?</text:p>
          </table:table-cell>
          <table:table-cell office:value-type="float" office:value="7391" calcext:value-type="float">
            <text:p>7391</text:p>
          </table:table-cell>
        </table:table-row>
        <table:table-row table:style-name="ro1">
          <table:table-cell office:value-type="string" calcext:value-type="string">
            <text:p>ESS_R05_2010_RUS_UA_187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Сколько часов в неделю он, как правило, работает на своей основной работе?</text:p>
          </table:table-cell>
          <table:table-cell office:value-type="float" office:value="9935" calcext:value-type="float">
            <text:p>9935</text:p>
          </table:table-cell>
        </table:table-row>
        <table:table-row table:style-name="ro1">
          <table:table-cell office:value-type="string" calcext:value-type="string">
            <text:p>ESS_R05_2010_RUS_UA_187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Пожалуйста, включите любое оплачиваемое или неоплачиваемое сверхурочное время.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Какой самый высокий уровень образования получил Ваш отец?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string" calcext:value-type="string">
            <text:p>ESS_R05_2010_RUS_UA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Когда Вам было 14 лет, Ваш отец работал как наемный работник (на кого-то), работал на себя, или в то время не работал?</text:p>
          </table:table-cell>
          <table:table-cell office:value-type="float" office:value="9936" calcext:value-type="float">
            <text:p>9936</text:p>
          </table:table-cell>
        </table:table-row>
        <table:table-row table:style-name="ro1">
          <table:table-cell office:value-type="string" calcext:value-type="string">
            <text:p>ESS_R05_2010_RUS_UA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Сколько наемных работников у него работало, если такие были?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string" calcext:value-type="string">
            <text:p>ESS_R05_2010_RUS_UA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Приходилось ли ему руководить сотрудниками и отвечать за их работу?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ESS_R05_2010_RUS_UA_192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к называлась его должность на основной работе?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Какое из описаний на этой карточке лучше всего соответствует характеру его работы, когда Вам было 14 лет?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Какой самый высокий уровень образования получила Ваша мама?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string" calcext:value-type="string">
            <text:p>ESS_R05_2010_RUS_UA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Когда Вам было 14 лет, Ваша мама работала как наемный работник (на кого-то), работала на себя, или в то время не работала?</text:p>
          </table:table-cell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string" calcext:value-type="string">
            <text:p>ESS_R05_2010_RUS_UA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Сколько наемных работников у нее работало, если такие были?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string" calcext:value-type="string">
            <text:p>ESS_R05_2010_RUS_UA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Приходилось ли ей руководить сотрудниками и отвечать за их работу?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string" calcext:value-type="string">
            <text:p>ESS_R05_2010_RUS_UA_198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Как называлась ее должность на основной работе?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Какое из описаний на этой карточке лучше всего соответствует характеру ее работы, когда Вам было 14?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string" calcext:value-type="string">
            <text:p>ESS_R05_2010_RUS_UA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В течение последних двенадцати месяцев посещали ли Вы какие-либо курсы, лекции, тренинги или занятия с целью усовершенствования своих знаний или навыков, необходимых для работы?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string" calcext:value-type="string">
            <text:p>ESS_R05_2010_RUS_UA_201</text:p>
          </table:table-cell>
          <table:table-cell office:value-type="string" calcext:value-type="string">
            <text:p>F70а</text:p>
          </table:table-cell>
          <table:table-cell office:value-type="string" calcext:value-type="string">
            <text:p>Приблизительно сколько всего полных дней Вы занимались на этих курсах, лекциях, тренингах.</text:p>
          </table:table-cell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string" calcext:value-type="string">
            <text:p>ESS_R05_2010_RUS_UA_201</text:p>
          </table:table-cell>
          <table:table-cell office:value-type="string" calcext:value-type="string">
            <text:p>F70а</text:p>
          </table:table-cell>
          <table:table-cell office:value-type="string" calcext:value-type="string">
            <text:p>Если обучение проходило по полдня, то считайте две половины дня как один полный день.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string" calcext:value-type="string">
            <text:p>ESS_R05_2010_RUS_UA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Если говорить обо всем, что Вы узнали или чему научились на этих курсах, лекциях, тренингах, насколько полезны были бы Вам эти новые навыки и знания, если бы Вы решили устроиться на другую работу?</text:p>
          </table:table-cell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string" calcext:value-type="string">
            <text:p>ESS_R05_2010_RUS_UA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Какую часть этих курсов, лекций, тренингов оплачивал Ваш работодатель или организация?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Чтобы помочь нам в будущем улучшить формулировки наших вопросов, просим ответить еще на несколько вопросов, похожих на некоторые из уже заданных ранее.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Пожалуйста, не пытайтесь вспомнить, что Вы отвечали раньше, а ответьте на эти вопросы, как на совершенно новые.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Первые несколько вопросов касаются того, сколько времени вы проводите за просмотром телевидения, прослушиванием радио и чтением газет.</text:p>
          </table:table-cell>
          <table:table-cell office:value-type="float" office:value="9941" calcext:value-type="float">
            <text:p>9941</text:p>
          </table:table-cell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Сколько всего времени Вы проводите у телевизора в обычный будний день?</text:p>
          </table:table-cell>
          <table:table-cell office:value-type="float" office:value="9942" calcext:value-type="float">
            <text:p>9942</text:p>
          </table:table-cell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Пожалуйста, учитывайте, также время просмотра телевидения через Интернет.</text:p>
          </table:table-cell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Сколько всего времени в среднем в будний день Вы обычно слушаете радио?</text:p>
          </table:table-cell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Пожалуйста, учитывайте, также время прослушивания радио через Интернет.</text:p>
          </table:table-cell>
          <table:table-cell office:value-type="float" office:value="9945" calcext:value-type="float">
            <text:p>9945</text:p>
          </table:table-cell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Сколько всего времени Вы тратите на чтение газет в обычный будний день?</text:p>
          </table:table-cell>
          <table:table-cell office:value-type="float" office:value="9946" calcext:value-type="float">
            <text:p>9946</text:p>
          </table:table-cell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Пожалуйста, учитывайте, также время чтения газет через Интернет.</text:p>
          </table:table-cell>
          <table:table-cell office:value-type="float" office:value="9947" calcext:value-type="float">
            <text:p>9947</text:p>
          </table:table-cell>
        </table:table-row>
        <table:table-row table:style-name="ro1">
          <table:table-cell office:value-type="string" calcext:value-type="string">
            <text:p>ESS_R05_2010_RUS_UA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А сейчас я хочу задать Вам несколько вопросов о политике и правительстве.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ESS_R05_2010_RUS_UA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Как Вы считаете, насколько политическая система в Украине позволяет таким людям как Вы, высказывать свое мнение относительно действий правительства?</text:p>
          </table:table-cell>
          <table:table-cell office:value-type="float" office:value="9949" calcext:value-type="float">
            <text:p>9949</text:p>
          </table:table-cell>
        </table:table-row>
        <table:table-row table:style-name="ro1">
          <table:table-cell office:value-type="string" calcext:value-type="string">
            <text:p>ESS_R05_2010_RUS_UA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Как Вы думаете, могли бы Вы принимать активное участие в группе, вовлеченной в политическую деятельности?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string" calcext:value-type="string">
            <text:p>ESS_R05_2010_RUS_UA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Насколько, по Вашему мнению, политическая система Украины позволяет таким людям как Вы иметь прямое влияние на политику?</text:p>
          </table:table-cell>
          <table:table-cell office:value-type="float" office:value="9951" calcext:value-type="float">
            <text:p>9951</text:p>
          </table:table-cell>
        </table:table-row>
        <table:table-row table:style-name="ro1">
          <table:table-cell office:value-type="string" calcext:value-type="string">
            <text:p>ESS_R05_2010_RUS_UA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Насколько Вы уверенны в своих способностях принимать участие в политике?</text:p>
          </table:table-cell>
          <table:table-cell office:value-type="float" office:value="9952" calcext:value-type="float">
            <text:p>9952</text:p>
          </table:table-cell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Сколько всего времени Вы проводите у телевизора в обычный будний день?</text:p>
          </table:table-cell>
          <table:table-cell office:value-type="float" office:value="9942" calcext:value-type="float">
            <text:p>9942</text:p>
          </table:table-cell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Пожалуйста, учитывайте, также время просмотра телевидения через Интернет.</text:p>
          </table:table-cell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КАРТКА O.</text:p>
          </table:table-cell>
          <table:table-cell office:value-type="float" office:value="9953" calcext:value-type="float">
            <text:p>9953</text:p>
          </table:table-cell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А сколько из этого времени в обычный будний день Вы проводите у телевизора, смотря новости или передачи о политике и текущих событиях?</text:p>
          </table:table-cell>
          <table:table-cell office:value-type="float" office:value="9954" calcext:value-type="float">
            <text:p>9954</text:p>
          </table:table-cell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Сколько всего времени в среднем в будний день Вы обычно слушаете радио?</text:p>
          </table:table-cell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Пожалуйста, учитывайте, также время прослушивания радио через Интернет.</text:p>
          </table:table-cell>
          <table:table-cell office:value-type="float" office:value="9945" calcext:value-type="float">
            <text:p>9945</text:p>
          </table:table-cell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А сколько из этого времени в обычный будний день Вы слушаете по радио новости или передачи о политике и текущих событиях?</text:p>
          </table:table-cell>
          <table:table-cell office:value-type="float" office:value="9955" calcext:value-type="float">
            <text:p>9955</text:p>
          </table:table-cell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Сколько всего времени Вы тратите на чтение газет в обычный будний день?</text:p>
          </table:table-cell>
          <table:table-cell office:value-type="float" office:value="9946" calcext:value-type="float">
            <text:p>9946</text:p>
          </table:table-cell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Пожалуйста, учитывайте, также время чтения газет через Интернет.</text:p>
          </table:table-cell>
          <table:table-cell office:value-type="float" office:value="9947" calcext:value-type="float">
            <text:p>9947</text:p>
          </table:table-cell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Сколько из этого времени Вы читаете о политике и текущих событиях?</text:p>
          </table:table-cell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Сейчас мы бы хотели что бы Вы подумали об использовании Интернета для просмотра телевидения, прослушивания радио или чтения газет.</text:p>
          </table:table-cell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Сколько времени в обычный будний день Вы проводите в Интернете для просмотра телевидения?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А сколько из этого времени Вы смотрите новости или передачи о политике и текущих событиях?</text:p>
          </table:table-cell>
          <table:table-cell office:value-type="float" office:value="9958" calcext:value-type="float">
            <text:p>9958</text:p>
          </table:table-cell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Сколько времени в обычный будний день Вы проводите в Интернете для прослушивания радио?</text:p>
          </table:table-cell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А сколько из этого времени Вы проводите, слушая радиопередачи о политике и текущих событиях?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Сколько времени в обычный будний день Вы проводите в Интернете читая газеты?</text:p>
          </table:table-cell>
          <table:table-cell office:value-type="float" office:value="9961" calcext:value-type="float">
            <text:p>9961</text:p>
          </table:table-cell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А сколько из этого времени Вы читаете о политике и текущих событиях?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Сколько времени в обычный будний день Вы проводите в Интернете, помимо того, что смотрите телевидение, слушаете радио и читаете газеты через Интернет?</text:p>
          </table:table-cell>
          <table:table-cell office:value-type="float" office:value="9963" calcext:value-type="float">
            <text:p>9963</text:p>
          </table:table-cell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А сколько из этого времени Вы тратите на политику и текущие события?</text:p>
          </table:table-cell>
          <table:table-cell office:value-type="float" office:value="9964" calcext:value-type="float">
            <text:p>9964</text:p>
          </table:table-cell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Основываясь на том, что Вы слышали или на Вашем личном опыте, как Вы считаете, насколько милиция в Украине успешна в предотвращении преступлений, связанных с применением насилия или угрозой применения насилия?</text:p>
          </table:table-cell>
          <table:table-cell office:value-type="float" office:value="9965" calcext:value-type="float">
            <text:p>9965</text:p>
          </table:table-cell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Выберите Ваш ответ из этой карточки, где 0 означает Совершенно неуспешна, а 10 – Очень успешна.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А насколько, по Вашему мнению, милиция в Украине успешна в задержании преступников, совершающих квартирные кражи со взломом?</text:p>
          </table:table-cell>
          <table:table-cell office:value-type="float" office:value="9854" calcext:value-type="float">
            <text:p>9854</text:p>
          </table:table-cell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Если бы в районе, поблизости от места, где Вы живете было совершено преступление с применением насилия или ограбление квартиры, и была бы вызвана милиция, как Вы думаете, насколько медленно или быстро она бы приехала на место преступления?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Выберите Ваш ответ из этой карточки, где 0 – Очень медленно, 10 – Очень быстро.</text:p>
          </table:table-cell>
          <table:table-cell office:value-type="float" office:value="9968" calcext:value-type="float">
            <text:p>9968</text:p>
          </table:table-cell>
        </table:table-row>
        <table:table-row table:style-name="ro1">
          <table:table-cell office:value-type="string" calcext:value-type="string">
            <text:p>ESS_R05_2010_RUS_UA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сновываясь на том, что Вы слышали или на Вашем личном опыте, как часто, по Вашему мнению, милиция в Украине относится к людям с уважением...</text:p>
          </table:table-cell>
          <table:table-cell office:value-type="float" office:value="9969" calcext:value-type="float">
            <text:p>9969</text:p>
          </table:table-cell>
        </table:table-row>
        <table:table-row table:style-name="ro1">
          <table:table-cell office:value-type="string" calcext:value-type="string">
            <text:p>ESS_R05_2010_RUS_UA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Как Вы думаете, как часто милиция в Украине принимает справедливые и беспристрастные решения в тех делах, которыми она занимается?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string" calcext:value-type="string">
            <text:p>ESS_R05_2010_RUS_UA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ESS_R05_2010_RUS_UA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Как Вы думаете, как часто, рассматривая дела граждан в Украине, милиция объясняет свои решения и действия, когда ее просят это сделать?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string" calcext:value-type="string">
            <text:p>ESS_R05_2010_RUS_UA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ESS_R05_2010_RUS_UA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Используя данную карточку, скажите, пожалуйста, насколько вероятно, что Вы, будите пойманы и наказаны, если Вы... ... преувеличили ущерб или подтасовали факты с целью получения выплат по страховке?</text:p>
          </table:table-cell>
          <table:table-cell office:value-type="float" office:value="9971" calcext:value-type="float">
            <text:p>9971</text:p>
          </table:table-cell>
        </table:table-row>
        <table:table-row table:style-name="ro1">
          <table:table-cell office:value-type="string" calcext:value-type="string">
            <text:p>ESS_R05_2010_RUS_UA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купили что-то, что, по Вашему мнению, могло быть украдено?</text:p>
          </table:table-cell>
          <table:table-cell office:value-type="float" office:value="9842" calcext:value-type="float">
            <text:p>9842</text:p>
          </table:table-cell>
        </table:table-row>
        <table:table-row table:style-name="ro1">
          <table:table-cell office:value-type="string" calcext:value-type="string">
            <text:p>ESS_R05_2010_RUS_UA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нарушили правила дорожного движения, например, превысили скорость или перешли дорогу на красный свет?</text:p>
          </table:table-cell>
          <table:table-cell office:value-type="float" office:value="9972" calcext:value-type="float">
            <text:p>9972</text:p>
          </table:table-cell>
        </table:table-row>
        <table:table-row table:style-name="ro1">
          <table:table-cell office:value-type="string" calcext:value-type="string">
            <text:p>ESS_R05_2010_RUS_UA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Используйте эту карточку, где 1 – Совершенно не вероятно, а 4 – Очень вероятно.</text:p>
          </table:table-cell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string" calcext:value-type="string">
            <text:p>ESS_R05_2010_RUS_UA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Скажите, пожалуйста, насколько вероятно, что Вы будете уличены и понесете юридическую ответственность, если Вы преувеличили ущерб или подтасовали факты с целью получения выплат по страховке?</text:p>
          </table:table-cell>
          <table:table-cell office:value-type="float" office:value="9974" calcext:value-type="float">
            <text:p>9974</text:p>
          </table:table-cell>
        </table:table-row>
        <table:table-row table:style-name="ro1">
          <table:table-cell office:value-type="string" calcext:value-type="string">
            <text:p>ESS_R05_2010_RUS_UA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...купили что-то, что, по Вашему мнению, могло быть украдено?</text:p>
          </table:table-cell>
          <table:table-cell office:value-type="float" office:value="9842" calcext:value-type="float">
            <text:p>9842</text:p>
          </table:table-cell>
        </table:table-row>
        <table:table-row table:style-name="ro1">
          <table:table-cell office:value-type="string" calcext:value-type="string">
            <text:p>ESS_R05_2010_RUS_UA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...нарушили правила дорожного движения, например, превысили скорость или перешли дорогу на красный свет?</text:p>
          </table:table-cell>
          <table:table-cell office:value-type="float" office:value="9972" calcext:value-type="float">
            <text:p>9972</text:p>
          </table:table-cell>
        </table:table-row>
        <table:table-row table:style-name="ro1">
          <table:table-cell office:value-type="string" calcext:value-type="string">
            <text:p>ESS_R05_2010_RUS_UA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Основываясь на том, что Вы слышали или на Вашем личном опыте, как Вы считаете, насколько милиция в Украине успешна в предотвращении преступлений, связанных с применением насилия или угрозой применения насилия?</text:p>
          </table:table-cell>
          <table:table-cell office:value-type="float" office:value="9965" calcext:value-type="float">
            <text:p>9965</text:p>
          </table:table-cell>
        </table:table-row>
        <table:table-row table:style-name="ro1">
          <table:table-cell office:value-type="string" calcext:value-type="string">
            <text:p>ESS_R05_2010_RUS_UA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Выберите Ваш ответ из этой карточки, где 0 означает Совершенно неуспешна, а 4 – Очень успешна.</text:p>
          </table:table-cell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string" calcext:value-type="string">
            <text:p>ESS_R05_2010_RUS_UA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А насколько, по Вашему мнению, милиция в Украине успешна в задержании преступников, совершающих квартирные кражи со взломом?</text:p>
          </table:table-cell>
          <table:table-cell office:value-type="float" office:value="9854" calcext:value-type="float">
            <text:p>9854</text:p>
          </table:table-cell>
        </table:table-row>
        <table:table-row table:style-name="ro1">
          <table:table-cell office:value-type="string" calcext:value-type="string">
            <text:p>ESS_R05_2010_RUS_UA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Если бы недалеко от места Вашего проживания, было бы совершено преступление с применением насилия, и была бы вызвана милиция, как Вы думаете, насколько быстро или медленно она бы приехала на место преступления?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ESS_R05_2010_RUS_UA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Выберите Ваш ответ из этой карточки, где 0 – Очень медленно, 4 – Очень быстро.</text:p>
          </table:table-cell>
          <table:table-cell office:value-type="float" office:value="9977" calcext:value-type="float">
            <text:p>9977</text:p>
          </table:table-cell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Основываясь на том, что Вы слышали или на Вашем личном опыте, как часто, по Вашему мнению, милиция в Украине относится к людям с уважением?</text:p>
          </table:table-cell>
          <table:table-cell office:value-type="float" office:value="9978" calcext:value-type="float">
            <text:p>9978</text:p>
          </table:table-cell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Выберите Ваш ответ из этой карточки, где 0 – Практически никогда, 10 – Практически всегда.</text:p>
          </table:table-cell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Как Вы думаете, как часто милиция в Украине принимает справедливые и беспристрастные решения в тех делах, которыми она занимается?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Вы бы сказали, что... Пожалуйста, используйте ту же карточку.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Как Вы думаете, как часто, рассматривая дела граждан в Украине, милиция объясняет свои решения и действия, когда ее просят это сделать?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Вы бы сказали, что... Пожалуйста, используйте ту же карточку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string" calcext:value-type="string">
            <text:p>ESS_R05_2010_RUS_UA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Используйте эту карточку, где 1 – Совершенно не вероятно, а 4 – Очень вероятно.</text:p>
          </table:table-cell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string" calcext:value-type="string">
            <text:p>ESS_R05_2010_RUS_UA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Скажите, пожалуйста, насколько вероятно, что Вы будете уличены и понесете юридическую ответственность, если Вы <text:s/>преувеличили ущерб или подтасовали факты с целью получения выплат по страховке?</text:p>
          </table:table-cell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string" calcext:value-type="string">
            <text:p>ESS_R05_2010_RUS_UA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...купили что-то, что, по Вашему мнению, могло быть украдено?</text:p>
          </table:table-cell>
          <table:table-cell office:value-type="float" office:value="9842" calcext:value-type="float">
            <text:p>9842</text:p>
          </table:table-cell>
        </table:table-row>
        <table:table-row table:style-name="ro1">
          <table:table-cell office:value-type="string" calcext:value-type="string">
            <text:p>ESS_R05_2010_RUS_UA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...нарушили правила дорожного движения, например, превысили скорость или перешли дорогу на красный свет?</text:p>
          </table:table-cell>
          <table:table-cell office:value-type="float" office:value="9972" calcext:value-type="float">
            <text:p>9972</text:p>
          </table:table-cell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Основываясь на том, что Вы слышали или на Вашем личном опыте, как Вы считаете, насколько милиция в Украине успешна в предотвращении преступлений, связанных с применением насилия или угрозой применения насилия?</text:p>
          </table:table-cell>
          <table:table-cell office:value-type="float" office:value="9965" calcext:value-type="float">
            <text:p>9965</text:p>
          </table:table-cell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А насколько, по Вашему мнению, милиция в Украине успешна в задержании преступников, совершающих квартирные кражи со взломом?</text:p>
          </table:table-cell>
          <table:table-cell office:value-type="float" office:value="9854" calcext:value-type="float">
            <text:p>9854</text:p>
          </table:table-cell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Если бы недалеко от места Вашего проживания, было бы совершено преступление с применением насилия, и была бы вызвана милиция, как Вы думаете, насколько быстро или медленно она бы приехала на место преступления?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Основываясь на том, что Вы слышали или на Вашем личном опыте, как часто, по Вашему мнению, милиция в Украине относится к людям с уважением.</text:p>
          </table:table-cell>
          <table:table-cell office:value-type="float" office:value="9983" calcext:value-type="float">
            <text:p>9983</text:p>
          </table:table-cell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Как Вы думаете, как часто милиция в Украине принимает справедливые и беспристрастные решения в тех делах, которыми она занимается?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Как Вы думаете, как часто, рассматривая дела граждан в Украине, милиция объясняет свои решения и действия, когда ее просят это сделать?</text:p>
          </table:table-cell>
          <table:table-cell office:value-type="float" office:value="9970" calcext:value-type="float">
            <text:p>9970</text:p>
          </table:table-cell>
        </table:table-row>
      </table:table>
      <table:table table:name="Respons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Нисколько</text:p>
          </table:table-cell>
          <table:table-cell office:value-type="float" office:value="13360" calcext:value-type="float">
            <text:p>13360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13361" calcext:value-type="float">
            <text:p>13361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13362" calcext:value-type="float">
            <text:p>13362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13363" calcext:value-type="float">
            <text:p>13363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13364" calcext:value-type="float">
            <text:p>13364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13365" calcext:value-type="float">
            <text:p>13365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13366" calcext:value-type="float">
            <text:p>1336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3367" calcext:value-type="float">
            <text:p>13367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68" calcext:value-type="float">
            <text:p>13368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т доступа (к Интернету) ни дома, ни на работе</text:p>
          </table:table-cell>
          <table:table-cell office:value-type="float" office:value="13369" calcext:value-type="float">
            <text:p>13369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икогда не пользуюсь</text:p>
          </table:table-cell>
          <table:table-cell office:value-type="float" office:value="13370" calcext:value-type="float">
            <text:p>13370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3371" calcext:value-type="float">
            <text:p>13371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месяц</text:p>
          </table:table-cell>
          <table:table-cell office:value-type="float" office:value="13372" calcext:value-type="float">
            <text:p>13372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3373" calcext:value-type="float">
            <text:p>13373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неделю</text:p>
          </table:table-cell>
          <table:table-cell office:value-type="float" office:value="13374" calcext:value-type="float">
            <text:p>13374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3375" calcext:value-type="float">
            <text:p>13375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ждый день</text:p>
          </table:table-cell>
          <table:table-cell office:value-type="float" office:value="13376" calcext:value-type="float">
            <text:p>13376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77" calcext:value-type="float">
            <text:p>13377</text:p>
          </table:table-cell>
          <table:table-cell office:value-type="float" office:value="1691" calcext:value-type="float">
            <text:p>1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Следует быть осторожным</text:p>
          </table:table-cell>
          <table:table-cell office:value-type="float" office:value="13378" calcext:value-type="float">
            <text:p>13378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3379" calcext:value-type="float">
            <text:p>13379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3380" calcext:value-type="float">
            <text:p>13380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3381" calcext:value-type="float">
            <text:p>13381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3382" calcext:value-type="float">
            <text:p>13382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3383" calcext:value-type="float">
            <text:p>13383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3384" calcext:value-type="float">
            <text:p>13384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3385" calcext:value-type="float">
            <text:p>13385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3386" calcext:value-type="float">
            <text:p>13386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3387" calcext:value-type="float">
            <text:p>13387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3388" calcext:value-type="float">
            <text:p>13388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389" calcext:value-type="float">
            <text:p>13389</text:p>
          </table:table-cell>
          <table:table-cell office:value-type="float" office:value="1692" calcext:value-type="float">
            <text:p>1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ются использовать или обмануть меня</text:p>
          </table:table-cell>
          <table:table-cell office:value-type="float" office:value="25704" calcext:value-type="float">
            <text:p>25704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25705" calcext:value-type="float">
            <text:p>25705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25706" calcext:value-type="float">
            <text:p>25706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5707" calcext:value-type="float">
            <text:p>25707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25708" calcext:value-type="float">
            <text:p>25708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25709" calcext:value-type="float">
            <text:p>25709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25710" calcext:value-type="float">
            <text:p>25710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25711" calcext:value-type="float">
            <text:p>25711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25712" calcext:value-type="float">
            <text:p>25712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25713" calcext:value-type="float">
            <text:p>25713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будут стараться вести себя честно и порядочно</text:p>
          </table:table-cell>
          <table:table-cell office:value-type="float" office:value="25714" calcext:value-type="float">
            <text:p>25714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15" calcext:value-type="float">
            <text:p>25715</text:p>
          </table:table-cell>
          <table:table-cell office:value-type="float" office:value="3177" calcext:value-type="float">
            <text:p>3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в основном, преследуют собственный интерес</text:p>
          </table:table-cell>
          <table:table-cell office:value-type="float" office:value="13402" calcext:value-type="float">
            <text:p>13402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3403" calcext:value-type="float">
            <text:p>13403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3404" calcext:value-type="float">
            <text:p>13404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3405" calcext:value-type="float">
            <text:p>13405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3406" calcext:value-type="float">
            <text:p>13406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3407" calcext:value-type="float">
            <text:p>13407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3408" calcext:value-type="float">
            <text:p>13408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3409" calcext:value-type="float">
            <text:p>13409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3410" calcext:value-type="float">
            <text:p>13410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3411" calcext:value-type="float">
            <text:p>13411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, в основном, стараются помогать другим</text:p>
          </table:table-cell>
          <table:table-cell office:value-type="float" office:value="13412" calcext:value-type="float">
            <text:p>13412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13" calcext:value-type="float">
            <text:p>13413</text:p>
          </table:table-cell>
          <table:table-cell office:value-type="float" office:value="1694" calcext:value-type="float">
            <text:p>1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юсь</text:p>
          </table:table-cell>
          <table:table-cell office:value-type="float" office:value="18774" calcext:value-type="float">
            <text:p>18774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Достаточно интересуюсь</text:p>
          </table:table-cell>
          <table:table-cell office:value-type="float" office:value="18775" calcext:value-type="float">
            <text:p>18775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Мало интересуюсь</text:p>
          </table:table-cell>
          <table:table-cell office:value-type="float" office:value="18776" calcext:value-type="float">
            <text:p>18776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ли совершенно не интересуюсь</text:p>
          </table:table-cell>
          <table:table-cell office:value-type="float" office:value="18777" calcext:value-type="float">
            <text:p>18777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778" calcext:value-type="float">
            <text:p>18778</text:p>
          </table:table-cell>
          <table:table-cell office:value-type="float" office:value="2348" calcext:value-type="float">
            <text:p>23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Совершен но не доверяю</text:p>
          </table:table-cell>
          <table:table-cell office:value-type="float" office:value="18055" calcext:value-type="float">
            <text:p>1805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18056" calcext:value-type="float">
            <text:p>1805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18057" calcext:value-type="float">
            <text:p>18057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18058" calcext:value-type="float">
            <text:p>18058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18059" calcext:value-type="float">
            <text:p>18059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18060" calcext:value-type="float">
            <text:p>18060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18061" calcext:value-type="float">
            <text:p>18061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18062" calcext:value-type="float">
            <text:p>18062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18063" calcext:value-type="float">
            <text:p>18063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18064" calcext:value-type="float">
            <text:p>18064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8065" calcext:value-type="float">
            <text:p>18065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66" calcext:value-type="float">
            <text:p>18066</text:p>
          </table:table-cell>
          <table:table-cell office:value-type="float" office:value="2264" calcext:value-type="float">
            <text:p>2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Да</text:p>
          </table:table-cell>
          <table:table-cell office:value-type="float" office:value="18067" calcext:value-type="float">
            <text:p>18067</text:p>
          </table:table-cell>
          <table:table-cell office:value-type="float" office:value="2265" calcext:value-type="float">
            <text:p>2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</text:p>
          </table:table-cell>
          <table:table-cell office:value-type="float" office:value="18068" calcext:value-type="float">
            <text:p>18068</text:p>
          </table:table-cell>
          <table:table-cell office:value-type="float" office:value="2265" calcext:value-type="float">
            <text:p>2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 имел права голоса</text:p>
          </table:table-cell>
          <table:table-cell office:value-type="float" office:value="18069" calcext:value-type="float">
            <text:p>18069</text:p>
          </table:table-cell>
          <table:table-cell office:value-type="float" office:value="2265" calcext:value-type="float">
            <text:p>2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70" calcext:value-type="float">
            <text:p>18070</text:p>
          </table:table-cell>
          <table:table-cell office:value-type="float" office:value="2265" calcext:value-type="float">
            <text:p>2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"Блок Литвина"257163178</text:p>
            <text:p>"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"Блок Юлии Тимошенко"257173178</text:p>
            <text:p>"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Блок "Наша Украина – Народная Самооборона"257183178</text:p>
            <text:p>"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оммунистическая партия Украины</text:p>
          </table:table-cell>
          <table:table-cell office:value-type="float" office:value="25719" calcext:value-type="float">
            <text:p>25719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артия регионов</text:p>
          </table:table-cell>
          <table:table-cell office:value-type="float" office:value="25720" calcext:value-type="float">
            <text:p>25720</text:p>
          </table:table-cell>
          <table:table-cell office:value-type="float" office:value="3178" calcext:value-type="float">
            <text:p>3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Прогрессивная социалистическая партия Украины</text:p>
          </table:table-cell>
          <table:table-cell office:value-type="float" office:value="25721" calcext:value-type="float">
            <text:p>25721</text:p>
          </table:table-cell>
          <table:table-cell office:value-type="float" office:value="3178" calcext:value-type="float">
            <text:p>3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Социалистическая партия Украины</text:p>
          </table:table-cell>
          <table:table-cell office:value-type="float" office:value="25722" calcext:value-type="float">
            <text:p>25722</text:p>
          </table:table-cell>
          <table:table-cell office:value-type="float" office:value="3178" calcext:value-type="float">
            <text:p>3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Другая</text:p>
          </table:table-cell>
          <table:table-cell office:value-type="float" office:value="25723" calcext:value-type="float">
            <text:p>25723</text:p>
          </table:table-cell>
          <table:table-cell office:value-type="float" office:value="3178" calcext:value-type="float">
            <text:p>3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25724" calcext:value-type="float">
            <text:p>25724</text:p>
          </table:table-cell>
          <table:table-cell office:value-type="float" office:value="3178" calcext:value-type="float">
            <text:p>3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25" calcext:value-type="float">
            <text:p>25725</text:p>
          </table:table-cell>
          <table:table-cell office:value-type="float" office:value="3178" calcext:value-type="float">
            <text:p>3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6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7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"Блок Литвина"257263179</text:p>
            <text:p>"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"Блок Юлии Тимошенко"257273179</text:p>
            <text:p>"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"Народна самооборона" (Ю.Луценко)</text:p>
          </table:table-cell>
          <table:table-cell office:value-type="float" office:value="25728" calcext:value-type="float">
            <text:p>25728</text:p>
          </table:table-cell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Всеукраинское объединение "Свобода" (О.Тягнибок)</text:p>
          </table:table-cell>
          <table:table-cell office:value-type="float" office:value="25729" calcext:value-type="float">
            <text:p>25729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оммунистическая партия Украины</text:p>
          </table:table-cell>
          <table:table-cell office:value-type="float" office:value="25730" calcext:value-type="float">
            <text:p>25730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регионов</text:p>
          </table:table-cell>
          <table:table-cell office:value-type="float" office:value="25731" calcext:value-type="float">
            <text:p>25731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"УДАР" Виталия Кличка"257323179</text:p>
            <text:p>"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олитическая партия "Гражданская позиция" (А.Гриценко)</text:p>
          </table:table-cell>
          <table:table-cell office:value-type="float" office:value="25733" calcext:value-type="float">
            <text:p>25733</text:p>
          </table:table-cell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олитическая партия "Наша Украина" (В.Ющенко)</text:p>
          </table:table-cell>
          <table:table-cell office:value-type="float" office:value="25734" calcext:value-type="float">
            <text:p>25734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олитическая партия "Сильная Украина" (С.Тигипко)</text:p>
          </table:table-cell>
          <table:table-cell office:value-type="float" office:value="25735" calcext:value-type="float">
            <text:p>25735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олитическая партия "Фронт перемен" (А.Яценюк)</text:p>
          </table:table-cell>
          <table:table-cell office:value-type="float" office:value="25736" calcext:value-type="float">
            <text:p>25736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рогрессивная социалистическая партия Украины</text:p>
          </table:table-cell>
          <table:table-cell office:value-type="float" office:value="25737" calcext:value-type="float">
            <text:p>25737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циалистическая партия Украины</text:p>
          </table:table-cell>
          <table:table-cell office:value-type="float" office:value="25738" calcext:value-type="float">
            <text:p>25738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Другая</text:p>
          </table:table-cell>
          <table:table-cell office:value-type="float" office:value="25739" calcext:value-type="float">
            <text:p>25739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25740" calcext:value-type="float">
            <text:p>25740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9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41" calcext:value-type="float">
            <text:p>25741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чень близка</text:p>
          </table:table-cell>
          <table:table-cell office:value-type="float" office:value="18800" calcext:value-type="float">
            <text:p>18800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Достаточно близка</text:p>
          </table:table-cell>
          <table:table-cell office:value-type="float" office:value="18801" calcext:value-type="float">
            <text:p>18801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е близка</text:p>
          </table:table-cell>
          <table:table-cell office:value-type="float" office:value="18802" calcext:value-type="float">
            <text:p>18802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Или совершенно не близка</text:p>
          </table:table-cell>
          <table:table-cell office:value-type="float" office:value="18803" calcext:value-type="float">
            <text:p>18803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04" calcext:value-type="float">
            <text:p>18804</text:p>
          </table:table-cell>
          <table:table-cell office:value-type="float" office:value="2352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"Блок Литвина"257263179</text:p>
            <text:p>"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"Блок Юлии Тимошенко"257273179</text:p>
            <text:p>"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"Народна самооборона" (Ю.Луценко)</text:p>
          </table:table-cell>
          <table:table-cell office:value-type="float" office:value="25728" calcext:value-type="float">
            <text:p>25728</text:p>
          </table:table-cell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Всеукраинское объединение "Свобода" (О.Тягнибок)</text:p>
          </table:table-cell>
          <table:table-cell office:value-type="float" office:value="25729" calcext:value-type="float">
            <text:p>25729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оммунистическая партия Украины</text:p>
          </table:table-cell>
          <table:table-cell office:value-type="float" office:value="25730" calcext:value-type="float">
            <text:p>25730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регионов</text:p>
          </table:table-cell>
          <table:table-cell office:value-type="float" office:value="25731" calcext:value-type="float">
            <text:p>25731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"УДАР" Виталия Кличка"257323179</text:p>
            <text:p>"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олитическая партия "Гражданская позиция" (А.Гриценко)</text:p>
          </table:table-cell>
          <table:table-cell office:value-type="float" office:value="25733" calcext:value-type="float">
            <text:p>25733</text:p>
          </table:table-cell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олитическая партия "Наша Украина" (В.Ющенко)</text:p>
          </table:table-cell>
          <table:table-cell office:value-type="float" office:value="25734" calcext:value-type="float">
            <text:p>25734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олитическая партия "Сильная Украина" (С.Тигипко)</text:p>
          </table:table-cell>
          <table:table-cell office:value-type="float" office:value="25735" calcext:value-type="float">
            <text:p>25735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олитическая партия "Фронт перемен" (А.Яценюк)</text:p>
          </table:table-cell>
          <table:table-cell office:value-type="float" office:value="25736" calcext:value-type="float">
            <text:p>25736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рогрессивная социалистическая партия Украины</text:p>
          </table:table-cell>
          <table:table-cell office:value-type="float" office:value="25737" calcext:value-type="float">
            <text:p>25737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циалистическая партия Украины</text:p>
          </table:table-cell>
          <table:table-cell office:value-type="float" office:value="25738" calcext:value-type="float">
            <text:p>25738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ругая</text:p>
          </table:table-cell>
          <table:table-cell office:value-type="float" office:value="25739" calcext:value-type="float">
            <text:p>25739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отказ от ответа</text:p>
          </table:table-cell>
          <table:table-cell office:value-type="float" office:value="25740" calcext:value-type="float">
            <text:p>25740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41" calcext:value-type="float">
            <text:p>25741</text:p>
          </table:table-cell>
          <table:table-cell office:value-type="float" office:value="3179" calcext:value-type="float">
            <text:p>3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0 "Левые"134931704</text:p>
            <text:p>"ESS_R05_2010_RUS_UA_33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3494" calcext:value-type="float">
            <text:p>13494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3495" calcext:value-type="float">
            <text:p>13495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3496" calcext:value-type="float">
            <text:p>13496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3497" calcext:value-type="float">
            <text:p>13497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3498" calcext:value-type="float">
            <text:p>13498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3499" calcext:value-type="float">
            <text:p>13499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3500" calcext:value-type="float">
            <text:p>13500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3501" calcext:value-type="float">
            <text:p>13501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3502" calcext:value-type="float">
            <text:p>13502</text:p>
          </table:table-cell>
          <table:table-cell office:value-type="float" office:value="1704" calcext:value-type="float">
            <text:p>1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10 "Правые"135031704</text:p>
            <text:p>"ESS_R05_2010_RUS_UA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04" calcext:value-type="float">
            <text:p>13504</text:p>
          </table:table-cell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8088" calcext:value-type="float">
            <text:p>1808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8089" calcext:value-type="float">
            <text:p>1808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8090" calcext:value-type="float">
            <text:p>18090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8091" calcext:value-type="float">
            <text:p>18091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8092" calcext:value-type="float">
            <text:p>18092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8093" calcext:value-type="float">
            <text:p>18093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8094" calcext:value-type="float">
            <text:p>18094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8095" calcext:value-type="float">
            <text:p>18095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8096" calcext:value-type="float">
            <text:p>18096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8097" calcext:value-type="float">
            <text:p>18097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 text:c="2"/>Полностью удовлетворен(а)</text:p>
          </table:table-cell>
          <table:table-cell office:value-type="float" office:value="18098" calcext:value-type="float">
            <text:p>1809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99" calcext:value-type="float">
            <text:p>1809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8088" calcext:value-type="float">
            <text:p>1808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8089" calcext:value-type="float">
            <text:p>1808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8090" calcext:value-type="float">
            <text:p>18090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8091" calcext:value-type="float">
            <text:p>18091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8092" calcext:value-type="float">
            <text:p>18092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8093" calcext:value-type="float">
            <text:p>18093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8094" calcext:value-type="float">
            <text:p>18094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8095" calcext:value-type="float">
            <text:p>18095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8096" calcext:value-type="float">
            <text:p>18096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8097" calcext:value-type="float">
            <text:p>18097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 text:c="2"/>Полностью удовлетворен(а)</text:p>
          </table:table-cell>
          <table:table-cell office:value-type="float" office:value="18098" calcext:value-type="float">
            <text:p>1809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99" calcext:value-type="float">
            <text:p>1809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8088" calcext:value-type="float">
            <text:p>1808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8089" calcext:value-type="float">
            <text:p>1808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8090" calcext:value-type="float">
            <text:p>18090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8091" calcext:value-type="float">
            <text:p>18091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8092" calcext:value-type="float">
            <text:p>18092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8093" calcext:value-type="float">
            <text:p>18093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8094" calcext:value-type="float">
            <text:p>18094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8095" calcext:value-type="float">
            <text:p>18095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8096" calcext:value-type="float">
            <text:p>18096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8097" calcext:value-type="float">
            <text:p>18097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 text:c="2"/>Полностью удовлетворен(а)</text:p>
          </table:table-cell>
          <table:table-cell office:value-type="float" office:value="18098" calcext:value-type="float">
            <text:p>1809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99" calcext:value-type="float">
            <text:p>1809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Совершенно не удовлетворен(а)</text:p>
          </table:table-cell>
          <table:table-cell office:value-type="float" office:value="18088" calcext:value-type="float">
            <text:p>1808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8089" calcext:value-type="float">
            <text:p>1808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8090" calcext:value-type="float">
            <text:p>18090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8091" calcext:value-type="float">
            <text:p>18091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8092" calcext:value-type="float">
            <text:p>18092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8093" calcext:value-type="float">
            <text:p>18093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8094" calcext:value-type="float">
            <text:p>18094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8095" calcext:value-type="float">
            <text:p>18095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8096" calcext:value-type="float">
            <text:p>18096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8097" calcext:value-type="float">
            <text:p>18097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 text:c="2"/>Полностью удовлетворен(а)</text:p>
          </table:table-cell>
          <table:table-cell office:value-type="float" office:value="18098" calcext:value-type="float">
            <text:p>18098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099" calcext:value-type="float">
            <text:p>18099</text:p>
          </table:table-cell>
          <table:table-cell office:value-type="float" office:value="2268" calcext:value-type="float">
            <text:p>2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18100" calcext:value-type="float">
            <text:p>18100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8101" calcext:value-type="float">
            <text:p>18101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8102" calcext:value-type="float">
            <text:p>18102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8103" calcext:value-type="float">
            <text:p>18103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8104" calcext:value-type="float">
            <text:p>18104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8105" calcext:value-type="float">
            <text:p>18105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8106" calcext:value-type="float">
            <text:p>18106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8107" calcext:value-type="float">
            <text:p>18107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8108" calcext:value-type="float">
            <text:p>18108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8109" calcext:value-type="float">
            <text:p>18109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 text:c="2"/>Очень хорошее</text:p>
          </table:table-cell>
          <table:table-cell office:value-type="float" office:value="18110" calcext:value-type="float">
            <text:p>18110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11" calcext:value-type="float">
            <text:p>18111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18100" calcext:value-type="float">
            <text:p>18100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8101" calcext:value-type="float">
            <text:p>18101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8102" calcext:value-type="float">
            <text:p>18102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8103" calcext:value-type="float">
            <text:p>18103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8104" calcext:value-type="float">
            <text:p>18104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8105" calcext:value-type="float">
            <text:p>18105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8106" calcext:value-type="float">
            <text:p>18106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8107" calcext:value-type="float">
            <text:p>18107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8108" calcext:value-type="float">
            <text:p>18108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8109" calcext:value-type="float">
            <text:p>18109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 text:c="2"/>Очень хорошее</text:p>
          </table:table-cell>
          <table:table-cell office:value-type="float" office:value="18110" calcext:value-type="float">
            <text:p>18110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11" calcext:value-type="float">
            <text:p>18111</text:p>
          </table:table-cell>
          <table:table-cell office:value-type="float" office:value="2269" calcext:value-type="float">
            <text:p>2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8805" calcext:value-type="float">
            <text:p>18805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гласен</text:p>
          </table:table-cell>
          <table:table-cell office:value-type="float" office:value="18806" calcext:value-type="float">
            <text:p>18806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асколько согласен, настолько и не согласен</text:p>
          </table:table-cell>
          <table:table-cell office:value-type="float" office:value="18807" calcext:value-type="float">
            <text:p>18807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е согласен</text:p>
          </table:table-cell>
          <table:table-cell office:value-type="float" office:value="18808" calcext:value-type="float">
            <text:p>18808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8809" calcext:value-type="float">
            <text:p>18809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10" calcext:value-type="float">
            <text:p>18810</text:p>
          </table:table-cell>
          <table:table-cell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ать многим таким людям переезжать в Украину</text:p>
          </table:table-cell>
          <table:table-cell office:value-type="float" office:value="13547" calcext:value-type="float">
            <text:p>13547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ать некоторым таким людям</text:p>
          </table:table-cell>
          <table:table-cell office:value-type="float" office:value="13548" calcext:value-type="float">
            <text:p>13548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ать лишь очень немногим таким людям</text:p>
          </table:table-cell>
          <table:table-cell office:value-type="float" office:value="13549" calcext:value-type="float">
            <text:p>13549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е разрешать никому</text:p>
          </table:table-cell>
          <table:table-cell office:value-type="float" office:value="13550" calcext:value-type="float">
            <text:p>13550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51" calcext:value-type="float">
            <text:p>13551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ать многим таким людям переезжать в Украину</text:p>
          </table:table-cell>
          <table:table-cell office:value-type="float" office:value="13547" calcext:value-type="float">
            <text:p>13547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ать некоторым таким людям</text:p>
          </table:table-cell>
          <table:table-cell office:value-type="float" office:value="13548" calcext:value-type="float">
            <text:p>13548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ать лишь очень немногим таким людям</text:p>
          </table:table-cell>
          <table:table-cell office:value-type="float" office:value="13549" calcext:value-type="float">
            <text:p>13549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е разрешать никому</text:p>
          </table:table-cell>
          <table:table-cell office:value-type="float" office:value="13550" calcext:value-type="float">
            <text:p>13550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51" calcext:value-type="float">
            <text:p>13551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ать многим таким людям переезжать в Украину</text:p>
          </table:table-cell>
          <table:table-cell office:value-type="float" office:value="13547" calcext:value-type="float">
            <text:p>13547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ать некоторым таким людям</text:p>
          </table:table-cell>
          <table:table-cell office:value-type="float" office:value="13548" calcext:value-type="float">
            <text:p>13548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ать лишь очень немногим таким людям</text:p>
          </table:table-cell>
          <table:table-cell office:value-type="float" office:value="13549" calcext:value-type="float">
            <text:p>13549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е разрешать никому</text:p>
          </table:table-cell>
          <table:table-cell office:value-type="float" office:value="13550" calcext:value-type="float">
            <text:p>13550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551" calcext:value-type="float">
            <text:p>13551</text:p>
          </table:table-cell>
          <table:table-cell office:value-type="float" office:value="1709" calcext:value-type="float">
            <text:p>1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8124" calcext:value-type="float">
            <text:p>18124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8125" calcext:value-type="float">
            <text:p>18125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8126" calcext:value-type="float">
            <text:p>18126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18127" calcext:value-type="float">
            <text:p>18127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18128" calcext:value-type="float">
            <text:p>18128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18129" calcext:value-type="float">
            <text:p>18129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18130" calcext:value-type="float">
            <text:p>18130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18131" calcext:value-type="float">
            <text:p>18131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18132" calcext:value-type="float">
            <text:p>18132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18133" calcext:value-type="float">
            <text:p>18133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 text:c="2"/>Хорошо для экономики</text:p>
          </table:table-cell>
          <table:table-cell office:value-type="float" office:value="18134" calcext:value-type="float">
            <text:p>18134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35" calcext:value-type="float">
            <text:p>18135</text:p>
          </table:table-cell>
          <table:table-cell office:value-type="float" office:value="2271" calcext:value-type="float">
            <text:p>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Культурная жизнь разрушается</text:p>
          </table:table-cell>
          <table:table-cell office:value-type="float" office:value="18136" calcext:value-type="float">
            <text:p>18136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18137" calcext:value-type="float">
            <text:p>18137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18138" calcext:value-type="float">
            <text:p>18138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18139" calcext:value-type="float">
            <text:p>18139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18140" calcext:value-type="float">
            <text:p>18140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18141" calcext:value-type="float">
            <text:p>18141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18142" calcext:value-type="float">
            <text:p>18142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18143" calcext:value-type="float">
            <text:p>18143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18144" calcext:value-type="float">
            <text:p>18144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18145" calcext:value-type="float">
            <text:p>18145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 text:c="2"/>Культурная жизнь обогащается</text:p>
          </table:table-cell>
          <table:table-cell office:value-type="float" office:value="18146" calcext:value-type="float">
            <text:p>18146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47" calcext:value-type="float">
            <text:p>18147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плохим местом для жизни</text:p>
          </table:table-cell>
          <table:table-cell office:value-type="float" office:value="18148" calcext:value-type="float">
            <text:p>18148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18149" calcext:value-type="float">
            <text:p>18149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18150" calcext:value-type="float">
            <text:p>18150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18151" calcext:value-type="float">
            <text:p>18151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18152" calcext:value-type="float">
            <text:p>18152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18153" calcext:value-type="float">
            <text:p>18153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18154" calcext:value-type="float">
            <text:p>18154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18155" calcext:value-type="float">
            <text:p>18155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18156" calcext:value-type="float">
            <text:p>18156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18157" calcext:value-type="float">
            <text:p>18157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 text:c="2"/>Более хорошим местом для жизни</text:p>
          </table:table-cell>
          <table:table-cell office:value-type="float" office:value="18158" calcext:value-type="float">
            <text:p>18158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59" calcext:value-type="float">
            <text:p>18159</text:p>
          </table:table-cell>
          <table:table-cell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несчастлив</text:p>
          </table:table-cell>
          <table:table-cell office:value-type="float" office:value="18160" calcext:value-type="float">
            <text:p>18160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8161" calcext:value-type="float">
            <text:p>18161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18162" calcext:value-type="float">
            <text:p>18162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18163" calcext:value-type="float">
            <text:p>18163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18164" calcext:value-type="float">
            <text:p>18164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18165" calcext:value-type="float">
            <text:p>18165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18166" calcext:value-type="float">
            <text:p>18166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18167" calcext:value-type="float">
            <text:p>18167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18168" calcext:value-type="float">
            <text:p>18168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18169" calcext:value-type="float">
            <text:p>18169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 text:c="2"/>Очень счастлив</text:p>
          </table:table-cell>
          <table:table-cell office:value-type="float" office:value="18170" calcext:value-type="float">
            <text:p>18170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71" calcext:value-type="float">
            <text:p>18171</text:p>
          </table:table-cell>
          <table:table-cell office:value-type="float" office:value="2274" calcext:value-type="float">
            <text:p>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13600" calcext:value-type="float">
            <text:p>13600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3601" calcext:value-type="float">
            <text:p>13601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месяц</text:p>
          </table:table-cell>
          <table:table-cell office:value-type="float" office:value="13602" calcext:value-type="float">
            <text:p>13602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3603" calcext:value-type="float">
            <text:p>13603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неделю</text:p>
          </table:table-cell>
          <table:table-cell office:value-type="float" office:value="13604" calcext:value-type="float">
            <text:p>13604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3605" calcext:value-type="float">
            <text:p>13605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ждый день</text:p>
          </table:table-cell>
          <table:table-cell office:value-type="float" office:value="13606" calcext:value-type="float">
            <text:p>13606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07" calcext:value-type="float">
            <text:p>13607</text:p>
          </table:table-cell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реже, чем большинство людей моего возраста</text:p>
          </table:table-cell>
          <table:table-cell office:value-type="float" office:value="13608" calcext:value-type="float">
            <text:p>13608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</text:p>
          </table:table-cell>
          <table:table-cell office:value-type="float" office:value="13609" calcext:value-type="float">
            <text:p>13609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римерно так же</text:p>
          </table:table-cell>
          <table:table-cell office:value-type="float" office:value="13610" calcext:value-type="float">
            <text:p>13610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</text:p>
          </table:table-cell>
          <table:table-cell office:value-type="float" office:value="13611" calcext:value-type="float">
            <text:p>13611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чаще, чем большинство</text:p>
          </table:table-cell>
          <table:table-cell office:value-type="float" office:value="13612" calcext:value-type="float">
            <text:p>13612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13" calcext:value-type="float">
            <text:p>13613</text:p>
          </table:table-cell>
          <table:table-cell office:value-type="float" office:value="171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полной безопасности</text:p>
          </table:table-cell>
          <table:table-cell office:value-type="float" office:value="18172" calcext:value-type="float">
            <text:p>18172</text:p>
          </table:table-cell>
          <table:table-cell office:value-type="float" office:value="2275" calcext:value-type="float">
            <text:p>2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безопасности</text:p>
          </table:table-cell>
          <table:table-cell office:value-type="float" office:value="18173" calcext:value-type="float">
            <text:p>18173</text:p>
          </table:table-cell>
          <table:table-cell office:value-type="float" office:value="2275" calcext:value-type="float">
            <text:p>2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безопасно</text:p>
          </table:table-cell>
          <table:table-cell office:value-type="float" office:value="18174" calcext:value-type="float">
            <text:p>18174</text:p>
          </table:table-cell>
          <table:table-cell office:value-type="float" office:value="2275" calcext:value-type="float">
            <text:p>2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Совсем небезопасно</text:p>
          </table:table-cell>
          <table:table-cell office:value-type="float" office:value="18175" calcext:value-type="float">
            <text:p>18175</text:p>
          </table:table-cell>
          <table:table-cell office:value-type="float" office:value="2275" calcext:value-type="float">
            <text:p>2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76" calcext:value-type="float">
            <text:p>18176</text:p>
          </table:table-cell>
          <table:table-cell office:value-type="float" office:value="2275" calcext:value-type="float">
            <text:p>2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стоянно или почти всегда</text:p>
          </table:table-cell>
          <table:table-cell office:value-type="float" office:value="18177" calcext:value-type="float">
            <text:p>18177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Довольно часто</text:p>
          </table:table-cell>
          <table:table-cell office:value-type="float" office:value="18178" calcext:value-type="float">
            <text:p>18178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Иногда</text:p>
          </table:table-cell>
          <table:table-cell office:value-type="float" office:value="18179" calcext:value-type="float">
            <text:p>18179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икогда</text:p>
          </table:table-cell>
          <table:table-cell office:value-type="float" office:value="18180" calcext:value-type="float">
            <text:p>18180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81" calcext:value-type="float">
            <text:p>18181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Существенное влияние на качество Вашей жизни</text:p>
          </table:table-cell>
          <table:table-cell office:value-type="float" office:value="18182" calcext:value-type="float">
            <text:p>18182</text:p>
          </table:table-cell>
          <table:table-cell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Некоторое влияние</text:p>
          </table:table-cell>
          <table:table-cell office:value-type="float" office:value="18183" calcext:value-type="float">
            <text:p>18183</text:p>
          </table:table-cell>
          <table:table-cell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Никак не влияет на качество Вашей жизни</text:p>
          </table:table-cell>
          <table:table-cell office:value-type="float" office:value="18184" calcext:value-type="float">
            <text:p>18184</text:p>
          </table:table-cell>
          <table:table-cell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85" calcext:value-type="float">
            <text:p>18185</text:p>
          </table:table-cell>
          <table:table-cell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стоянно или почти всегда</text:p>
          </table:table-cell>
          <table:table-cell office:value-type="float" office:value="18177" calcext:value-type="float">
            <text:p>18177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Довольно часто</text:p>
          </table:table-cell>
          <table:table-cell office:value-type="float" office:value="18178" calcext:value-type="float">
            <text:p>18178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Иногда</text:p>
          </table:table-cell>
          <table:table-cell office:value-type="float" office:value="18179" calcext:value-type="float">
            <text:p>18179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икогда</text:p>
          </table:table-cell>
          <table:table-cell office:value-type="float" office:value="18180" calcext:value-type="float">
            <text:p>18180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81" calcext:value-type="float">
            <text:p>18181</text:p>
          </table:table-cell>
          <table:table-cell office:value-type="float" office:value="2276" calcext:value-type="float">
            <text:p>2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Существенное влияние на качество Вашей жизни</text:p>
          </table:table-cell>
          <table:table-cell office:value-type="float" office:value="18182" calcext:value-type="float">
            <text:p>18182</text:p>
          </table:table-cell>
          <table:table-cell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Некоторое влияние</text:p>
          </table:table-cell>
          <table:table-cell office:value-type="float" office:value="18183" calcext:value-type="float">
            <text:p>18183</text:p>
          </table:table-cell>
          <table:table-cell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Никак не влияет на качество Вашей жизни</text:p>
          </table:table-cell>
          <table:table-cell office:value-type="float" office:value="18184" calcext:value-type="float">
            <text:p>18184</text:p>
          </table:table-cell>
          <table:table-cell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185" calcext:value-type="float">
            <text:p>18185</text:p>
          </table:table-cell>
          <table:table-cell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Очень хорошее</text:p>
          </table:table-cell>
          <table:table-cell office:value-type="float" office:value="13619" calcext:value-type="float">
            <text:p>13619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Хорошее</text:p>
          </table:table-cell>
          <table:table-cell office:value-type="float" office:value="13620" calcext:value-type="float">
            <text:p>13620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Среднее</text:p>
          </table:table-cell>
          <table:table-cell office:value-type="float" office:value="13621" calcext:value-type="float">
            <text:p>13621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лохое</text:p>
          </table:table-cell>
          <table:table-cell office:value-type="float" office:value="13622" calcext:value-type="float">
            <text:p>13622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Очень плохое</text:p>
          </table:table-cell>
          <table:table-cell office:value-type="float" office:value="13623" calcext:value-type="float">
            <text:p>13623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24" calcext:value-type="float">
            <text:p>13624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в значительной степени</text:p>
          </table:table-cell>
          <table:table-cell office:value-type="float" office:value="13625" calcext:value-type="float">
            <text:p>13625</text:p>
          </table:table-cell>
          <table:table-cell office:value-type="float" office:value="1718" calcext:value-type="float">
            <text:p>1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в некоторой степени</text:p>
          </table:table-cell>
          <table:table-cell office:value-type="float" office:value="13626" calcext:value-type="float">
            <text:p>13626</text:p>
          </table:table-cell>
          <table:table-cell office:value-type="float" office:value="1718" calcext:value-type="float">
            <text:p>1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</text:p>
          </table:table-cell>
          <table:table-cell office:value-type="float" office:value="13627" calcext:value-type="float">
            <text:p>13627</text:p>
          </table:table-cell>
          <table:table-cell office:value-type="float" office:value="1718" calcext:value-type="float">
            <text:p>1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28" calcext:value-type="float">
            <text:p>13628</text:p>
          </table:table-cell>
          <table:table-cell office:value-type="float" office:value="1718" calcext:value-type="float">
            <text:p>1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украинской православной церкви Московского патриархата</text:p>
          </table:table-cell>
          <table:table-cell office:value-type="float" office:value="18820" calcext:value-type="float">
            <text:p>18820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Украинской православной церкви Киевского патриархата</text:p>
          </table:table-cell>
          <table:table-cell office:value-type="float" office:value="18821" calcext:value-type="float">
            <text:p>18821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Украинской автокефальной церкви</text:p>
          </table:table-cell>
          <table:table-cell office:value-type="float" office:value="18822" calcext:value-type="float">
            <text:p>18822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другой православной церкви</text:p>
          </table:table-cell>
          <table:table-cell office:value-type="float" office:value="18823" calcext:value-type="float">
            <text:p>18823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греко-католической церкви</text:p>
          </table:table-cell>
          <table:table-cell office:value-type="float" office:value="18824" calcext:value-type="float">
            <text:p>18824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(другой) римско-католической церкви</text:p>
          </table:table-cell>
          <table:table-cell office:value-type="float" office:value="18825" calcext:value-type="float">
            <text:p>18825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протестантской церкви</text:p>
          </table:table-cell>
          <table:table-cell office:value-type="float" office:value="18826" calcext:value-type="float">
            <text:p>18826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другой христианской церкви</text:p>
          </table:table-cell>
          <table:table-cell office:value-type="float" office:value="18827" calcext:value-type="float">
            <text:p>18827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мусульманской вере</text:p>
          </table:table-cell>
          <table:table-cell office:value-type="float" office:value="18828" calcext:value-type="float">
            <text:p>18828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иудейской вере</text:p>
          </table:table-cell>
          <table:table-cell office:value-type="float" office:value="18829" calcext:value-type="float">
            <text:p>18829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одной из восточных религий</text:p>
          </table:table-cell>
          <table:table-cell office:value-type="float" office:value="18830" calcext:value-type="float">
            <text:p>18830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другой нехристианской религии</text:p>
          </table:table-cell>
          <table:table-cell office:value-type="float" office:value="18831" calcext:value-type="float">
            <text:p>18831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32" calcext:value-type="float">
            <text:p>18832</text:p>
          </table:table-cell>
          <table:table-cell office:value-type="float" office:value="2355" calcext:value-type="float">
            <text:p>2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украинской православной церкви Московского патриархата</text:p>
          </table:table-cell>
          <table:table-cell office:value-type="float" office:value="18833" calcext:value-type="float">
            <text:p>18833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украинской православной церкви Киевского патриарха</text:p>
          </table:table-cell>
          <table:table-cell office:value-type="float" office:value="18834" calcext:value-type="float">
            <text:p>18834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украинской автокефальной церкви</text:p>
          </table:table-cell>
          <table:table-cell office:value-type="float" office:value="18835" calcext:value-type="float">
            <text:p>18835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другой православной церкви</text:p>
          </table:table-cell>
          <table:table-cell office:value-type="float" office:value="18836" calcext:value-type="float">
            <text:p>18836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греко-католической церкви</text:p>
          </table:table-cell>
          <table:table-cell office:value-type="float" office:value="18837" calcext:value-type="float">
            <text:p>18837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(другой) римско-католической церкви</text:p>
          </table:table-cell>
          <table:table-cell office:value-type="float" office:value="18838" calcext:value-type="float">
            <text:p>18838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протестантской церкви</text:p>
          </table:table-cell>
          <table:table-cell office:value-type="float" office:value="18839" calcext:value-type="float">
            <text:p>18839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другой христианской церкви</text:p>
          </table:table-cell>
          <table:table-cell office:value-type="float" office:value="18840" calcext:value-type="float">
            <text:p>18840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мусульманской вере</text:p>
          </table:table-cell>
          <table:table-cell office:value-type="float" office:value="18841" calcext:value-type="float">
            <text:p>18841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иудейской вере</text:p>
          </table:table-cell>
          <table:table-cell office:value-type="float" office:value="18842" calcext:value-type="float">
            <text:p>18842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одной из восточных религий</text:p>
          </table:table-cell>
          <table:table-cell office:value-type="float" office:value="18843" calcext:value-type="float">
            <text:p>18843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другой нехристианской религии</text:p>
          </table:table-cell>
          <table:table-cell office:value-type="float" office:value="18844" calcext:value-type="float">
            <text:p>18844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6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45" calcext:value-type="float">
            <text:p>18845</text:p>
          </table:table-cell>
          <table:table-cell office:value-type="float" office:value="2356" calcext:value-type="float">
            <text:p>2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Совсем не религиозен</text:p>
          </table:table-cell>
          <table:table-cell office:value-type="float" office:value="18191" calcext:value-type="float">
            <text:p>18191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18192" calcext:value-type="float">
            <text:p>18192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18193" calcext:value-type="float">
            <text:p>18193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18194" calcext:value-type="float">
            <text:p>18194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18195" calcext:value-type="float">
            <text:p>18195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18196" calcext:value-type="float">
            <text:p>18196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18197" calcext:value-type="float">
            <text:p>18197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18198" calcext:value-type="float">
            <text:p>18198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18199" calcext:value-type="float">
            <text:p>18199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18200" calcext:value-type="float">
            <text:p>18200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 text:c="2"/>Очень религиозен</text:p>
          </table:table-cell>
          <table:table-cell office:value-type="float" office:value="18201" calcext:value-type="float">
            <text:p>18201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7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202" calcext:value-type="float">
            <text:p>18202</text:p>
          </table:table-cell>
          <table:table-cell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ждый день</text:p>
          </table:table-cell>
          <table:table-cell office:value-type="float" office:value="18858" calcext:value-type="float">
            <text:p>18858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8859" calcext:value-type="float">
            <text:p>18859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18860" calcext:value-type="float">
            <text:p>18860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По крайней мере, раз в месяц</text:p>
          </table:table-cell>
          <table:table-cell office:value-type="float" office:value="18861" calcext:value-type="float">
            <text:p>18861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8862" calcext:value-type="float">
            <text:p>18862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ще реже</text:p>
          </table:table-cell>
          <table:table-cell office:value-type="float" office:value="18863" calcext:value-type="float">
            <text:p>18863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икогда</text:p>
          </table:table-cell>
          <table:table-cell office:value-type="float" office:value="18864" calcext:value-type="float">
            <text:p>18864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8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65" calcext:value-type="float">
            <text:p>18865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ждый день</text:p>
          </table:table-cell>
          <table:table-cell office:value-type="float" office:value="18858" calcext:value-type="float">
            <text:p>18858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8859" calcext:value-type="float">
            <text:p>18859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18860" calcext:value-type="float">
            <text:p>18860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По крайней мере, раз в месяц</text:p>
          </table:table-cell>
          <table:table-cell office:value-type="float" office:value="18861" calcext:value-type="float">
            <text:p>18861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8862" calcext:value-type="float">
            <text:p>18862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Еще реже</text:p>
          </table:table-cell>
          <table:table-cell office:value-type="float" office:value="18863" calcext:value-type="float">
            <text:p>18863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икогда</text:p>
          </table:table-cell>
          <table:table-cell office:value-type="float" office:value="18864" calcext:value-type="float">
            <text:p>18864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69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865" calcext:value-type="float">
            <text:p>18865</text:p>
          </table:table-cell>
          <table:table-cell office:value-type="float" office:value="2358" calcext:value-type="float">
            <text:p>2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0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ЦВЕТ КОЖИ ИЛИ РАСА</text:p>
          </table:table-cell>
          <table:table-cell office:value-type="float" office:value="13659" calcext:value-type="float">
            <text:p>13659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ГРАЖДАНСТВО</text:p>
          </table:table-cell>
          <table:table-cell office:value-type="float" office:value="13660" calcext:value-type="float">
            <text:p>13660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ЕЛИГИЯ</text:p>
          </table:table-cell>
          <table:table-cell office:value-type="float" office:value="13661" calcext:value-type="float">
            <text:p>13661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ЯЗЫК</text:p>
          </table:table-cell>
          <table:table-cell office:value-type="float" office:value="13662" calcext:value-type="float">
            <text:p>13662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ЦИОНАЛЬНОСТЬ (ЭТНИЧЕСКАЯ ПРИНАДЛЕЖНОСТЬ)</text:p>
          </table:table-cell>
          <table:table-cell office:value-type="float" office:value="13663" calcext:value-type="float">
            <text:p>13663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ОЗРАСТ</text:p>
          </table:table-cell>
          <table:table-cell office:value-type="float" office:value="13664" calcext:value-type="float">
            <text:p>13664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Л</text:p>
          </table:table-cell>
          <table:table-cell office:value-type="float" office:value="13665" calcext:value-type="float">
            <text:p>13665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СЕКСУАЛЬНАЯ ОРИЕНТАЦИЯ</text:p>
          </table:table-cell>
          <table:table-cell office:value-type="float" office:value="13666" calcext:value-type="float">
            <text:p>13666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ИНВАЛИДНОСТЬ</text:p>
          </table:table-cell>
          <table:table-cell office:value-type="float" office:value="13667" calcext:value-type="float">
            <text:p>13667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ДРУГОЕ</text:p>
          </table:table-cell>
          <table:table-cell office:value-type="float" office:value="13668" calcext:value-type="float">
            <text:p>13668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69" calcext:value-type="float">
            <text:p>13669</text:p>
          </table:table-cell>
          <table:table-cell office:value-type="float" office:value="1722" calcext:value-type="float">
            <text:p>1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РОССИЙСКОЕ</text:p>
          </table:table-cell>
          <table:table-cell office:value-type="float" office:value="13670" calcext:value-type="float">
            <text:p>13670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БЕЛОРУССКОЕ</text:p>
          </table:table-cell>
          <table:table-cell office:value-type="float" office:value="13671" calcext:value-type="float">
            <text:p>13671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МОЛДАВСКОЕ</text:p>
          </table:table-cell>
          <table:table-cell office:value-type="float" office:value="13672" calcext:value-type="float">
            <text:p>13672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ДРУГОЕ</text:p>
          </table:table-cell>
          <table:table-cell office:value-type="float" office:value="13673" calcext:value-type="float">
            <text:p>13673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3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4" calcext:value-type="float">
            <text:p>13674</text:p>
          </table:table-cell>
          <table:table-cell office:value-type="float" office:value="1723" calcext:value-type="float">
            <text:p>1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РОССИЯ</text:p>
          </table:table-cell>
          <table:table-cell office:value-type="float" office:value="13675" calcext:value-type="float">
            <text:p>13675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БЕЛОРУССИЯ</text:p>
          </table:table-cell>
          <table:table-cell office:value-type="float" office:value="13676" calcext:value-type="float">
            <text:p>13676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МОЛДОВА</text:p>
          </table:table-cell>
          <table:table-cell office:value-type="float" office:value="13677" calcext:value-type="float">
            <text:p>13677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ДРУГАЯ</text:p>
          </table:table-cell>
          <table:table-cell office:value-type="float" office:value="13678" calcext:value-type="float">
            <text:p>13678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5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9" calcext:value-type="float">
            <text:p>13679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6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7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8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79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РОССИЯ</text:p>
          </table:table-cell>
          <table:table-cell office:value-type="float" office:value="13675" calcext:value-type="float">
            <text:p>13675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БЕЛОРУССИЯ</text:p>
          </table:table-cell>
          <table:table-cell office:value-type="float" office:value="13676" calcext:value-type="float">
            <text:p>13676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МОЛДОВА</text:p>
          </table:table-cell>
          <table:table-cell office:value-type="float" office:value="13677" calcext:value-type="float">
            <text:p>13677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ДРУГАЯ</text:p>
          </table:table-cell>
          <table:table-cell office:value-type="float" office:value="13678" calcext:value-type="float">
            <text:p>13678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0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9" calcext:value-type="float">
            <text:p>13679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РОССИЯ</text:p>
          </table:table-cell>
          <table:table-cell office:value-type="float" office:value="13675" calcext:value-type="float">
            <text:p>13675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БЕЛОРУССИЯ</text:p>
          </table:table-cell>
          <table:table-cell office:value-type="float" office:value="13676" calcext:value-type="float">
            <text:p>13676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МОЛДОВА</text:p>
          </table:table-cell>
          <table:table-cell office:value-type="float" office:value="13677" calcext:value-type="float">
            <text:p>13677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ДРУГАЯ</text:p>
          </table:table-cell>
          <table:table-cell office:value-type="float" office:value="13678" calcext:value-type="float">
            <text:p>13678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2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679" calcext:value-type="float">
            <text:p>13679</text:p>
          </table:table-cell>
          <table:table-cell office:value-type="float" office:value="1724" calcext:value-type="float">
            <text:p>17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ичего неправильного в этом нет</text:p>
          </table:table-cell>
          <table:table-cell office:value-type="float" office:value="25742" calcext:value-type="float">
            <text:p>25742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Это не совсем правильно</text:p>
          </table:table-cell>
          <table:table-cell office:value-type="float" office:value="25743" calcext:value-type="float">
            <text:p>25743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Это неправильно</text:p>
          </table:table-cell>
          <table:table-cell office:value-type="float" office:value="25744" calcext:value-type="float">
            <text:p>25744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Это совершенно неправильно</text:p>
          </table:table-cell>
          <table:table-cell office:value-type="float" office:value="25745" calcext:value-type="float">
            <text:p>25745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46" calcext:value-type="float">
            <text:p>25746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ичего неправильного в этом нет</text:p>
          </table:table-cell>
          <table:table-cell office:value-type="float" office:value="25742" calcext:value-type="float">
            <text:p>25742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Это не совсем правильно</text:p>
          </table:table-cell>
          <table:table-cell office:value-type="float" office:value="25743" calcext:value-type="float">
            <text:p>25743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Это неправильно</text:p>
          </table:table-cell>
          <table:table-cell office:value-type="float" office:value="25744" calcext:value-type="float">
            <text:p>25744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Это совершенно неправильно</text:p>
          </table:table-cell>
          <table:table-cell office:value-type="float" office:value="25745" calcext:value-type="float">
            <text:p>25745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46" calcext:value-type="float">
            <text:p>25746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ичего неправильного в этом нет</text:p>
          </table:table-cell>
          <table:table-cell office:value-type="float" office:value="25742" calcext:value-type="float">
            <text:p>25742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Это не совсем правильно</text:p>
          </table:table-cell>
          <table:table-cell office:value-type="float" office:value="25743" calcext:value-type="float">
            <text:p>25743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Это неправильно</text:p>
          </table:table-cell>
          <table:table-cell office:value-type="float" office:value="25744" calcext:value-type="float">
            <text:p>25744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Это совершенно неправильно</text:p>
          </table:table-cell>
          <table:table-cell office:value-type="float" office:value="25745" calcext:value-type="float">
            <text:p>25745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46" calcext:value-type="float">
            <text:p>25746</text:p>
          </table:table-cell>
          <table:table-cell office:value-type="float" office:value="3180" calcext:value-type="float">
            <text:p>3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5747" calcext:value-type="float">
            <text:p>25747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корее невероятно</text:p>
          </table:table-cell>
          <table:table-cell office:value-type="float" office:value="25748" calcext:value-type="float">
            <text:p>25748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ероятно</text:p>
          </table:table-cell>
          <table:table-cell office:value-type="float" office:value="25749" calcext:value-type="float">
            <text:p>25749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5750" calcext:value-type="float">
            <text:p>25750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51" calcext:value-type="float">
            <text:p>25751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5747" calcext:value-type="float">
            <text:p>25747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корее невероятно</text:p>
          </table:table-cell>
          <table:table-cell office:value-type="float" office:value="25748" calcext:value-type="float">
            <text:p>25748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Вероятно</text:p>
          </table:table-cell>
          <table:table-cell office:value-type="float" office:value="25749" calcext:value-type="float">
            <text:p>25749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5750" calcext:value-type="float">
            <text:p>25750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51" calcext:value-type="float">
            <text:p>25751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5747" calcext:value-type="float">
            <text:p>25747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корее невероятно</text:p>
          </table:table-cell>
          <table:table-cell office:value-type="float" office:value="25748" calcext:value-type="float">
            <text:p>25748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ероятно</text:p>
          </table:table-cell>
          <table:table-cell office:value-type="float" office:value="25749" calcext:value-type="float">
            <text:p>25749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5750" calcext:value-type="float">
            <text:p>25750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51" calcext:value-type="float">
            <text:p>25751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Очень хорошо выполняет свою работу</text:p>
          </table:table-cell>
          <table:table-cell office:value-type="float" office:value="25752" calcext:value-type="float">
            <text:p>25752</text:p>
          </table:table-cell>
          <table:table-cell office:value-type="float" office:value="3182" calcext:value-type="float">
            <text:p>3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Хорошо выполняет свою работу.</text:p>
          </table:table-cell>
          <table:table-cell office:value-type="float" office:value="25753" calcext:value-type="float">
            <text:p>25753</text:p>
          </table:table-cell>
          <table:table-cell office:value-type="float" office:value="3182" calcext:value-type="float">
            <text:p>3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Насколько хорошо, настолько и плохо выполняет свою работу</text:p>
          </table:table-cell>
          <table:table-cell office:value-type="float" office:value="25754" calcext:value-type="float">
            <text:p>25754</text:p>
          </table:table-cell>
          <table:table-cell office:value-type="float" office:value="3182" calcext:value-type="float">
            <text:p>3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лохо выполняет свою работу</text:p>
          </table:table-cell>
          <table:table-cell office:value-type="float" office:value="25755" calcext:value-type="float">
            <text:p>25755</text:p>
          </table:table-cell>
          <table:table-cell office:value-type="float" office:value="3182" calcext:value-type="float">
            <text:p>3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Очень плохо выполняет свою работу</text:p>
          </table:table-cell>
          <table:table-cell office:value-type="float" office:value="25756" calcext:value-type="float">
            <text:p>25756</text:p>
          </table:table-cell>
          <table:table-cell office:value-type="float" office:value="3182" calcext:value-type="float">
            <text:p>3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57" calcext:value-type="float">
            <text:p>25757</text:p>
          </table:table-cell>
          <table:table-cell office:value-type="float" office:value="3182" calcext:value-type="float">
            <text:p>3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Совершенно неудовлетворен(а)</text:p>
          </table:table-cell>
          <table:table-cell office:value-type="float" office:value="25758" calcext:value-type="float">
            <text:p>25758</text:p>
          </table:table-cell>
          <table:table-cell office:value-type="float" office:value="3183" calcext:value-type="float">
            <text:p>3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еудовлетворен(а)</text:p>
          </table:table-cell>
          <table:table-cell office:value-type="float" office:value="25759" calcext:value-type="float">
            <text:p>25759</text:p>
          </table:table-cell>
          <table:table-cell office:value-type="float" office:value="3183" calcext:value-type="float">
            <text:p>3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асколько неудовлетворен(а), настолько и удовлетворен(а)</text:p>
          </table:table-cell>
          <table:table-cell office:value-type="float" office:value="25760" calcext:value-type="float">
            <text:p>25760</text:p>
          </table:table-cell>
          <table:table-cell office:value-type="float" office:value="3183" calcext:value-type="float">
            <text:p>3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У довлетворен(а)</text:p>
          </table:table-cell>
          <table:table-cell office:value-type="float" office:value="25761" calcext:value-type="float">
            <text:p>25761</text:p>
          </table:table-cell>
          <table:table-cell office:value-type="float" office:value="3183" calcext:value-type="float">
            <text:p>3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Очень удовлетворен(а)</text:p>
          </table:table-cell>
          <table:table-cell office:value-type="float" office:value="25762" calcext:value-type="float">
            <text:p>25762</text:p>
          </table:table-cell>
          <table:table-cell office:value-type="float" office:value="3183" calcext:value-type="float">
            <text:p>3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63" calcext:value-type="float">
            <text:p>25763</text:p>
          </table:table-cell>
          <table:table-cell office:value-type="float" office:value="3183" calcext:value-type="float">
            <text:p>3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 богатыми обращается хуже</text:p>
          </table:table-cell>
          <table:table-cell office:value-type="float" office:value="25764" calcext:value-type="float">
            <text:p>25764</text:p>
          </table:table-cell>
          <table:table-cell office:value-type="float" office:value="3184" calcext:value-type="float">
            <text:p>3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 бедными обращается хуже</text:p>
          </table:table-cell>
          <table:table-cell office:value-type="float" office:value="25765" calcext:value-type="float">
            <text:p>25765</text:p>
          </table:table-cell>
          <table:table-cell office:value-type="float" office:value="3184" calcext:value-type="float">
            <text:p>3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 богатыми и с бедными обращается одинаково.</text:p>
          </table:table-cell>
          <table:table-cell office:value-type="float" office:value="25766" calcext:value-type="float">
            <text:p>25766</text:p>
          </table:table-cell>
          <table:table-cell office:value-type="float" office:value="3184" calcext:value-type="float">
            <text:p>3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67" calcext:value-type="float">
            <text:p>25767</text:p>
          </table:table-cell>
          <table:table-cell office:value-type="float" office:value="3184" calcext:value-type="float">
            <text:p>3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 людям, которые по расе или национальности отличаются от большинства населения Украины, относится хуже</text:p>
          </table:table-cell>
          <table:table-cell office:value-type="float" office:value="25768" calcext:value-type="float">
            <text:p>25768</text:p>
          </table:table-cell>
          <table:table-cell office:value-type="float" office:value="3185" calcext:value-type="float">
            <text:p>3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 людям той же расы или национальности, что и большинство населения Украины, относится хуже</text:p>
          </table:table-cell>
          <table:table-cell office:value-type="float" office:value="25769" calcext:value-type="float">
            <text:p>25769</text:p>
          </table:table-cell>
          <table:table-cell office:value-type="float" office:value="3185" calcext:value-type="float">
            <text:p>3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о всем относится одинаково, вне зависимости от расы или национальности</text:p>
          </table:table-cell>
          <table:table-cell office:value-type="float" office:value="25770" calcext:value-type="float">
            <text:p>25770</text:p>
          </table:table-cell>
          <table:table-cell office:value-type="float" office:value="3185" calcext:value-type="float">
            <text:p>3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71" calcext:value-type="float">
            <text:p>25771</text:p>
          </table:table-cell>
          <table:table-cell office:value-type="float" office:value="3185" calcext:value-type="float">
            <text:p>3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Совершенно неуспешна</text:p>
          </table:table-cell>
          <table:table-cell office:value-type="float" office:value="25772" calcext:value-type="float">
            <text:p>25772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25773" calcext:value-type="float">
            <text:p>25773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25774" calcext:value-type="float">
            <text:p>25774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25775" calcext:value-type="float">
            <text:p>25775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25776" calcext:value-type="float">
            <text:p>25776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25777" calcext:value-type="float">
            <text:p>25777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25778" calcext:value-type="float">
            <text:p>25778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25779" calcext:value-type="float">
            <text:p>25779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25780" calcext:value-type="float">
            <text:p>25780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25781" calcext:value-type="float">
            <text:p>25781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5782" calcext:value-type="float">
            <text:p>25782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83" calcext:value-type="float">
            <text:p>25783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Совершенно неуспешна</text:p>
          </table:table-cell>
          <table:table-cell office:value-type="float" office:value="25772" calcext:value-type="float">
            <text:p>25772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25773" calcext:value-type="float">
            <text:p>25773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25774" calcext:value-type="float">
            <text:p>25774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25775" calcext:value-type="float">
            <text:p>25775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25776" calcext:value-type="float">
            <text:p>25776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25777" calcext:value-type="float">
            <text:p>25777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25778" calcext:value-type="float">
            <text:p>25778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25779" calcext:value-type="float">
            <text:p>25779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25780" calcext:value-type="float">
            <text:p>25780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25781" calcext:value-type="float">
            <text:p>25781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5782" calcext:value-type="float">
            <text:p>25782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83" calcext:value-type="float">
            <text:p>25783</text:p>
          </table:table-cell>
          <table:table-cell office:value-type="float" office:value="3186" calcext:value-type="float">
            <text:p>3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медленно</text:p>
          </table:table-cell>
          <table:table-cell office:value-type="float" office:value="25784" calcext:value-type="float">
            <text:p>25784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25785" calcext:value-type="float">
            <text:p>25785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25786" calcext:value-type="float">
            <text:p>25786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25787" calcext:value-type="float">
            <text:p>25787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25788" calcext:value-type="float">
            <text:p>25788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25789" calcext:value-type="float">
            <text:p>25789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25790" calcext:value-type="float">
            <text:p>25790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25791" calcext:value-type="float">
            <text:p>25791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25792" calcext:value-type="float">
            <text:p>25792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25793" calcext:value-type="float">
            <text:p>25793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быстро</text:p>
          </table:table-cell>
          <table:table-cell office:value-type="float" office:value="25794" calcext:value-type="float">
            <text:p>25794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95" calcext:value-type="float">
            <text:p>25795</text:p>
          </table:table-cell>
          <table:table-cell office:value-type="float" office:value="3187" calcext:value-type="float">
            <text:p>3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Совсем не часто</text:p>
          </table:table-cell>
          <table:table-cell office:value-type="float" office:value="25796" calcext:value-type="float">
            <text:p>25796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е очень часто</text:p>
          </table:table-cell>
          <table:table-cell office:value-type="float" office:value="25797" calcext:value-type="float">
            <text:p>25797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Часто</text:p>
          </table:table-cell>
          <table:table-cell office:value-type="float" office:value="25798" calcext:value-type="float">
            <text:p>25798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Или очень часто</text:p>
          </table:table-cell>
          <table:table-cell office:value-type="float" office:value="25799" calcext:value-type="float">
            <text:p>25799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00" calcext:value-type="float">
            <text:p>25800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Совсем не часто</text:p>
          </table:table-cell>
          <table:table-cell office:value-type="float" office:value="25796" calcext:value-type="float">
            <text:p>25796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Не очень часто</text:p>
          </table:table-cell>
          <table:table-cell office:value-type="float" office:value="25797" calcext:value-type="float">
            <text:p>25797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Часто</text:p>
          </table:table-cell>
          <table:table-cell office:value-type="float" office:value="25798" calcext:value-type="float">
            <text:p>25798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Или очень часто</text:p>
          </table:table-cell>
          <table:table-cell office:value-type="float" office:value="25799" calcext:value-type="float">
            <text:p>25799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00" calcext:value-type="float">
            <text:p>25800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Совсем не часто</text:p>
          </table:table-cell>
          <table:table-cell office:value-type="float" office:value="25801" calcext:value-type="float">
            <text:p>25801</text:p>
          </table:table-cell>
          <table:table-cell office:value-type="float" office:value="3189" calcext:value-type="float">
            <text:p>3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Не очень часто</text:p>
          </table:table-cell>
          <table:table-cell office:value-type="float" office:value="25802" calcext:value-type="float">
            <text:p>25802</text:p>
          </table:table-cell>
          <table:table-cell office:value-type="float" office:value="3189" calcext:value-type="float">
            <text:p>3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Часто</text:p>
          </table:table-cell>
          <table:table-cell office:value-type="float" office:value="25803" calcext:value-type="float">
            <text:p>25803</text:p>
          </table:table-cell>
          <table:table-cell office:value-type="float" office:value="3189" calcext:value-type="float">
            <text:p>3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Или очень часто</text:p>
          </table:table-cell>
          <table:table-cell office:value-type="float" office:value="25804" calcext:value-type="float">
            <text:p>25804</text:p>
          </table:table-cell>
          <table:table-cell office:value-type="float" office:value="3189" calcext:value-type="float">
            <text:p>3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НИКТО НИКОГДА НЕ ПРОСИТ МИЛИЦИЮ ОБЪЯСНИТЬ СВОИ РЕШЕНИЯ И ДЕЙСТВИЯ</text:p>
          </table:table-cell>
          <table:table-cell office:value-type="float" office:value="25805" calcext:value-type="float">
            <text:p>25805</text:p>
          </table:table-cell>
          <table:table-cell office:value-type="float" office:value="3189" calcext:value-type="float">
            <text:p>3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06" calcext:value-type="float">
            <text:p>25806</text:p>
          </table:table-cell>
          <table:table-cell office:value-type="float" office:value="3189" calcext:value-type="float">
            <text:p>3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Совсем не моя гражданска я обязанность</text:p>
          </table:table-cell>
          <table:table-cell office:value-type="float" office:value="25807" calcext:value-type="float">
            <text:p>25807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25808" calcext:value-type="float">
            <text:p>25808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25809" calcext:value-type="float">
            <text:p>25809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25810" calcext:value-type="float">
            <text:p>25810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25811" calcext:value-type="float">
            <text:p>25811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25812" calcext:value-type="float">
            <text:p>25812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25813" calcext:value-type="float">
            <text:p>25813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25814" calcext:value-type="float">
            <text:p>25814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25815" calcext:value-type="float">
            <text:p>25815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25816" calcext:value-type="float">
            <text:p>25816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Полностью моя гражданская обязанность</text:p>
          </table:table-cell>
          <table:table-cell office:value-type="float" office:value="25817" calcext:value-type="float">
            <text:p>25817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18" calcext:value-type="float">
            <text:p>25818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Совсем не моя гражданска я обязанность</text:p>
          </table:table-cell>
          <table:table-cell office:value-type="float" office:value="25807" calcext:value-type="float">
            <text:p>25807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25808" calcext:value-type="float">
            <text:p>25808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25809" calcext:value-type="float">
            <text:p>25809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25810" calcext:value-type="float">
            <text:p>25810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25811" calcext:value-type="float">
            <text:p>25811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25812" calcext:value-type="float">
            <text:p>25812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25813" calcext:value-type="float">
            <text:p>25813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25814" calcext:value-type="float">
            <text:p>25814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25815" calcext:value-type="float">
            <text:p>25815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25816" calcext:value-type="float">
            <text:p>25816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Полностью моя гражданская обязанность</text:p>
          </table:table-cell>
          <table:table-cell office:value-type="float" office:value="25817" calcext:value-type="float">
            <text:p>25817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18" calcext:value-type="float">
            <text:p>25818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Совсем не моя гражданска я обязанность</text:p>
          </table:table-cell>
          <table:table-cell office:value-type="float" office:value="25807" calcext:value-type="float">
            <text:p>25807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25808" calcext:value-type="float">
            <text:p>25808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25809" calcext:value-type="float">
            <text:p>25809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25810" calcext:value-type="float">
            <text:p>25810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25811" calcext:value-type="float">
            <text:p>25811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25812" calcext:value-type="float">
            <text:p>25812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25813" calcext:value-type="float">
            <text:p>25813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25814" calcext:value-type="float">
            <text:p>25814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25815" calcext:value-type="float">
            <text:p>25815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25816" calcext:value-type="float">
            <text:p>25816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Полностью моя гражданская обязанность</text:p>
          </table:table-cell>
          <table:table-cell office:value-type="float" office:value="25817" calcext:value-type="float">
            <text:p>25817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3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18" calcext:value-type="float">
            <text:p>25818</text:p>
          </table:table-cell>
          <table:table-cell office:value-type="float" office:value="3190" calcext:value-type="float">
            <text:p>3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6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Никогда</text:p>
          </table:table-cell>
          <table:table-cell office:value-type="float" office:value="25825" calcext:value-type="float">
            <text:p>25825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25826" calcext:value-type="float">
            <text:p>25826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25827" calcext:value-type="float">
            <text:p>25827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25828" calcext:value-type="float">
            <text:p>25828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25829" calcext:value-type="float">
            <text:p>25829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25830" calcext:value-type="float">
            <text:p>25830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25831" calcext:value-type="float">
            <text:p>25831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25832" calcext:value-type="float">
            <text:p>25832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25833" calcext:value-type="float">
            <text:p>25833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25834" calcext:value-type="float">
            <text:p>25834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Всегда</text:p>
          </table:table-cell>
          <table:table-cell office:value-type="float" office:value="25835" calcext:value-type="float">
            <text:p>25835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36" calcext:value-type="float">
            <text:p>25836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чень хорошо выполняют свою работу</text:p>
          </table:table-cell>
          <table:table-cell office:value-type="float" office:value="25837" calcext:value-type="float">
            <text:p>25837</text:p>
          </table:table-cell>
          <table:table-cell office:value-type="float" office:value="3193" calcext:value-type="float">
            <text:p>3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Хорошо выполняет свою работу</text:p>
          </table:table-cell>
          <table:table-cell office:value-type="float" office:value="25838" calcext:value-type="float">
            <text:p>25838</text:p>
          </table:table-cell>
          <table:table-cell office:value-type="float" office:value="3193" calcext:value-type="float">
            <text:p>3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асколько хорошо, настолько и плохо выполняют свою работу</text:p>
          </table:table-cell>
          <table:table-cell office:value-type="float" office:value="25839" calcext:value-type="float">
            <text:p>25839</text:p>
          </table:table-cell>
          <table:table-cell office:value-type="float" office:value="3193" calcext:value-type="float">
            <text:p>3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лохо выполняют свою работу</text:p>
          </table:table-cell>
          <table:table-cell office:value-type="float" office:value="25840" calcext:value-type="float">
            <text:p>25840</text:p>
          </table:table-cell>
          <table:table-cell office:value-type="float" office:value="3193" calcext:value-type="float">
            <text:p>3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чень плохо выполняют свою работу</text:p>
          </table:table-cell>
          <table:table-cell office:value-type="float" office:value="25841" calcext:value-type="float">
            <text:p>25841</text:p>
          </table:table-cell>
          <table:table-cell office:value-type="float" office:value="3193" calcext:value-type="float">
            <text:p>3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42" calcext:value-type="float">
            <text:p>25842</text:p>
          </table:table-cell>
          <table:table-cell office:value-type="float" office:value="3193" calcext:value-type="float">
            <text:p>3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Никогда</text:p>
          </table:table-cell>
          <table:table-cell office:value-type="float" office:value="25825" calcext:value-type="float">
            <text:p>25825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25826" calcext:value-type="float">
            <text:p>25826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25827" calcext:value-type="float">
            <text:p>25827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25828" calcext:value-type="float">
            <text:p>25828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25829" calcext:value-type="float">
            <text:p>25829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25830" calcext:value-type="float">
            <text:p>25830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25831" calcext:value-type="float">
            <text:p>25831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25832" calcext:value-type="float">
            <text:p>25832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25833" calcext:value-type="float">
            <text:p>25833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25834" calcext:value-type="float">
            <text:p>25834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Всегда</text:p>
          </table:table-cell>
          <table:table-cell office:value-type="float" office:value="25835" calcext:value-type="float">
            <text:p>25835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36" calcext:value-type="float">
            <text:p>25836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Никогда</text:p>
          </table:table-cell>
          <table:table-cell office:value-type="float" office:value="25825" calcext:value-type="float">
            <text:p>25825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25826" calcext:value-type="float">
            <text:p>25826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25827" calcext:value-type="float">
            <text:p>25827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25828" calcext:value-type="float">
            <text:p>25828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25829" calcext:value-type="float">
            <text:p>25829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25830" calcext:value-type="float">
            <text:p>25830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25831" calcext:value-type="float">
            <text:p>25831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25832" calcext:value-type="float">
            <text:p>25832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25833" calcext:value-type="float">
            <text:p>25833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25834" calcext:value-type="float">
            <text:p>25834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Всегда</text:p>
          </table:table-cell>
          <table:table-cell office:value-type="float" office:value="25835" calcext:value-type="float">
            <text:p>25835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36" calcext:value-type="float">
            <text:p>25836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Богатый человек более вероятно будет признан виновным</text:p>
          </table:table-cell>
          <table:table-cell office:value-type="float" office:value="25843" calcext:value-type="float">
            <text:p>25843</text:p>
          </table:table-cell>
          <table:table-cell office:value-type="float" office:value="3194" calcext:value-type="float">
            <text:p>3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Бедный человек более вероятно будет признан виновным</text:p>
          </table:table-cell>
          <table:table-cell office:value-type="float" office:value="25844" calcext:value-type="float">
            <text:p>25844</text:p>
          </table:table-cell>
          <table:table-cell office:value-type="float" office:value="3194" calcext:value-type="float">
            <text:p>3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Оба имеют одинаковые шансы быть признанными виновными</text:p>
          </table:table-cell>
          <table:table-cell office:value-type="float" office:value="25845" calcext:value-type="float">
            <text:p>25845</text:p>
          </table:table-cell>
          <table:table-cell office:value-type="float" office:value="3194" calcext:value-type="float">
            <text:p>3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46" calcext:value-type="float">
            <text:p>25846</text:p>
          </table:table-cell>
          <table:table-cell office:value-type="float" office:value="3194" calcext:value-type="float">
            <text:p>3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Человек, который по расовой или национальности принадлежности отличается от большинства населения Украины, более вероятно будет признан виновным</text:p>
          </table:table-cell>
          <table:table-cell office:value-type="float" office:value="25847" calcext:value-type="float">
            <text:p>25847</text:p>
          </table:table-cell>
          <table:table-cell office:value-type="float" office:value="3195" calcext:value-type="float">
            <text:p>3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Человек той же расы или национальности, что и большинство населения Украины, более вероятно будет признан виновным</text:p>
          </table:table-cell>
          <table:table-cell office:value-type="float" office:value="25848" calcext:value-type="float">
            <text:p>25848</text:p>
          </table:table-cell>
          <table:table-cell office:value-type="float" office:value="3195" calcext:value-type="float">
            <text:p>3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Они оба имеют одинаковые шансы быть признанными виновными</text:p>
          </table:table-cell>
          <table:table-cell office:value-type="float" office:value="25849" calcext:value-type="float">
            <text:p>25849</text:p>
          </table:table-cell>
          <table:table-cell office:value-type="float" office:value="3195" calcext:value-type="float">
            <text:p>3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50" calcext:value-type="float">
            <text:p>25850</text:p>
          </table:table-cell>
          <table:table-cell office:value-type="float" office:value="3195" calcext:value-type="float">
            <text:p>3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Никогда</text:p>
          </table:table-cell>
          <table:table-cell office:value-type="float" office:value="25825" calcext:value-type="float">
            <text:p>25825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25826" calcext:value-type="float">
            <text:p>25826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25827" calcext:value-type="float">
            <text:p>25827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25828" calcext:value-type="float">
            <text:p>25828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25829" calcext:value-type="float">
            <text:p>25829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25830" calcext:value-type="float">
            <text:p>25830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25831" calcext:value-type="float">
            <text:p>25831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25832" calcext:value-type="float">
            <text:p>25832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25833" calcext:value-type="float">
            <text:p>25833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25834" calcext:value-type="float">
            <text:p>25834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Всегда</text:p>
          </table:table-cell>
          <table:table-cell office:value-type="float" office:value="25835" calcext:value-type="float">
            <text:p>25835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36" calcext:value-type="float">
            <text:p>25836</text:p>
          </table:table-cell>
          <table:table-cell office:value-type="float" office:value="3192" calcext:value-type="float">
            <text:p>3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Полностью согласен(а)</text:p>
          </table:table-cell>
          <table:table-cell office:value-type="float" office:value="25819" calcext:value-type="float">
            <text:p>25819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Согласен(а)</text:p>
          </table:table-cell>
          <table:table-cell office:value-type="float" office:value="25820" calcext:value-type="float">
            <text:p>25820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асколько согласен(а), настолько и не согласен(а)</text:p>
          </table:table-cell>
          <table:table-cell office:value-type="float" office:value="25821" calcext:value-type="float">
            <text:p>25821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е согласен(а)</text:p>
          </table:table-cell>
          <table:table-cell office:value-type="float" office:value="25822" calcext:value-type="float">
            <text:p>25822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Совершенно не согласен(а)</text:p>
          </table:table-cell>
          <table:table-cell office:value-type="float" office:value="25823" calcext:value-type="float">
            <text:p>25823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24" calcext:value-type="float">
            <text:p>25824</text:p>
          </table:table-cell>
          <table:table-cell office:value-type="float" office:value="3191" calcext:value-type="float">
            <text:p>3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Лишение свободы</text:p>
          </table:table-cell>
          <table:table-cell office:value-type="float" office:value="25851" calcext:value-type="float">
            <text:p>25851</text:p>
          </table:table-cell>
          <table:table-cell office:value-type="float" office:value="3196" calcext:value-type="float">
            <text:p>3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Условное лишение свободы</text:p>
          </table:table-cell>
          <table:table-cell office:value-type="float" office:value="25852" calcext:value-type="float">
            <text:p>25852</text:p>
          </table:table-cell>
          <table:table-cell office:value-type="float" office:value="3196" calcext:value-type="float">
            <text:p>3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Штраф</text:p>
          </table:table-cell>
          <table:table-cell office:value-type="float" office:value="25853" calcext:value-type="float">
            <text:p>25853</text:p>
          </table:table-cell>
          <table:table-cell office:value-type="float" office:value="3196" calcext:value-type="float">
            <text:p>3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Исправительные работы</text:p>
          </table:table-cell>
          <table:table-cell office:value-type="float" office:value="25854" calcext:value-type="float">
            <text:p>25854</text:p>
          </table:table-cell>
          <table:table-cell office:value-type="float" office:value="3196" calcext:value-type="float">
            <text:p>3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Любое другое наказание</text:p>
          </table:table-cell>
          <table:table-cell office:value-type="float" office:value="25855" calcext:value-type="float">
            <text:p>25855</text:p>
          </table:table-cell>
          <table:table-cell office:value-type="float" office:value="3196" calcext:value-type="float">
            <text:p>3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56" calcext:value-type="float">
            <text:p>25856</text:p>
          </table:table-cell>
          <table:table-cell office:value-type="float" office:value="3196" calcext:value-type="float">
            <text:p>3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1-3 месяца</text:p>
          </table:table-cell>
          <table:table-cell office:value-type="float" office:value="25857" calcext:value-type="float">
            <text:p>25857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4-6 месяцев</text:p>
          </table:table-cell>
          <table:table-cell office:value-type="float" office:value="25858" calcext:value-type="float">
            <text:p>25858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7-11 месяцев</text:p>
          </table:table-cell>
          <table:table-cell office:value-type="float" office:value="25859" calcext:value-type="float">
            <text:p>25859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риблизительно 1 год</text:p>
          </table:table-cell>
          <table:table-cell office:value-type="float" office:value="25860" calcext:value-type="float">
            <text:p>25860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риблизительно 2 года</text:p>
          </table:table-cell>
          <table:table-cell office:value-type="float" office:value="25861" calcext:value-type="float">
            <text:p>25861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риблизительно 3 года</text:p>
          </table:table-cell>
          <table:table-cell office:value-type="float" office:value="25862" calcext:value-type="float">
            <text:p>25862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риблизительно 4 года</text:p>
          </table:table-cell>
          <table:table-cell office:value-type="float" office:value="25863" calcext:value-type="float">
            <text:p>25863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риблизительно 5 лет</text:p>
          </table:table-cell>
          <table:table-cell office:value-type="float" office:value="25864" calcext:value-type="float">
            <text:p>25864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6-10 лет</text:p>
          </table:table-cell>
          <table:table-cell office:value-type="float" office:value="25865" calcext:value-type="float">
            <text:p>25865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Более 10 лет</text:p>
          </table:table-cell>
          <table:table-cell office:value-type="float" office:value="25866" calcext:value-type="float">
            <text:p>25866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67" calcext:value-type="float">
            <text:p>25867</text:p>
          </table:table-cell>
          <table:table-cell office:value-type="float" office:value="3197" calcext:value-type="float">
            <text:p>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5868" calcext:value-type="float">
            <text:p>25868</text:p>
          </table:table-cell>
          <table:table-cell office:value-type="float" office:value="3198" calcext:value-type="float">
            <text:p>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25869" calcext:value-type="float">
            <text:p>25869</text:p>
          </table:table-cell>
          <table:table-cell office:value-type="float" office:value="3198" calcext:value-type="float">
            <text:p>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Вероятно</text:p>
          </table:table-cell>
          <table:table-cell office:value-type="float" office:value="25870" calcext:value-type="float">
            <text:p>25870</text:p>
          </table:table-cell>
          <table:table-cell office:value-type="float" office:value="3198" calcext:value-type="float">
            <text:p>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Или очень вероятно</text:p>
          </table:table-cell>
          <table:table-cell office:value-type="float" office:value="25871" calcext:value-type="float">
            <text:p>25871</text:p>
          </table:table-cell>
          <table:table-cell office:value-type="float" office:value="3198" calcext:value-type="float">
            <text:p>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72" calcext:value-type="float">
            <text:p>25872</text:p>
          </table:table-cell>
          <table:table-cell office:value-type="float" office:value="3198" calcext:value-type="float">
            <text:p>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вершенно неохотно</text:p>
          </table:table-cell>
          <table:table-cell office:value-type="float" office:value="25873" calcext:value-type="float">
            <text:p>25873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е очень охотно</text:p>
          </table:table-cell>
          <table:table-cell office:value-type="float" office:value="25874" calcext:value-type="float">
            <text:p>25874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Охотно</text:p>
          </table:table-cell>
          <table:table-cell office:value-type="float" office:value="25875" calcext:value-type="float">
            <text:p>25875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Или очень охотно</text:p>
          </table:table-cell>
          <table:table-cell office:value-type="float" office:value="25876" calcext:value-type="float">
            <text:p>25876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77" calcext:value-type="float">
            <text:p>25877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вершенно неохотно</text:p>
          </table:table-cell>
          <table:table-cell office:value-type="float" office:value="25873" calcext:value-type="float">
            <text:p>25873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е очень охотно</text:p>
          </table:table-cell>
          <table:table-cell office:value-type="float" office:value="25874" calcext:value-type="float">
            <text:p>25874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Охотно</text:p>
          </table:table-cell>
          <table:table-cell office:value-type="float" office:value="25875" calcext:value-type="float">
            <text:p>25875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Или очень охотно</text:p>
          </table:table-cell>
          <table:table-cell office:value-type="float" office:value="25876" calcext:value-type="float">
            <text:p>25876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77" calcext:value-type="float">
            <text:p>25877</text:p>
          </table:table-cell>
          <table:table-cell office:value-type="float" office:value="3199" calcext:value-type="float">
            <text:p>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икогда</text:p>
          </table:table-cell>
          <table:table-cell office:value-type="float" office:value="25878" calcext:value-type="float">
            <text:p>25878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1 раз</text:p>
          </table:table-cell>
          <table:table-cell office:value-type="float" office:value="25879" calcext:value-type="float">
            <text:p>25879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2 раза</text:p>
          </table:table-cell>
          <table:table-cell office:value-type="float" office:value="25880" calcext:value-type="float">
            <text:p>25880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3 или 4 раза</text:p>
          </table:table-cell>
          <table:table-cell office:value-type="float" office:value="25881" calcext:value-type="float">
            <text:p>25881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<text:s/>раз и больше</text:p>
          </table:table-cell>
          <table:table-cell office:value-type="float" office:value="25882" calcext:value-type="float">
            <text:p>25882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83" calcext:value-type="float">
            <text:p>25883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икогда</text:p>
          </table:table-cell>
          <table:table-cell office:value-type="float" office:value="25878" calcext:value-type="float">
            <text:p>25878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1 раз</text:p>
          </table:table-cell>
          <table:table-cell office:value-type="float" office:value="25879" calcext:value-type="float">
            <text:p>25879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2 раза</text:p>
          </table:table-cell>
          <table:table-cell office:value-type="float" office:value="25880" calcext:value-type="float">
            <text:p>25880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3 или 4 раза</text:p>
          </table:table-cell>
          <table:table-cell office:value-type="float" office:value="25881" calcext:value-type="float">
            <text:p>25881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<text:s/>раз и больше</text:p>
          </table:table-cell>
          <table:table-cell office:value-type="float" office:value="25882" calcext:value-type="float">
            <text:p>25882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83" calcext:value-type="float">
            <text:p>25883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Никогда</text:p>
          </table:table-cell>
          <table:table-cell office:value-type="float" office:value="25878" calcext:value-type="float">
            <text:p>25878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1 раз</text:p>
          </table:table-cell>
          <table:table-cell office:value-type="float" office:value="25879" calcext:value-type="float">
            <text:p>25879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2 раза</text:p>
          </table:table-cell>
          <table:table-cell office:value-type="float" office:value="25880" calcext:value-type="float">
            <text:p>25880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3 или 4 раза</text:p>
          </table:table-cell>
          <table:table-cell office:value-type="float" office:value="25881" calcext:value-type="float">
            <text:p>25881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раз и больше</text:p>
          </table:table-cell>
          <table:table-cell office:value-type="float" office:value="25882" calcext:value-type="float">
            <text:p>25882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2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83" calcext:value-type="float">
            <text:p>25883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/жена, незарегистрированный муж/жена</text:p>
          </table:table-cell>
          <table:table-cell office:value-type="float" office:value="18422" calcext:value-type="float">
            <text:p>18422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/дочь (включая приемных детей/ пасынка (падчерицу), воспитанников, детей</text:p>
          </table:table-cell>
          <table:table-cell office:value-type="float" office:value="18423" calcext:value-type="float">
            <text:p>18423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незарегистрированного мужа/жены)</text:p>
          </table:table-cell>
          <table:table-cell office:value-type="float" office:value="18424" calcext:value-type="float">
            <text:p>18424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и, родители мужа/жены или незарегистрированного мужа/жены, включая отчима или</text:p>
          </table:table-cell>
          <table:table-cell office:value-type="float" office:value="18425" calcext:value-type="float">
            <text:p>18425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ачеху</text:p>
          </table:table-cell>
          <table:table-cell office:value-type="float" office:value="18426" calcext:value-type="float">
            <text:p>18426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Брат/сестра (включая сводных, не родных)</text:p>
          </table:table-cell>
          <table:table-cell office:value-type="float" office:value="18427" calcext:value-type="float">
            <text:p>18427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ие родственники</text:p>
          </table:table-cell>
          <table:table-cell office:value-type="float" office:value="18428" calcext:value-type="float">
            <text:p>18428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ие, не являющиеся формальными родственниками</text:p>
          </table:table-cell>
          <table:table-cell office:value-type="float" office:value="18429" calcext:value-type="float">
            <text:p>18429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430" calcext:value-type="float">
            <text:p>18430</text:p>
          </table:table-cell>
          <table:table-cell office:value-type="float" office:value="2313" calcext:value-type="float">
            <text:p>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остоите в официальном браке</text:p>
          </table:table-cell>
          <table:table-cell office:value-type="float" office:value="25884" calcext:value-type="float">
            <text:p>25884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Живете вместе, но официально не зарегистрированы</text:p>
          </table:table-cell>
          <table:table-cell office:value-type="float" office:value="25885" calcext:value-type="float">
            <text:p>25885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Официально разведены</text:p>
          </table:table-cell>
          <table:table-cell office:value-type="float" office:value="25886" calcext:value-type="float">
            <text:p>25886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87" calcext:value-type="float">
            <text:p>25887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Состоите в браке</text:p>
          </table:table-cell>
          <table:table-cell office:value-type="float" office:value="25888" calcext:value-type="float">
            <text:p>25888</text:p>
          </table:table-cell>
          <table:table-cell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Официально разведены</text:p>
          </table:table-cell>
          <table:table-cell office:value-type="float" office:value="25889" calcext:value-type="float">
            <text:p>25889</text:p>
          </table:table-cell>
          <table:table-cell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довец/ вдова</text:p>
          </table:table-cell>
          <table:table-cell office:value-type="float" office:value="25890" calcext:value-type="float">
            <text:p>25890</text:p>
          </table:table-cell>
          <table:table-cell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Ничего из перечисленного – НИКОГДА не состоял(а) в браке</text:p>
          </table:table-cell>
          <table:table-cell office:value-type="float" office:value="25891" calcext:value-type="float">
            <text:p>25891</text:p>
          </table:table-cell>
          <table:table-cell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92" calcext:value-type="float">
            <text:p>25892</text:p>
          </table:table-cell>
          <table:table-cell office:value-type="float" office:value="3202" calcext:value-type="float">
            <text:p>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8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8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8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Большой город</text:p>
          </table:table-cell>
          <table:table-cell office:value-type="float" office:value="13814" calcext:value-type="float">
            <text:p>13814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Пригород или окраина большого города</text:p>
          </table:table-cell>
          <table:table-cell office:value-type="float" office:value="13815" calcext:value-type="float">
            <text:p>13815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Небольшой город</text:p>
          </table:table-cell>
          <table:table-cell office:value-type="float" office:value="13816" calcext:value-type="float">
            <text:p>13816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Село/деревня</text:p>
          </table:table-cell>
          <table:table-cell office:value-type="float" office:value="13817" calcext:value-type="float">
            <text:p>13817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Ферма или отдельный дом (хутор) в сельской местности</text:p>
          </table:table-cell>
          <table:table-cell office:value-type="float" office:value="13818" calcext:value-type="float">
            <text:p>13818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3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19" calcext:value-type="float">
            <text:p>13819</text:p>
          </table:table-cell>
          <table:table-cell office:value-type="float" office:value="1747" calcext:value-type="float">
            <text:p>1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еполное начальное образование (меньше 4-х классов средней школы)</text:p>
          </table:table-cell>
          <table:table-cell office:value-type="float" office:value="25893" calcext:value-type="float">
            <text:p>25893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25894" calcext:value-type="float">
            <text:p>25894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еполное среднее образование (аттестат за 8-9 классов средней школы)</text:p>
          </table:table-cell>
          <table:table-cell office:value-type="float" office:value="25895" calcext:value-type="float">
            <text:p>25895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ТУ на базе неполного среднего образования, нет аттестата о полном среднем образовании</text:p>
          </table:table-cell>
          <table:table-cell office:value-type="float" office:value="25896" calcext:value-type="float">
            <text:p>25896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олное среднее образование (аттестат о полном среднем образовании за 10-11 классов средней школы)</text:p>
          </table:table-cell>
          <table:table-cell office:value-type="float" office:value="25897" calcext:value-type="float">
            <text:p>25897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Закончил ПТУ на базе неполного среднего образования (аттестат за 8-9 классов средней школы), получил диплом о среднем образовании</text:p>
          </table:table-cell>
          <table:table-cell office:value-type="float" office:value="25898" calcext:value-type="float">
            <text:p>25898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ополнительное обучение на базе полного среднего образования (профессиональные, общеобразовательные курсы и т.п.)</text:p>
          </table:table-cell>
          <table:table-cell office:value-type="float" office:value="25899" calcext:value-type="float">
            <text:p>25899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ТУ на базе полного среднего образования</text:p>
          </table:table-cell>
          <table:table-cell office:value-type="float" office:value="25900" calcext:value-type="float">
            <text:p>25900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еполное высшее образование (младший специалист – диплом техникума, училища, колледжа)</text:p>
          </table:table-cell>
          <table:table-cell office:value-type="float" office:value="25901" calcext:value-type="float">
            <text:p>25901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Базовое высшее образование (бакалавр)</text:p>
          </table:table-cell>
          <table:table-cell office:value-type="float" office:value="25902" calcext:value-type="float">
            <text:p>25902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олное высшее образование (специалист)</text:p>
          </table:table-cell>
          <table:table-cell office:value-type="float" office:value="25903" calcext:value-type="float">
            <text:p>25903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олное высшее образование (магистр)</text:p>
          </table:table-cell>
          <table:table-cell office:value-type="float" office:value="25904" calcext:value-type="float">
            <text:p>25904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Аспирантура, ученая степень</text:p>
          </table:table-cell>
          <table:table-cell office:value-type="float" office:value="25905" calcext:value-type="float">
            <text:p>25905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ДРУГОЕ</text:p>
          </table:table-cell>
          <table:table-cell office:value-type="float" office:value="25906" calcext:value-type="float">
            <text:p>25906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07" calcext:value-type="float">
            <text:p>25907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13843" calcext:value-type="float">
            <text:p>13843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3844" calcext:value-type="float">
            <text:p>13844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Без работы, но активно ищу работу</text:p>
          </table:table-cell>
          <table:table-cell office:value-type="float" office:value="13845" calcext:value-type="float">
            <text:p>13845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Без работы, хочу работать, но активно не ищу работу</text:p>
          </table:table-cell>
          <table:table-cell office:value-type="float" office:value="13846" calcext:value-type="float">
            <text:p>13846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3847" calcext:value-type="float">
            <text:p>13847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На пенсии</text:p>
          </table:table-cell>
          <table:table-cell office:value-type="float" office:value="13848" calcext:value-type="float">
            <text:p>13848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3849" calcext:value-type="float">
            <text:p>13849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3850" calcext:value-type="float">
            <text:p>13850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ДРУГОЕ</text:p>
          </table:table-cell>
          <table:table-cell office:value-type="float" office:value="13851" calcext:value-type="float">
            <text:p>13851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2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52" calcext:value-type="float">
            <text:p>13852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13843" calcext:value-type="float">
            <text:p>13843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13844" calcext:value-type="float">
            <text:p>13844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Без работы, но активно ищу работу</text:p>
          </table:table-cell>
          <table:table-cell office:value-type="float" office:value="13845" calcext:value-type="float">
            <text:p>13845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Без работы, хочу работать, но активно не ищу работу</text:p>
          </table:table-cell>
          <table:table-cell office:value-type="float" office:value="13846" calcext:value-type="float">
            <text:p>13846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13847" calcext:value-type="float">
            <text:p>13847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На пенсии</text:p>
          </table:table-cell>
          <table:table-cell office:value-type="float" office:value="13848" calcext:value-type="float">
            <text:p>13848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13849" calcext:value-type="float">
            <text:p>13849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13850" calcext:value-type="float">
            <text:p>13850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ДРУГОЕ</text:p>
          </table:table-cell>
          <table:table-cell office:value-type="float" office:value="13851" calcext:value-type="float">
            <text:p>13851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3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52" calcext:value-type="float">
            <text:p>13852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4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13864" calcext:value-type="float">
            <text:p>13864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Работаете на себя (самозанятость)</text:p>
          </table:table-cell>
          <table:table-cell office:value-type="float" office:value="13865" calcext:value-type="float">
            <text:p>13865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Работаете в собственном семейном бизнесе</text:p>
          </table:table-cell>
          <table:table-cell office:value-type="float" office:value="13866" calcext:value-type="float">
            <text:p>13866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67" calcext:value-type="float">
            <text:p>13867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Оформлен(а) на постоянную работу</text:p>
          </table:table-cell>
          <table:table-cell office:value-type="float" office:value="25908" calcext:value-type="float">
            <text:p>25908</text:p>
          </table:table-cell>
          <table:table-cell office:value-type="float" office:value="3204" calcext:value-type="float">
            <text:p>3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Оформлен(а) временно</text:p>
          </table:table-cell>
          <table:table-cell office:value-type="float" office:value="25909" calcext:value-type="float">
            <text:p>25909</text:p>
          </table:table-cell>
          <table:table-cell office:value-type="float" office:value="3204" calcext:value-type="float">
            <text:p>3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Работаю без письменного оформления</text:p>
          </table:table-cell>
          <table:table-cell office:value-type="float" office:value="25910" calcext:value-type="float">
            <text:p>25910</text:p>
          </table:table-cell>
          <table:table-cell office:value-type="float" office:value="3204" calcext:value-type="float">
            <text:p>3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4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11" calcext:value-type="float">
            <text:p>25911</text:p>
          </table:table-cell>
          <table:table-cell office:value-type="float" office:value="3204" calcext:value-type="float">
            <text:p>3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Временная работа или работа на определенный срок, не превышающий 12 месяцев</text:p>
          </table:table-cell>
          <table:table-cell office:value-type="float" office:value="25912" calcext:value-type="float">
            <text:p>25912</text:p>
          </table:table-cell>
          <table:table-cell office:value-type="float" office:value="3205" calcext:value-type="float">
            <text:p>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Временная работа или работа на определенный срок – от 12 месяцев и больше</text:p>
          </table:table-cell>
          <table:table-cell office:value-type="float" office:value="25913" calcext:value-type="float">
            <text:p>25913</text:p>
          </table:table-cell>
          <table:table-cell office:value-type="float" office:value="3205" calcext:value-type="float">
            <text:p>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Постоянная работа</text:p>
          </table:table-cell>
          <table:table-cell office:value-type="float" office:value="25914" calcext:value-type="float">
            <text:p>25914</text:p>
          </table:table-cell>
          <table:table-cell office:value-type="float" office:value="3205" calcext:value-type="float">
            <text:p>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ДРУГОЕ</text:p>
          </table:table-cell>
          <table:table-cell office:value-type="float" office:value="25915" calcext:value-type="float">
            <text:p>25915</text:p>
          </table:table-cell>
          <table:table-cell office:value-type="float" office:value="3205" calcext:value-type="float">
            <text:p>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0</text:p>
          </table:table-cell>
          <table:table-cell office:value-type="string" calcext:value-type="string">
            <text:p>F23а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16" calcext:value-type="float">
            <text:p>25916</text:p>
          </table:table-cell>
          <table:table-cell office:value-type="float" office:value="3205" calcext:value-type="float">
            <text:p>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До 10</text:p>
          </table:table-cell>
          <table:table-cell office:value-type="float" office:value="25917" calcext:value-type="float">
            <text:p>25917</text:p>
          </table:table-cell>
          <table:table-cell office:value-type="float" office:value="3206" calcext:value-type="float">
            <text:p>3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От 10 до 24</text:p>
          </table:table-cell>
          <table:table-cell office:value-type="float" office:value="25918" calcext:value-type="float">
            <text:p>25918</text:p>
          </table:table-cell>
          <table:table-cell office:value-type="float" office:value="3206" calcext:value-type="float">
            <text:p>3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От 25 до 99</text:p>
          </table:table-cell>
          <table:table-cell office:value-type="float" office:value="25919" calcext:value-type="float">
            <text:p>25919</text:p>
          </table:table-cell>
          <table:table-cell office:value-type="float" office:value="3206" calcext:value-type="float">
            <text:p>3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От 100 до 499</text:p>
          </table:table-cell>
          <table:table-cell office:value-type="float" office:value="25920" calcext:value-type="float">
            <text:p>25920</text:p>
          </table:table-cell>
          <table:table-cell office:value-type="float" office:value="3206" calcext:value-type="float">
            <text:p>3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500 или больше</text:p>
          </table:table-cell>
          <table:table-cell office:value-type="float" office:value="25921" calcext:value-type="float">
            <text:p>25921</text:p>
          </table:table-cell>
          <table:table-cell office:value-type="float" office:value="3206" calcext:value-type="float">
            <text:p>3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22" calcext:value-type="float">
            <text:p>25922</text:p>
          </table:table-cell>
          <table:table-cell office:value-type="float" office:value="3206" calcext:value-type="float">
            <text:p>3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3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У меня нет/ не было на это никакого влияния</text:p>
          </table:table-cell>
          <table:table-cell office:value-type="float" office:value="18460" calcext:value-type="float">
            <text:p>18460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float" office:value="1" calcext:value-type="float">
            <text:p>1</text:p>
          </table:table-cell>
          <table:table-cell office:value-type="float" office:value="18461" calcext:value-type="float">
            <text:p>18461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float" office:value="2" calcext:value-type="float">
            <text:p>2</text:p>
          </table:table-cell>
          <table:table-cell office:value-type="float" office:value="18462" calcext:value-type="float">
            <text:p>18462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float" office:value="3" calcext:value-type="float">
            <text:p>3</text:p>
          </table:table-cell>
          <table:table-cell office:value-type="float" office:value="18463" calcext:value-type="float">
            <text:p>18463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float" office:value="4" calcext:value-type="float">
            <text:p>4</text:p>
          </table:table-cell>
          <table:table-cell office:value-type="float" office:value="18464" calcext:value-type="float">
            <text:p>18464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float" office:value="5" calcext:value-type="float">
            <text:p>5</text:p>
          </table:table-cell>
          <table:table-cell office:value-type="float" office:value="18465" calcext:value-type="float">
            <text:p>18465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float" office:value="6" calcext:value-type="float">
            <text:p>6</text:p>
          </table:table-cell>
          <table:table-cell office:value-type="float" office:value="18466" calcext:value-type="float">
            <text:p>18466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float" office:value="7" calcext:value-type="float">
            <text:p>7</text:p>
          </table:table-cell>
          <table:table-cell office:value-type="float" office:value="18467" calcext:value-type="float">
            <text:p>18467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float" office:value="8" calcext:value-type="float">
            <text:p>8</text:p>
          </table:table-cell>
          <table:table-cell office:value-type="float" office:value="18468" calcext:value-type="float">
            <text:p>18468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float" office:value="9" calcext:value-type="float">
            <text:p>9</text:p>
          </table:table-cell>
          <table:table-cell office:value-type="float" office:value="18469" calcext:value-type="float">
            <text:p>18469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Это полностью зависит /зависело от меня</text:p>
          </table:table-cell>
          <table:table-cell office:value-type="float" office:value="18470" calcext:value-type="float">
            <text:p>18470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471" calcext:value-type="float">
            <text:p>18471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У меня нет/ не было на это никакого влияния</text:p>
          </table:table-cell>
          <table:table-cell office:value-type="float" office:value="18460" calcext:value-type="float">
            <text:p>18460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float" office:value="1" calcext:value-type="float">
            <text:p>1</text:p>
          </table:table-cell>
          <table:table-cell office:value-type="float" office:value="18461" calcext:value-type="float">
            <text:p>18461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float" office:value="2" calcext:value-type="float">
            <text:p>2</text:p>
          </table:table-cell>
          <table:table-cell office:value-type="float" office:value="18462" calcext:value-type="float">
            <text:p>18462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float" office:value="3" calcext:value-type="float">
            <text:p>3</text:p>
          </table:table-cell>
          <table:table-cell office:value-type="float" office:value="18463" calcext:value-type="float">
            <text:p>18463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float" office:value="4" calcext:value-type="float">
            <text:p>4</text:p>
          </table:table-cell>
          <table:table-cell office:value-type="float" office:value="18464" calcext:value-type="float">
            <text:p>18464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float" office:value="5" calcext:value-type="float">
            <text:p>5</text:p>
          </table:table-cell>
          <table:table-cell office:value-type="float" office:value="18465" calcext:value-type="float">
            <text:p>18465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float" office:value="6" calcext:value-type="float">
            <text:p>6</text:p>
          </table:table-cell>
          <table:table-cell office:value-type="float" office:value="18466" calcext:value-type="float">
            <text:p>18466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float" office:value="7" calcext:value-type="float">
            <text:p>7</text:p>
          </table:table-cell>
          <table:table-cell office:value-type="float" office:value="18467" calcext:value-type="float">
            <text:p>18467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float" office:value="8" calcext:value-type="float">
            <text:p>8</text:p>
          </table:table-cell>
          <table:table-cell office:value-type="float" office:value="18468" calcext:value-type="float">
            <text:p>18468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float" office:value="9" calcext:value-type="float">
            <text:p>9</text:p>
          </table:table-cell>
          <table:table-cell office:value-type="float" office:value="18469" calcext:value-type="float">
            <text:p>18469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Это полностью зависит /зависело от меня</text:p>
          </table:table-cell>
          <table:table-cell office:value-type="float" office:value="18470" calcext:value-type="float">
            <text:p>18470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471" calcext:value-type="float">
            <text:p>18471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<text:s/>У меня нет/ не было на это никакого влияния</text:p>
          </table:table-cell>
          <table:table-cell office:value-type="float" office:value="18460" calcext:value-type="float">
            <text:p>18460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float" office:value="1" calcext:value-type="float">
            <text:p>1</text:p>
          </table:table-cell>
          <table:table-cell office:value-type="float" office:value="18461" calcext:value-type="float">
            <text:p>18461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float" office:value="2" calcext:value-type="float">
            <text:p>2</text:p>
          </table:table-cell>
          <table:table-cell office:value-type="float" office:value="18462" calcext:value-type="float">
            <text:p>18462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float" office:value="3" calcext:value-type="float">
            <text:p>3</text:p>
          </table:table-cell>
          <table:table-cell office:value-type="float" office:value="18463" calcext:value-type="float">
            <text:p>18463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float" office:value="4" calcext:value-type="float">
            <text:p>4</text:p>
          </table:table-cell>
          <table:table-cell office:value-type="float" office:value="18464" calcext:value-type="float">
            <text:p>18464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float" office:value="5" calcext:value-type="float">
            <text:p>5</text:p>
          </table:table-cell>
          <table:table-cell office:value-type="float" office:value="18465" calcext:value-type="float">
            <text:p>18465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float" office:value="6" calcext:value-type="float">
            <text:p>6</text:p>
          </table:table-cell>
          <table:table-cell office:value-type="float" office:value="18466" calcext:value-type="float">
            <text:p>18466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float" office:value="7" calcext:value-type="float">
            <text:p>7</text:p>
          </table:table-cell>
          <table:table-cell office:value-type="float" office:value="18467" calcext:value-type="float">
            <text:p>18467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float" office:value="8" calcext:value-type="float">
            <text:p>8</text:p>
          </table:table-cell>
          <table:table-cell office:value-type="float" office:value="18468" calcext:value-type="float">
            <text:p>18468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float" office:value="9" calcext:value-type="float">
            <text:p>9</text:p>
          </table:table-cell>
          <table:table-cell office:value-type="float" office:value="18469" calcext:value-type="float">
            <text:p>18469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<text:s/>Это полностью зависит /зависело от меня</text:p>
          </table:table-cell>
          <table:table-cell office:value-type="float" office:value="18470" calcext:value-type="float">
            <text:p>18470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6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471" calcext:value-type="float">
            <text:p>18471</text:p>
          </table:table-cell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7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8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59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Центральные или местные органы власти</text:p>
          </table:table-cell>
          <table:table-cell office:value-type="float" office:value="19205" calcext:value-type="float">
            <text:p>19205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ругой общественный сектор (например, образование или медицина)</text:p>
          </table:table-cell>
          <table:table-cell office:value-type="float" office:value="19206" calcext:value-type="float">
            <text:p>19206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Государственная компания</text:p>
          </table:table-cell>
          <table:table-cell office:value-type="float" office:value="19207" calcext:value-type="float">
            <text:p>19207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Частная фирма</text:p>
          </table:table-cell>
          <table:table-cell office:value-type="float" office:value="19208" calcext:value-type="float">
            <text:p>19208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Самозанятый</text:p>
          </table:table-cell>
          <table:table-cell office:value-type="float" office:value="19209" calcext:value-type="float">
            <text:p>19209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ругое</text:p>
          </table:table-cell>
          <table:table-cell office:value-type="float" office:value="19210" calcext:value-type="float">
            <text:p>19210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0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9211" calcext:value-type="float">
            <text:p>19211</text:p>
          </table:table-cell>
          <table:table-cell office:value-type="float" office:value="2398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1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2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3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Я нашел(а)/ мне предложили лучшую работу</text:p>
          </table:table-cell>
          <table:table-cell office:value-type="float" office:value="25923" calcext:value-type="float">
            <text:p>25923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Я решил(а) открыть собственное дело, работать на себя</text:p>
          </table:table-cell>
          <table:table-cell office:value-type="float" office:value="25924" calcext:value-type="float">
            <text:p>25924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Истек срок моего контракта</text:p>
          </table:table-cell>
          <table:table-cell office:value-type="float" office:value="25925" calcext:value-type="float">
            <text:p>25925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еня сократили/ уволили</text:p>
          </table:table-cell>
          <table:table-cell office:value-type="float" office:value="25926" calcext:value-type="float">
            <text:p>25926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Организация, где я работал(а), закрылась, перестала существовать</text:p>
          </table:table-cell>
          <table:table-cell office:value-type="float" office:value="25927" calcext:value-type="float">
            <text:p>25927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ой/семейный бизнес был закрыт или продан другому владельцу</text:p>
          </table:table-cell>
          <table:table-cell office:value-type="float" office:value="25928" calcext:value-type="float">
            <text:p>25928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о болезни или инвалидности</text:p>
          </table:table-cell>
          <table:table-cell office:value-type="float" office:value="25929" calcext:value-type="float">
            <text:p>25929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Вышел (ла) на пенсию</text:p>
          </table:table-cell>
          <table:table-cell office:value-type="float" office:value="25930" calcext:value-type="float">
            <text:p>25930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о личным или семейным обстоятельствам</text:p>
          </table:table-cell>
          <table:table-cell office:value-type="float" office:value="25931" calcext:value-type="float">
            <text:p>25931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Другая причина</text:p>
          </table:table-cell>
          <table:table-cell office:value-type="float" office:value="25932" calcext:value-type="float">
            <text:p>25932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Никогда не менял(а) работу</text:p>
          </table:table-cell>
          <table:table-cell office:value-type="float" office:value="25933" calcext:value-type="float">
            <text:p>25933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4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34" calcext:value-type="float">
            <text:p>25934</text:p>
          </table:table-cell>
          <table:table-cell office:value-type="float" office:value="3207" calcext:value-type="float">
            <text:p>3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5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5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5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6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6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6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7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7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7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8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8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8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Да, в настоящее время</text:p>
          </table:table-cell>
          <table:table-cell office:value-type="float" office:value="13890" calcext:value-type="float">
            <text:p>13890</text:p>
          </table:table-cell>
          <table:table-cell office:value-type="float" office:value="1756" calcext:value-type="float">
            <text:p>1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Да, был(а) раньше</text:p>
          </table:table-cell>
          <table:table-cell office:value-type="float" office:value="13891" calcext:value-type="float">
            <text:p>13891</text:p>
          </table:table-cell>
          <table:table-cell office:value-type="float" office:value="1756" calcext:value-type="float">
            <text:p>1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Нет</text:p>
          </table:table-cell>
          <table:table-cell office:value-type="float" office:value="13892" calcext:value-type="float">
            <text:p>13892</text:p>
          </table:table-cell>
          <table:table-cell office:value-type="float" office:value="1756" calcext:value-type="float">
            <text:p>1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69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893" calcext:value-type="float">
            <text:p>13893</text:p>
          </table:table-cell>
          <table:table-cell office:value-type="float" office:value="1756" calcext:value-type="float">
            <text:p>1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Заработок или зарплата</text:p>
          </table:table-cell>
          <table:table-cell office:value-type="float" office:value="18484" calcext:value-type="float">
            <text:p>18484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 от самозанятости (работа на себя, мелкая собственность) (исключая сельское/подсобное хозяйство)</text:p>
          </table:table-cell>
          <table:table-cell office:value-type="float" office:value="18485" calcext:value-type="float">
            <text:p>18485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 от сельского/подсобного хозяйства</text:p>
          </table:table-cell>
          <table:table-cell office:value-type="float" office:value="18486" calcext:value-type="float">
            <text:p>18486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енсия</text:p>
          </table:table-cell>
          <table:table-cell office:value-type="float" office:value="18487" calcext:value-type="float">
            <text:p>18487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собие по безработице/выходное пособие (по сокращению штатов)</text:p>
          </table:table-cell>
          <table:table-cell office:value-type="float" office:value="18488" calcext:value-type="float">
            <text:p>18488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Любые другие социальные пособия или дотации (субсидии), стипендии</text:p>
          </table:table-cell>
          <table:table-cell office:value-type="float" office:value="18489" calcext:value-type="float">
            <text:p>18489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 от инвестиций, сбережений, страхования или собственности</text:p>
          </table:table-cell>
          <table:table-cell office:value-type="float" office:value="18490" calcext:value-type="float">
            <text:p>18490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 из других источников</text:p>
          </table:table-cell>
          <table:table-cell office:value-type="float" office:value="18491" calcext:value-type="float">
            <text:p>18491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8492" calcext:value-type="float">
            <text:p>18492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Не более 900 грн.</text:p>
          </table:table-cell>
          <table:table-cell office:value-type="float" office:value="25935" calcext:value-type="float">
            <text:p>25935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901 – 1400 грн.</text:p>
          </table:table-cell>
          <table:table-cell office:value-type="float" office:value="25936" calcext:value-type="float">
            <text:p>25936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1401 – 1800 грн.</text:p>
          </table:table-cell>
          <table:table-cell office:value-type="float" office:value="25937" calcext:value-type="float">
            <text:p>25937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1801 – 2100 грн.</text:p>
          </table:table-cell>
          <table:table-cell office:value-type="float" office:value="25938" calcext:value-type="float">
            <text:p>25938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2101 – 2500 грн.</text:p>
          </table:table-cell>
          <table:table-cell office:value-type="float" office:value="25939" calcext:value-type="float">
            <text:p>25939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2501 – 3000 грн.</text:p>
          </table:table-cell>
          <table:table-cell office:value-type="float" office:value="25940" calcext:value-type="float">
            <text:p>25940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3001 – 3600 грн.</text:p>
          </table:table-cell>
          <table:table-cell office:value-type="float" office:value="25941" calcext:value-type="float">
            <text:p>25941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3601 – 4500 грн.</text:p>
          </table:table-cell>
          <table:table-cell office:value-type="float" office:value="25942" calcext:value-type="float">
            <text:p>25942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4501 – 6000 грн.</text:p>
          </table:table-cell>
          <table:table-cell office:value-type="float" office:value="25943" calcext:value-type="float">
            <text:p>25943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Более 6000 грн.</text:p>
          </table:table-cell>
          <table:table-cell office:value-type="float" office:value="25944" calcext:value-type="float">
            <text:p>25944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45" calcext:value-type="float">
            <text:p>25945</text:p>
          </table:table-cell>
          <table:table-cell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2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Нисколько</text:p>
          </table:table-cell>
          <table:table-cell office:value-type="float" office:value="25946" calcext:value-type="float">
            <text:p>25946</text:p>
          </table:table-cell>
          <table:table-cell office:value-type="float" office:value="3209" calcext:value-type="float">
            <text:p>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2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Очень малую часть</text:p>
          </table:table-cell>
          <table:table-cell office:value-type="float" office:value="25947" calcext:value-type="float">
            <text:p>25947</text:p>
          </table:table-cell>
          <table:table-cell office:value-type="float" office:value="3209" calcext:value-type="float">
            <text:p>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2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Меньше половины</text:p>
          </table:table-cell>
          <table:table-cell office:value-type="float" office:value="25948" calcext:value-type="float">
            <text:p>25948</text:p>
          </table:table-cell>
          <table:table-cell office:value-type="float" office:value="3209" calcext:value-type="float">
            <text:p>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2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Около половины</text:p>
          </table:table-cell>
          <table:table-cell office:value-type="float" office:value="25949" calcext:value-type="float">
            <text:p>25949</text:p>
          </table:table-cell>
          <table:table-cell office:value-type="float" office:value="3209" calcext:value-type="float">
            <text:p>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2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Больше половины</text:p>
          </table:table-cell>
          <table:table-cell office:value-type="float" office:value="25950" calcext:value-type="float">
            <text:p>25950</text:p>
          </table:table-cell>
          <table:table-cell office:value-type="float" office:value="3209" calcext:value-type="float">
            <text:p>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2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Очень большую часть</text:p>
          </table:table-cell>
          <table:table-cell office:value-type="float" office:value="25951" calcext:value-type="float">
            <text:p>25951</text:p>
          </table:table-cell>
          <table:table-cell office:value-type="float" office:value="3209" calcext:value-type="float">
            <text:p>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2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Все</text:p>
          </table:table-cell>
          <table:table-cell office:value-type="float" office:value="25952" calcext:value-type="float">
            <text:p>25952</text:p>
          </table:table-cell>
          <table:table-cell office:value-type="float" office:value="3209" calcext:value-type="float">
            <text:p>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2</text:p>
          </table:table-cell>
          <table:table-cell office:value-type="string" calcext:value-type="string">
            <text:p>F41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53" calcext:value-type="float">
            <text:p>25953</text:p>
          </table:table-cell>
          <table:table-cell office:value-type="float" office:value="3209" calcext:value-type="float">
            <text:p>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Живу комфортно на этот доход</text:p>
          </table:table-cell>
          <table:table-cell office:value-type="float" office:value="13916" calcext:value-type="float">
            <text:p>13916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Можно жить на этот доход</text:p>
          </table:table-cell>
          <table:table-cell office:value-type="float" office:value="13917" calcext:value-type="float">
            <text:p>13917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При таком доходе испытываю определенные затруднения</text:p>
          </table:table-cell>
          <table:table-cell office:value-type="float" office:value="13918" calcext:value-type="float">
            <text:p>13918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При таком доходе испытываю серьезные материальные трудности</text:p>
          </table:table-cell>
          <table:table-cell office:value-type="float" office:value="13919" calcext:value-type="float">
            <text:p>13919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20" calcext:value-type="float">
            <text:p>13920</text:p>
          </table:table-cell>
          <table:table-cell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Очень трудно</text:p>
          </table:table-cell>
          <table:table-cell office:value-type="float" office:value="25954" calcext:value-type="float">
            <text:p>25954</text:p>
          </table:table-cell>
          <table:table-cell office:value-type="float" office:value="3210" calcext:value-type="float">
            <text:p>3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Довольно трудно</text:p>
          </table:table-cell>
          <table:table-cell office:value-type="float" office:value="25955" calcext:value-type="float">
            <text:p>25955</text:p>
          </table:table-cell>
          <table:table-cell office:value-type="float" office:value="3210" calcext:value-type="float">
            <text:p>3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Насколько трудно, настолько и легко</text:p>
          </table:table-cell>
          <table:table-cell office:value-type="float" office:value="25956" calcext:value-type="float">
            <text:p>25956</text:p>
          </table:table-cell>
          <table:table-cell office:value-type="float" office:value="3210" calcext:value-type="float">
            <text:p>3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Довольно легко</text:p>
          </table:table-cell>
          <table:table-cell office:value-type="float" office:value="25957" calcext:value-type="float">
            <text:p>25957</text:p>
          </table:table-cell>
          <table:table-cell office:value-type="float" office:value="3210" calcext:value-type="float">
            <text:p>3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Очень легко</text:p>
          </table:table-cell>
          <table:table-cell office:value-type="float" office:value="25958" calcext:value-type="float">
            <text:p>25958</text:p>
          </table:table-cell>
          <table:table-cell office:value-type="float" office:value="3210" calcext:value-type="float">
            <text:p>3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59" calcext:value-type="float">
            <text:p>25959</text:p>
          </table:table-cell>
          <table:table-cell office:value-type="float" office:value="3210" calcext:value-type="float">
            <text:p>3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еполное начальное образование (меньше 4-х классов средней школы)</text:p>
          </table:table-cell>
          <table:table-cell office:value-type="float" office:value="25893" calcext:value-type="float">
            <text:p>25893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25894" calcext:value-type="float">
            <text:p>25894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еполное среднее образование (аттестат за 8-9 классов средней школы)</text:p>
          </table:table-cell>
          <table:table-cell office:value-type="float" office:value="25895" calcext:value-type="float">
            <text:p>25895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ТУ на базе неполного среднего образования, нет аттестата о полном среднем образовании</text:p>
          </table:table-cell>
          <table:table-cell office:value-type="float" office:value="25896" calcext:value-type="float">
            <text:p>25896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лное среднее образование (аттестат о полном среднем образовании за 10-11 классов средней школы)</text:p>
          </table:table-cell>
          <table:table-cell office:value-type="float" office:value="25897" calcext:value-type="float">
            <text:p>25897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кончил ПТУ на базе неполного среднего образования (аттестат за 8-9 классов средней школы), получил диплом о среднем образовании</text:p>
          </table:table-cell>
          <table:table-cell office:value-type="float" office:value="25898" calcext:value-type="float">
            <text:p>25898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Дополнительное обучение на базе полного среднего образования (профессиональные, общеобразовательные курсы и т.п.)</text:p>
          </table:table-cell>
          <table:table-cell office:value-type="float" office:value="25899" calcext:value-type="float">
            <text:p>25899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ТУ на базе полного среднего образования</text:p>
          </table:table-cell>
          <table:table-cell office:value-type="float" office:value="25900" calcext:value-type="float">
            <text:p>25900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еполное высшее образование (младший специалист – диплом техникума, училища, колледжа)</text:p>
          </table:table-cell>
          <table:table-cell office:value-type="float" office:value="25901" calcext:value-type="float">
            <text:p>25901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Базовое высшее образование (бакалавр)</text:p>
          </table:table-cell>
          <table:table-cell office:value-type="float" office:value="25902" calcext:value-type="float">
            <text:p>25902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лное высшее образование (специалист)</text:p>
          </table:table-cell>
          <table:table-cell office:value-type="float" office:value="25903" calcext:value-type="float">
            <text:p>25903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лное высшее образование (магистр)</text:p>
          </table:table-cell>
          <table:table-cell office:value-type="float" office:value="25904" calcext:value-type="float">
            <text:p>25904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Аспирантура, ученая степень</text:p>
          </table:table-cell>
          <table:table-cell office:value-type="float" office:value="25905" calcext:value-type="float">
            <text:p>25905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ДРУГОЕ</text:p>
          </table:table-cell>
          <table:table-cell office:value-type="float" office:value="25906" calcext:value-type="float">
            <text:p>25906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07" calcext:value-type="float">
            <text:p>25907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25960" calcext:value-type="float">
            <text:p>25960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25961" calcext:value-type="float">
            <text:p>25961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Без работы, но активно ищет работу</text:p>
          </table:table-cell>
          <table:table-cell office:value-type="float" office:value="25962" calcext:value-type="float">
            <text:p>25962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Без работы, хочет работать, но активно не ищет работу</text:p>
          </table:table-cell>
          <table:table-cell office:value-type="float" office:value="25963" calcext:value-type="float">
            <text:p>25963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25964" calcext:value-type="float">
            <text:p>25964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На пенсии 6</text:p>
          </table:table-cell>
          <table:table-cell office:value-type="float" office:value="25965" calcext:value-type="float">
            <text:p>25965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25966" calcext:value-type="float">
            <text:p>25966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25967" calcext:value-type="float">
            <text:p>25967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ДРУГОЕ</text:p>
          </table:table-cell>
          <table:table-cell office:value-type="float" office:value="25968" calcext:value-type="float">
            <text:p>25968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69" calcext:value-type="float">
            <text:p>25969</text:p>
          </table:table-cell>
          <table:table-cell office:value-type="float" office:value="3211" calcext:value-type="float">
            <text:p>3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Оплачиваемая работа (или временно в отпуске) (наемный работник, самозанятый, работа в семейном бизнесе)</text:p>
          </table:table-cell>
          <table:table-cell office:value-type="float" office:value="25970" calcext:value-type="float">
            <text:p>25970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Учеба (не оплачиваемая работодателем), включая каникулы</text:p>
          </table:table-cell>
          <table:table-cell office:value-type="float" office:value="25971" calcext:value-type="float">
            <text:p>25971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Без работы, но активно ищет работу</text:p>
          </table:table-cell>
          <table:table-cell office:value-type="float" office:value="25972" calcext:value-type="float">
            <text:p>25972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Без работы, хочет работать, но активно не ищу работу</text:p>
          </table:table-cell>
          <table:table-cell office:value-type="float" office:value="25973" calcext:value-type="float">
            <text:p>25973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Хронически болен или нетрудоспособен</text:p>
          </table:table-cell>
          <table:table-cell office:value-type="float" office:value="25974" calcext:value-type="float">
            <text:p>25974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На пенсии</text:p>
          </table:table-cell>
          <table:table-cell office:value-type="float" office:value="25975" calcext:value-type="float">
            <text:p>25975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Военная служба по призыву или альтернативная служба</text:p>
          </table:table-cell>
          <table:table-cell office:value-type="float" office:value="25976" calcext:value-type="float">
            <text:p>25976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Домашняя работа, уход за детьми или другими людьми</text:p>
          </table:table-cell>
          <table:table-cell office:value-type="float" office:value="25977" calcext:value-type="float">
            <text:p>25977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ДРУГОЕ</text:p>
          </table:table-cell>
          <table:table-cell office:value-type="float" office:value="25978" calcext:value-type="float">
            <text:p>25978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7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79" calcext:value-type="float">
            <text:p>25979</text:p>
          </table:table-cell>
          <table:table-cell office:value-type="float" office:value="3212" calcext:value-type="float">
            <text:p>3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7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2</text:p>
          </table:table-cell>
          <table:table-cell office:value-type="string" calcext:value-type="string">
            <text:p>F50a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...наемный работник</text:p>
          </table:table-cell>
          <table:table-cell office:value-type="float" office:value="13948" calcext:value-type="float">
            <text:p>13948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...работает на себя (самозанятый)</text:p>
          </table:table-cell>
          <table:table-cell office:value-type="float" office:value="13949" calcext:value-type="float">
            <text:p>13949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...или, работает на Ваш семейный бизнес</text:p>
          </table:table-cell>
          <table:table-cell office:value-type="float" office:value="13950" calcext:value-type="float">
            <text:p>13950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51" calcext:value-type="float">
            <text:p>13951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7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еполное начальное образование (меньше 4-х классов средней школы)</text:p>
          </table:table-cell>
          <table:table-cell office:value-type="float" office:value="25893" calcext:value-type="float">
            <text:p>25893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25894" calcext:value-type="float">
            <text:p>25894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еполное среднее образование (аттестат за 8-9 классов средней школы)</text:p>
          </table:table-cell>
          <table:table-cell office:value-type="float" office:value="25895" calcext:value-type="float">
            <text:p>25895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ТУ на базе неполного среднего образования, нет аттестата о полном среднем образовании</text:p>
          </table:table-cell>
          <table:table-cell office:value-type="float" office:value="25896" calcext:value-type="float">
            <text:p>25896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лное среднее образование (аттестат о полном среднем образовании за 10-11 классов средней школы)</text:p>
          </table:table-cell>
          <table:table-cell office:value-type="float" office:value="25897" calcext:value-type="float">
            <text:p>25897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Закончил ПТУ на базе неполного среднего образования (аттестат за 8-9 классов средней школы), получил диплом о среднем образовании</text:p>
          </table:table-cell>
          <table:table-cell office:value-type="float" office:value="25898" calcext:value-type="float">
            <text:p>25898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ополнительное обучение на базе полного среднего образования (профессиональные, общеобразовательные курсы и т.п.)</text:p>
          </table:table-cell>
          <table:table-cell office:value-type="float" office:value="25899" calcext:value-type="float">
            <text:p>25899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ТУ на базе полного среднего образования</text:p>
          </table:table-cell>
          <table:table-cell office:value-type="float" office:value="25900" calcext:value-type="float">
            <text:p>25900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еполное высшее образование (младший специалист – диплом техникума, училища, колледжа)</text:p>
          </table:table-cell>
          <table:table-cell office:value-type="float" office:value="25901" calcext:value-type="float">
            <text:p>25901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Базовое высшее образование (бакалавр)</text:p>
          </table:table-cell>
          <table:table-cell office:value-type="float" office:value="25902" calcext:value-type="float">
            <text:p>25902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лное высшее образование (специалист)</text:p>
          </table:table-cell>
          <table:table-cell office:value-type="float" office:value="25903" calcext:value-type="float">
            <text:p>25903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лное высшее образование (магистр)</text:p>
          </table:table-cell>
          <table:table-cell office:value-type="float" office:value="25904" calcext:value-type="float">
            <text:p>25904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Аспирантура, ученая степень</text:p>
          </table:table-cell>
          <table:table-cell office:value-type="float" office:value="25905" calcext:value-type="float">
            <text:p>25905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РУГОЕ</text:p>
          </table:table-cell>
          <table:table-cell office:value-type="float" office:value="25906" calcext:value-type="float">
            <text:p>25906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07" calcext:value-type="float">
            <text:p>25907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5980" calcext:value-type="float">
            <text:p>25980</text:p>
          </table:table-cell>
          <table:table-cell office:value-type="float" office:value="3213" calcext:value-type="float">
            <text:p>3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Работал на себя (был самозанятым)</text:p>
          </table:table-cell>
          <table:table-cell office:value-type="float" office:value="25981" calcext:value-type="float">
            <text:p>25981</text:p>
          </table:table-cell>
          <table:table-cell office:value-type="float" office:value="3213" calcext:value-type="float">
            <text:p>3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Не работал</text:p>
          </table:table-cell>
          <table:table-cell office:value-type="float" office:value="25982" calcext:value-type="float">
            <text:p>25982</text:p>
          </table:table-cell>
          <table:table-cell office:value-type="float" office:value="3213" calcext:value-type="float">
            <text:p>3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89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83" calcext:value-type="float">
            <text:p>25983</text:p>
          </table:table-cell>
          <table:table-cell office:value-type="float" office:value="3213" calcext:value-type="float">
            <text:p>3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Нисколько</text:p>
          </table:table-cell>
          <table:table-cell office:value-type="float" office:value="13969" calcext:value-type="float">
            <text:p>13969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От 1 до 24</text:p>
          </table:table-cell>
          <table:table-cell office:value-type="float" office:value="13970" calcext:value-type="float">
            <text:p>13970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25 или больше</text:p>
          </table:table-cell>
          <table:table-cell office:value-type="float" office:value="13971" calcext:value-type="float">
            <text:p>13971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0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72" calcext:value-type="float">
            <text:p>13972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1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2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Профессиональная работа например, такая работа, как: доктор – учитель – инженер – художник – бухгалтер</text:p>
          </table:table-cell>
          <table:table-cell office:value-type="float" office:value="25984" calcext:value-type="float">
            <text:p>25984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Высшая административная работа например, такая работа, как: банкир – управленец в большой бизнес-структуре – чиновник высокого ранга – профсоюзный чиновник</text:p>
          </table:table-cell>
          <table:table-cell office:value-type="float" office:value="25985" calcext:value-type="float">
            <text:p>25985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Служащий например, такая работа, как: секретарь – клерк – офис менеджер – библиотекарь</text:p>
          </table:table-cell>
          <table:table-cell office:value-type="float" office:value="25986" calcext:value-type="float">
            <text:p>25986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та в сфере торговли например, такая работа, как: менеджер по продажам – собственник магазина – продавец –страховой агент</text:p>
          </table:table-cell>
          <table:table-cell office:value-type="float" office:value="25987" calcext:value-type="float">
            <text:p>25987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та в сфере услуг например, такая работа, как: собственник ресторана – сотрудник милиции – официант – сторож –парикмахер – военнослужащий</text:p>
          </table:table-cell>
          <table:table-cell office:value-type="float" office:value="25988" calcext:value-type="float">
            <text:p>25988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Квалифицированный рабочий например, такая работа, как: мастер – механик – типографщик – изготовитель орудий труда –электрик</text:p>
          </table:table-cell>
          <table:table-cell office:value-type="float" office:value="25989" calcext:value-type="float">
            <text:p>25989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Полуквалифицированный рабочий например, такая работа, как: водитель автобуса – рабочий на заводе – столяр – жестянщик – пекарь</text:p>
          </table:table-cell>
          <table:table-cell office:value-type="float" office:value="25990" calcext:value-type="float">
            <text:p>25990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квалифицированный рабочий например, такая работа, как: разнорабочий – швейцар – неквалифицированный рабочий на фабрике</text:p>
          </table:table-cell>
          <table:table-cell office:value-type="float" office:value="25991" calcext:value-type="float">
            <text:p>25991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чий в сельском хозяйстве например, такая работа, как: фермер – разнорабочий в сельском хозяйстве – водитель трактора – рыбак</text:p>
          </table:table-cell>
          <table:table-cell office:value-type="float" office:value="25992" calcext:value-type="float">
            <text:p>25992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3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93" calcext:value-type="float">
            <text:p>25993</text:p>
          </table:table-cell>
          <table:table-cell office:value-type="float" office:value="3214" calcext:value-type="float">
            <text:p>3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полное начальное образование (меньше 4-х классов средней школы)</text:p>
          </table:table-cell>
          <table:table-cell office:value-type="float" office:value="25893" calcext:value-type="float">
            <text:p>25893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ачальное образование (4-7 классов средней школы)</text:p>
          </table:table-cell>
          <table:table-cell office:value-type="float" office:value="25894" calcext:value-type="float">
            <text:p>25894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полное среднее образование (аттестат за 8-9 классов средней школы)</text:p>
          </table:table-cell>
          <table:table-cell office:value-type="float" office:value="25895" calcext:value-type="float">
            <text:p>25895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ТУ на базе неполного среднего образования, нет аттестата о полном среднем образовании</text:p>
          </table:table-cell>
          <table:table-cell office:value-type="float" office:value="25896" calcext:value-type="float">
            <text:p>25896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лное среднее образование (аттестат о полном среднем образовании за 10-11 классов средней школы)</text:p>
          </table:table-cell>
          <table:table-cell office:value-type="float" office:value="25897" calcext:value-type="float">
            <text:p>25897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Закончил ПТУ на базе неполного среднего образования (аттестат за 8-9 классов средней школы), получил диплом о среднем образовании</text:p>
          </table:table-cell>
          <table:table-cell office:value-type="float" office:value="25898" calcext:value-type="float">
            <text:p>25898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ополнительное обучение на базе полного среднего образования (профессиональные, общеобразовательные курсы и т.п.)</text:p>
          </table:table-cell>
          <table:table-cell office:value-type="float" office:value="25899" calcext:value-type="float">
            <text:p>25899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ТУ на базе полного среднего образования</text:p>
          </table:table-cell>
          <table:table-cell office:value-type="float" office:value="25900" calcext:value-type="float">
            <text:p>25900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полное высшее образование (младший специалист – диплом техникума, училища, колледжа)</text:p>
          </table:table-cell>
          <table:table-cell office:value-type="float" office:value="25901" calcext:value-type="float">
            <text:p>25901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Базовое высшее образование (бакалавр)</text:p>
          </table:table-cell>
          <table:table-cell office:value-type="float" office:value="25902" calcext:value-type="float">
            <text:p>25902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лное высшее образование (специалист)</text:p>
          </table:table-cell>
          <table:table-cell office:value-type="float" office:value="25903" calcext:value-type="float">
            <text:p>25903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лное высшее образование (магистр)</text:p>
          </table:table-cell>
          <table:table-cell office:value-type="float" office:value="25904" calcext:value-type="float">
            <text:p>25904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Аспирантура, ученая степень</text:p>
          </table:table-cell>
          <table:table-cell office:value-type="float" office:value="25905" calcext:value-type="float">
            <text:p>25905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РУГОЕ</text:p>
          </table:table-cell>
          <table:table-cell office:value-type="float" office:value="25906" calcext:value-type="float">
            <text:p>25906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07" calcext:value-type="float">
            <text:p>25907</text:p>
          </table:table-cell>
          <table:table-cell office:value-type="float" office:value="3203" calcext:value-type="float">
            <text:p>3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5994" calcext:value-type="float">
            <text:p>25994</text:p>
          </table:table-cell>
          <table:table-cell office:value-type="float" office:value="3215" calcext:value-type="float">
            <text:p>3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Работала на себя (была самозанятой)</text:p>
          </table:table-cell>
          <table:table-cell office:value-type="float" office:value="25995" calcext:value-type="float">
            <text:p>25995</text:p>
          </table:table-cell>
          <table:table-cell office:value-type="float" office:value="3215" calcext:value-type="float">
            <text:p>3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е работала</text:p>
          </table:table-cell>
          <table:table-cell office:value-type="float" office:value="25996" calcext:value-type="float">
            <text:p>25996</text:p>
          </table:table-cell>
          <table:table-cell office:value-type="float" office:value="3215" calcext:value-type="float">
            <text:p>3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5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997" calcext:value-type="float">
            <text:p>25997</text:p>
          </table:table-cell>
          <table:table-cell office:value-type="float" office:value="3215" calcext:value-type="float">
            <text:p>3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Нисколько</text:p>
          </table:table-cell>
          <table:table-cell office:value-type="float" office:value="13969" calcext:value-type="float">
            <text:p>13969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От 1 до 24</text:p>
          </table:table-cell>
          <table:table-cell office:value-type="float" office:value="13970" calcext:value-type="float">
            <text:p>13970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25 или больше</text:p>
          </table:table-cell>
          <table:table-cell office:value-type="float" office:value="13971" calcext:value-type="float">
            <text:p>13971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972" calcext:value-type="float">
            <text:p>13972</text:p>
          </table:table-cell>
          <table:table-cell office:value-type="float" office:value="1767" calcext:value-type="float">
            <text:p>1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7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8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Профессиональная работа например, такая работа, как: доктор – учитель – инженер – художник – бухгалтер</text:p>
          </table:table-cell>
          <table:table-cell office:value-type="float" office:value="25998" calcext:value-type="float">
            <text:p>25998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Высшая административная работа например, такая работа, как: банкир – управленец в большой бизнес-структуре – чиновник высокого ранга – профсоюзный чиновник</text:p>
          </table:table-cell>
          <table:table-cell office:value-type="float" office:value="25999" calcext:value-type="float">
            <text:p>25999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Служащий например, такая работа, как: секретарь – клерк – офис менеджер – библиотекарь</text:p>
          </table:table-cell>
          <table:table-cell office:value-type="float" office:value="26000" calcext:value-type="float">
            <text:p>26000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та в сфере торговли например, такая работа, как: менеджер по продажам – собственник магазина – продавец – страховой агент</text:p>
          </table:table-cell>
          <table:table-cell office:value-type="float" office:value="26001" calcext:value-type="float">
            <text:p>26001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та в сфере услуг например, такая работа, как: собственник ресторана – сотрудник милиции – официант – сторож – парикмахер – военнослужащий</text:p>
          </table:table-cell>
          <table:table-cell office:value-type="float" office:value="26002" calcext:value-type="float">
            <text:p>26002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Квалифицированный рабочий например, такая работа, как: мастер – механик – типографщик – изготовитель орудий труда – электрик</text:p>
          </table:table-cell>
          <table:table-cell office:value-type="float" office:value="26003" calcext:value-type="float">
            <text:p>26003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Полуквалифицированный рабочий например, такая работа, как: водитель автобуса – рабочий на заводе – столяр – жестянщик – пекарь</text:p>
          </table:table-cell>
          <table:table-cell office:value-type="float" office:value="26004" calcext:value-type="float">
            <text:p>26004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Неквалифицированный рабочий например, такая работа, как: разнорабочий – швейцар – неквалифицированный рабочий на фабрике</text:p>
          </table:table-cell>
          <table:table-cell office:value-type="float" office:value="26005" calcext:value-type="float">
            <text:p>26005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чий в сельском хозяйстве например, такая работа, как: фермер – разнорабочий в сельском хозяйстве – водитель трактора – рыбак</text:p>
          </table:table-cell>
          <table:table-cell office:value-type="float" office:value="26006" calcext:value-type="float">
            <text:p>26006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199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07" calcext:value-type="float">
            <text:p>26007</text:p>
          </table:table-cell>
          <table:table-cell office:value-type="float" office:value="3216" calcext:value-type="float">
            <text:p>3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Да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Нет</text:p>
          </table:table-cell>
          <table:table-cell office:value-type="float" office:value="13483" calcext:value-type="float">
            <text:p>13483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0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3484" calcext:value-type="float">
            <text:p>13484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1</text:p>
          </table:table-cell>
          <table:table-cell office:value-type="string" calcext:value-type="string">
            <text:p>F70а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Очень полезны</text:p>
          </table:table-cell>
          <table:table-cell office:value-type="float" office:value="26008" calcext:value-type="float">
            <text:p>26008</text:p>
          </table:table-cell>
          <table:table-cell office:value-type="float" office:value="3217" calcext:value-type="float">
            <text:p>3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Довольно полезны</text:p>
          </table:table-cell>
          <table:table-cell office:value-type="float" office:value="26009" calcext:value-type="float">
            <text:p>26009</text:p>
          </table:table-cell>
          <table:table-cell office:value-type="float" office:value="3217" calcext:value-type="float">
            <text:p>3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Не очень полезны</text:p>
          </table:table-cell>
          <table:table-cell office:value-type="float" office:value="26010" calcext:value-type="float">
            <text:p>26010</text:p>
          </table:table-cell>
          <table:table-cell office:value-type="float" office:value="3217" calcext:value-type="float">
            <text:p>3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Совсем бесполезны</text:p>
          </table:table-cell>
          <table:table-cell office:value-type="float" office:value="26011" calcext:value-type="float">
            <text:p>26011</text:p>
          </table:table-cell>
          <table:table-cell office:value-type="float" office:value="3217" calcext:value-type="float">
            <text:p>3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2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12" calcext:value-type="float">
            <text:p>26012</text:p>
          </table:table-cell>
          <table:table-cell office:value-type="float" office:value="3217" calcext:value-type="float">
            <text:p>3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Все</text:p>
          </table:table-cell>
          <table:table-cell office:value-type="float" office:value="26013" calcext:value-type="float">
            <text:p>26013</text:p>
          </table:table-cell>
          <table:table-cell office:value-type="float" office:value="3218" calcext:value-type="float">
            <text:p>3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Большинство</text:p>
          </table:table-cell>
          <table:table-cell office:value-type="float" office:value="26014" calcext:value-type="float">
            <text:p>26014</text:p>
          </table:table-cell>
          <table:table-cell office:value-type="float" office:value="3218" calcext:value-type="float">
            <text:p>3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Примерно половину</text:p>
          </table:table-cell>
          <table:table-cell office:value-type="float" office:value="26015" calcext:value-type="float">
            <text:p>26015</text:p>
          </table:table-cell>
          <table:table-cell office:value-type="float" office:value="3218" calcext:value-type="float">
            <text:p>3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Лишь некоторые</text:p>
          </table:table-cell>
          <table:table-cell office:value-type="float" office:value="26016" calcext:value-type="float">
            <text:p>26016</text:p>
          </table:table-cell>
          <table:table-cell office:value-type="float" office:value="3218" calcext:value-type="float">
            <text:p>3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Ни одного</text:p>
          </table:table-cell>
          <table:table-cell office:value-type="float" office:value="26017" calcext:value-type="float">
            <text:p>26017</text:p>
          </table:table-cell>
          <table:table-cell office:value-type="float" office:value="3218" calcext:value-type="float">
            <text:p>3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3</text:p>
          </table:table-cell>
          <table:table-cell office:value-type="string" calcext:value-type="string">
            <text:p>F70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18" calcext:value-type="float">
            <text:p>26018</text:p>
          </table:table-cell>
          <table:table-cell office:value-type="float" office:value="3218" calcext:value-type="float">
            <text:p>3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Нисколько</text:p>
          </table:table-cell>
          <table:table-cell office:value-type="float" office:value="26019" calcext:value-type="float">
            <text:p>26019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20" calcext:value-type="float">
            <text:p>26020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21" calcext:value-type="float">
            <text:p>26021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22" calcext:value-type="float">
            <text:p>26022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23" calcext:value-type="float">
            <text:p>26023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24" calcext:value-type="float">
            <text:p>26024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25" calcext:value-type="float">
            <text:p>26025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6026" calcext:value-type="float">
            <text:p>26026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27" calcext:value-type="float">
            <text:p>26027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Нисколько</text:p>
          </table:table-cell>
          <table:table-cell office:value-type="float" office:value="26019" calcext:value-type="float">
            <text:p>26019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20" calcext:value-type="float">
            <text:p>26020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21" calcext:value-type="float">
            <text:p>26021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22" calcext:value-type="float">
            <text:p>26022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23" calcext:value-type="float">
            <text:p>26023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24" calcext:value-type="float">
            <text:p>26024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25" calcext:value-type="float">
            <text:p>26025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6026" calcext:value-type="float">
            <text:p>26026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27" calcext:value-type="float">
            <text:p>26027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Нисколько</text:p>
          </table:table-cell>
          <table:table-cell office:value-type="float" office:value="26019" calcext:value-type="float">
            <text:p>26019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20" calcext:value-type="float">
            <text:p>26020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21" calcext:value-type="float">
            <text:p>26021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22" calcext:value-type="float">
            <text:p>26022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23" calcext:value-type="float">
            <text:p>26023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24" calcext:value-type="float">
            <text:p>26024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25" calcext:value-type="float">
            <text:p>26025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6026" calcext:value-type="float">
            <text:p>26026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27" calcext:value-type="float">
            <text:p>26027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Совсем не позволяет</text:p>
          </table:table-cell>
          <table:table-cell office:value-type="float" office:value="26028" calcext:value-type="float">
            <text:p>26028</text:p>
          </table:table-cell>
          <table:table-cell office:value-type="float" office:value="3220" calcext:value-type="float">
            <text:p>3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Очень мало</text:p>
          </table:table-cell>
          <table:table-cell office:value-type="float" office:value="26029" calcext:value-type="float">
            <text:p>26029</text:p>
          </table:table-cell>
          <table:table-cell office:value-type="float" office:value="3220" calcext:value-type="float">
            <text:p>3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Немного</text:p>
          </table:table-cell>
          <table:table-cell office:value-type="float" office:value="26030" calcext:value-type="float">
            <text:p>26030</text:p>
          </table:table-cell>
          <table:table-cell office:value-type="float" office:value="3220" calcext:value-type="float">
            <text:p>3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Много</text:p>
          </table:table-cell>
          <table:table-cell office:value-type="float" office:value="26031" calcext:value-type="float">
            <text:p>26031</text:p>
          </table:table-cell>
          <table:table-cell office:value-type="float" office:value="3220" calcext:value-type="float">
            <text:p>3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Очень много позволяет</text:p>
          </table:table-cell>
          <table:table-cell office:value-type="float" office:value="26032" calcext:value-type="float">
            <text:p>26032</text:p>
          </table:table-cell>
          <table:table-cell office:value-type="float" office:value="3220" calcext:value-type="float">
            <text:p>3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33" calcext:value-type="float">
            <text:p>26033</text:p>
          </table:table-cell>
          <table:table-cell office:value-type="float" office:value="3220" calcext:value-type="float">
            <text:p>3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Однозначно, нет</text:p>
          </table:table-cell>
          <table:table-cell office:value-type="float" office:value="26034" calcext:value-type="float">
            <text:p>26034</text:p>
          </table:table-cell>
          <table:table-cell office:value-type="float" office:value="3221" calcext:value-type="float">
            <text:p>3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Скорее всего, нет</text:p>
          </table:table-cell>
          <table:table-cell office:value-type="float" office:value="26035" calcext:value-type="float">
            <text:p>26035</text:p>
          </table:table-cell>
          <table:table-cell office:value-type="float" office:value="3221" calcext:value-type="float">
            <text:p>3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Не уверен(а) мог(ла) бы или нет</text:p>
          </table:table-cell>
          <table:table-cell office:value-type="float" office:value="26036" calcext:value-type="float">
            <text:p>26036</text:p>
          </table:table-cell>
          <table:table-cell office:value-type="float" office:value="3221" calcext:value-type="float">
            <text:p>3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Скорее, да</text:p>
          </table:table-cell>
          <table:table-cell office:value-type="float" office:value="26037" calcext:value-type="float">
            <text:p>26037</text:p>
          </table:table-cell>
          <table:table-cell office:value-type="float" office:value="3221" calcext:value-type="float">
            <text:p>3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Однозначно, да</text:p>
          </table:table-cell>
          <table:table-cell office:value-type="float" office:value="26038" calcext:value-type="float">
            <text:p>26038</text:p>
          </table:table-cell>
          <table:table-cell office:value-type="float" office:value="3221" calcext:value-type="float">
            <text:p>3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39" calcext:value-type="float">
            <text:p>26039</text:p>
          </table:table-cell>
          <table:table-cell office:value-type="float" office:value="3221" calcext:value-type="float">
            <text:p>3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Совсем не позволяет</text:p>
          </table:table-cell>
          <table:table-cell office:value-type="float" office:value="26040" calcext:value-type="float">
            <text:p>26040</text:p>
          </table:table-cell>
          <table:table-cell office:value-type="float" office:value="3222" calcext:value-type="float">
            <text:p>3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Очень мало</text:p>
          </table:table-cell>
          <table:table-cell office:value-type="float" office:value="26041" calcext:value-type="float">
            <text:p>26041</text:p>
          </table:table-cell>
          <table:table-cell office:value-type="float" office:value="3222" calcext:value-type="float">
            <text:p>3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Немного</text:p>
          </table:table-cell>
          <table:table-cell office:value-type="float" office:value="26042" calcext:value-type="float">
            <text:p>26042</text:p>
          </table:table-cell>
          <table:table-cell office:value-type="float" office:value="3222" calcext:value-type="float">
            <text:p>3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Много</text:p>
          </table:table-cell>
          <table:table-cell office:value-type="float" office:value="26043" calcext:value-type="float">
            <text:p>26043</text:p>
          </table:table-cell>
          <table:table-cell office:value-type="float" office:value="3222" calcext:value-type="float">
            <text:p>3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Очень много</text:p>
          </table:table-cell>
          <table:table-cell office:value-type="float" office:value="26044" calcext:value-type="float">
            <text:p>26044</text:p>
          </table:table-cell>
          <table:table-cell office:value-type="float" office:value="3222" calcext:value-type="float">
            <text:p>3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45" calcext:value-type="float">
            <text:p>26045</text:p>
          </table:table-cell>
          <table:table-cell office:value-type="float" office:value="3222" calcext:value-type="float">
            <text:p>3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Совершенно не уверен(а)</text:p>
          </table:table-cell>
          <table:table-cell office:value-type="float" office:value="26046" calcext:value-type="float">
            <text:p>26046</text:p>
          </table:table-cell>
          <table:table-cell office:value-type="float" office:value="3223" calcext:value-type="float">
            <text:p>3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Немного уверен(а)</text:p>
          </table:table-cell>
          <table:table-cell office:value-type="float" office:value="26047" calcext:value-type="float">
            <text:p>26047</text:p>
          </table:table-cell>
          <table:table-cell office:value-type="float" office:value="3223" calcext:value-type="float">
            <text:p>3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Достаточно уверен(а)</text:p>
          </table:table-cell>
          <table:table-cell office:value-type="float" office:value="26048" calcext:value-type="float">
            <text:p>26048</text:p>
          </table:table-cell>
          <table:table-cell office:value-type="float" office:value="3223" calcext:value-type="float">
            <text:p>3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Очень уверен(а)</text:p>
          </table:table-cell>
          <table:table-cell office:value-type="float" office:value="26049" calcext:value-type="float">
            <text:p>26049</text:p>
          </table:table-cell>
          <table:table-cell office:value-type="float" office:value="3223" calcext:value-type="float">
            <text:p>3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Полностью уверен(а)</text:p>
          </table:table-cell>
          <table:table-cell office:value-type="float" office:value="26050" calcext:value-type="float">
            <text:p>26050</text:p>
          </table:table-cell>
          <table:table-cell office:value-type="float" office:value="3223" calcext:value-type="float">
            <text:p>3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51" calcext:value-type="float">
            <text:p>26051</text:p>
          </table:table-cell>
          <table:table-cell office:value-type="float" office:value="3223" calcext:value-type="float">
            <text:p>3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Нисколько</text:p>
          </table:table-cell>
          <table:table-cell office:value-type="float" office:value="26052" calcext:value-type="float">
            <text:p>2605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53" calcext:value-type="float">
            <text:p>2605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54" calcext:value-type="float">
            <text:p>26054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55" calcext:value-type="float">
            <text:p>26055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56" calcext:value-type="float">
            <text:p>26056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57" calcext:value-type="float">
            <text:p>26057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58" calcext:value-type="float">
            <text:p>26058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59" calcext:value-type="float">
            <text:p>26059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60" calcext:value-type="float">
            <text:p>26060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61" calcext:value-type="float">
            <text:p>26061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Большее шести часов</text:p>
          </table:table-cell>
          <table:table-cell office:value-type="float" office:value="26062" calcext:value-type="float">
            <text:p>2606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63" calcext:value-type="float">
            <text:p>2606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Нисколько</text:p>
          </table:table-cell>
          <table:table-cell office:value-type="float" office:value="26052" calcext:value-type="float">
            <text:p>2605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53" calcext:value-type="float">
            <text:p>2605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54" calcext:value-type="float">
            <text:p>26054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55" calcext:value-type="float">
            <text:p>26055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56" calcext:value-type="float">
            <text:p>26056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57" calcext:value-type="float">
            <text:p>26057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58" calcext:value-type="float">
            <text:p>26058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59" calcext:value-type="float">
            <text:p>26059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60" calcext:value-type="float">
            <text:p>26060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61" calcext:value-type="float">
            <text:p>26061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Большее шести часов</text:p>
          </table:table-cell>
          <table:table-cell office:value-type="float" office:value="26062" calcext:value-type="float">
            <text:p>2606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63" calcext:value-type="float">
            <text:p>2606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Нисколько</text:p>
          </table:table-cell>
          <table:table-cell office:value-type="float" office:value="26052" calcext:value-type="float">
            <text:p>2605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53" calcext:value-type="float">
            <text:p>2605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54" calcext:value-type="float">
            <text:p>26054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55" calcext:value-type="float">
            <text:p>26055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56" calcext:value-type="float">
            <text:p>26056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57" calcext:value-type="float">
            <text:p>26057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58" calcext:value-type="float">
            <text:p>26058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59" calcext:value-type="float">
            <text:p>26059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60" calcext:value-type="float">
            <text:p>26060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61" calcext:value-type="float">
            <text:p>26061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Большее шести часов</text:p>
          </table:table-cell>
          <table:table-cell office:value-type="float" office:value="26062" calcext:value-type="float">
            <text:p>2606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63" calcext:value-type="float">
            <text:p>2606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Нисколько</text:p>
          </table:table-cell>
          <table:table-cell office:value-type="float" office:value="26052" calcext:value-type="float">
            <text:p>2605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53" calcext:value-type="float">
            <text:p>2605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54" calcext:value-type="float">
            <text:p>26054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55" calcext:value-type="float">
            <text:p>26055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56" calcext:value-type="float">
            <text:p>26056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57" calcext:value-type="float">
            <text:p>26057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58" calcext:value-type="float">
            <text:p>26058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59" calcext:value-type="float">
            <text:p>26059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60" calcext:value-type="float">
            <text:p>26060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61" calcext:value-type="float">
            <text:p>26061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Большее шести часов</text:p>
          </table:table-cell>
          <table:table-cell office:value-type="float" office:value="26062" calcext:value-type="float">
            <text:p>2606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63" calcext:value-type="float">
            <text:p>2606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Нисколько</text:p>
          </table:table-cell>
          <table:table-cell office:value-type="float" office:value="26064" calcext:value-type="float">
            <text:p>26064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Менее 15 минут</text:p>
          </table:table-cell>
          <table:table-cell office:value-type="float" office:value="26065" calcext:value-type="float">
            <text:p>26065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15 минут до получаса</text:p>
          </table:table-cell>
          <table:table-cell office:value-type="float" office:value="26066" calcext:value-type="float">
            <text:p>26066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получаса до 45 минут</text:p>
          </table:table-cell>
          <table:table-cell office:value-type="float" office:value="26067" calcext:value-type="float">
            <text:p>26067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45 минут до часу</text:p>
          </table:table-cell>
          <table:table-cell office:value-type="float" office:value="26068" calcext:value-type="float">
            <text:p>26068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часа до полутора часов</text:p>
          </table:table-cell>
          <table:table-cell office:value-type="float" office:value="26069" calcext:value-type="float">
            <text:p>26069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70" calcext:value-type="float">
            <text:p>26070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71" calcext:value-type="float">
            <text:p>26071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72" calcext:value-type="float">
            <text:p>26072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6073" calcext:value-type="float">
            <text:p>26073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74" calcext:value-type="float">
            <text:p>26074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Нисколько</text:p>
          </table:table-cell>
          <table:table-cell office:value-type="float" office:value="26064" calcext:value-type="float">
            <text:p>26064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Менее 15 минут</text:p>
          </table:table-cell>
          <table:table-cell office:value-type="float" office:value="26065" calcext:value-type="float">
            <text:p>26065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15 минут до получаса</text:p>
          </table:table-cell>
          <table:table-cell office:value-type="float" office:value="26066" calcext:value-type="float">
            <text:p>26066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получаса до 45 минут</text:p>
          </table:table-cell>
          <table:table-cell office:value-type="float" office:value="26067" calcext:value-type="float">
            <text:p>26067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45 минут до часу</text:p>
          </table:table-cell>
          <table:table-cell office:value-type="float" office:value="26068" calcext:value-type="float">
            <text:p>26068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часа до полутора часов</text:p>
          </table:table-cell>
          <table:table-cell office:value-type="float" office:value="26069" calcext:value-type="float">
            <text:p>26069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70" calcext:value-type="float">
            <text:p>26070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71" calcext:value-type="float">
            <text:p>26071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72" calcext:value-type="float">
            <text:p>26072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6073" calcext:value-type="float">
            <text:p>26073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74" calcext:value-type="float">
            <text:p>26074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Нисколько</text:p>
          </table:table-cell>
          <table:table-cell office:value-type="float" office:value="26052" calcext:value-type="float">
            <text:p>2605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53" calcext:value-type="float">
            <text:p>2605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54" calcext:value-type="float">
            <text:p>26054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55" calcext:value-type="float">
            <text:p>26055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56" calcext:value-type="float">
            <text:p>26056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57" calcext:value-type="float">
            <text:p>26057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58" calcext:value-type="float">
            <text:p>26058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59" calcext:value-type="float">
            <text:p>26059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60" calcext:value-type="float">
            <text:p>26060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61" calcext:value-type="float">
            <text:p>26061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Большее шести часов</text:p>
          </table:table-cell>
          <table:table-cell office:value-type="float" office:value="26062" calcext:value-type="float">
            <text:p>2606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63" calcext:value-type="float">
            <text:p>2606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Нисколько</text:p>
          </table:table-cell>
          <table:table-cell office:value-type="float" office:value="26052" calcext:value-type="float">
            <text:p>2605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53" calcext:value-type="float">
            <text:p>2605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54" calcext:value-type="float">
            <text:p>26054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55" calcext:value-type="float">
            <text:p>26055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56" calcext:value-type="float">
            <text:p>26056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57" calcext:value-type="float">
            <text:p>26057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58" calcext:value-type="float">
            <text:p>26058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59" calcext:value-type="float">
            <text:p>26059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60" calcext:value-type="float">
            <text:p>26060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61" calcext:value-type="float">
            <text:p>26061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Большее шести часов</text:p>
          </table:table-cell>
          <table:table-cell office:value-type="float" office:value="26062" calcext:value-type="float">
            <text:p>2606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63" calcext:value-type="float">
            <text:p>2606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Нисколько</text:p>
          </table:table-cell>
          <table:table-cell office:value-type="float" office:value="26052" calcext:value-type="float">
            <text:p>2605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53" calcext:value-type="float">
            <text:p>2605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54" calcext:value-type="float">
            <text:p>26054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55" calcext:value-type="float">
            <text:p>26055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56" calcext:value-type="float">
            <text:p>26056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57" calcext:value-type="float">
            <text:p>26057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58" calcext:value-type="float">
            <text:p>26058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59" calcext:value-type="float">
            <text:p>26059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60" calcext:value-type="float">
            <text:p>26060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61" calcext:value-type="float">
            <text:p>26061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Большее шести часов</text:p>
          </table:table-cell>
          <table:table-cell office:value-type="float" office:value="26062" calcext:value-type="float">
            <text:p>2606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63" calcext:value-type="float">
            <text:p>2606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Нисколько</text:p>
          </table:table-cell>
          <table:table-cell office:value-type="float" office:value="26052" calcext:value-type="float">
            <text:p>2605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53" calcext:value-type="float">
            <text:p>2605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54" calcext:value-type="float">
            <text:p>26054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55" calcext:value-type="float">
            <text:p>26055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56" calcext:value-type="float">
            <text:p>26056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57" calcext:value-type="float">
            <text:p>26057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58" calcext:value-type="float">
            <text:p>26058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59" calcext:value-type="float">
            <text:p>26059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60" calcext:value-type="float">
            <text:p>26060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61" calcext:value-type="float">
            <text:p>26061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Большее шести часов</text:p>
          </table:table-cell>
          <table:table-cell office:value-type="float" office:value="26062" calcext:value-type="float">
            <text:p>26062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63" calcext:value-type="float">
            <text:p>26063</text:p>
          </table:table-cell>
          <table:table-cell office:value-type="float" office:value="3224" calcext:value-type="float">
            <text:p>3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Нисколько</text:p>
          </table:table-cell>
          <table:table-cell office:value-type="float" office:value="26064" calcext:value-type="float">
            <text:p>26064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Менее 15 минут</text:p>
          </table:table-cell>
          <table:table-cell office:value-type="float" office:value="26065" calcext:value-type="float">
            <text:p>26065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15 минут до получаса</text:p>
          </table:table-cell>
          <table:table-cell office:value-type="float" office:value="26066" calcext:value-type="float">
            <text:p>26066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получаса до 45 минут</text:p>
          </table:table-cell>
          <table:table-cell office:value-type="float" office:value="26067" calcext:value-type="float">
            <text:p>26067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45 минут до часу</text:p>
          </table:table-cell>
          <table:table-cell office:value-type="float" office:value="26068" calcext:value-type="float">
            <text:p>26068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часа до полутора часов</text:p>
          </table:table-cell>
          <table:table-cell office:value-type="float" office:value="26069" calcext:value-type="float">
            <text:p>26069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70" calcext:value-type="float">
            <text:p>26070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71" calcext:value-type="float">
            <text:p>26071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72" calcext:value-type="float">
            <text:p>26072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6073" calcext:value-type="float">
            <text:p>26073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74" calcext:value-type="float">
            <text:p>26074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Нисколько</text:p>
          </table:table-cell>
          <table:table-cell office:value-type="float" office:value="26064" calcext:value-type="float">
            <text:p>26064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Менее 15 минут</text:p>
          </table:table-cell>
          <table:table-cell office:value-type="float" office:value="26065" calcext:value-type="float">
            <text:p>26065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15 минут до получаса</text:p>
          </table:table-cell>
          <table:table-cell office:value-type="float" office:value="26066" calcext:value-type="float">
            <text:p>26066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получаса до 45 минут</text:p>
          </table:table-cell>
          <table:table-cell office:value-type="float" office:value="26067" calcext:value-type="float">
            <text:p>26067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45 минут до часу</text:p>
          </table:table-cell>
          <table:table-cell office:value-type="float" office:value="26068" calcext:value-type="float">
            <text:p>26068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часа до полутора часов</text:p>
          </table:table-cell>
          <table:table-cell office:value-type="float" office:value="26069" calcext:value-type="float">
            <text:p>26069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70" calcext:value-type="float">
            <text:p>26070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71" calcext:value-type="float">
            <text:p>26071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72" calcext:value-type="float">
            <text:p>26072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6073" calcext:value-type="float">
            <text:p>26073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74" calcext:value-type="float">
            <text:p>26074</text:p>
          </table:table-cell>
          <table:table-cell office:value-type="float" office:value="3225" calcext:value-type="float">
            <text:p>3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Нисколько</text:p>
          </table:table-cell>
          <table:table-cell office:value-type="float" office:value="26075" calcext:value-type="float">
            <text:p>26075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76" calcext:value-type="float">
            <text:p>26076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77" calcext:value-type="float">
            <text:p>26077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78" calcext:value-type="float">
            <text:p>26078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79" calcext:value-type="float">
            <text:p>26079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80" calcext:value-type="float">
            <text:p>26080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81" calcext:value-type="float">
            <text:p>26081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82" calcext:value-type="float">
            <text:p>26082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83" calcext:value-type="float">
            <text:p>26083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84" calcext:value-type="float">
            <text:p>26084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Больше шести часов</text:p>
          </table:table-cell>
          <table:table-cell office:value-type="float" office:value="26085" calcext:value-type="float">
            <text:p>26085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86" calcext:value-type="float">
            <text:p>26086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Нисколько</text:p>
          </table:table-cell>
          <table:table-cell office:value-type="float" office:value="26075" calcext:value-type="float">
            <text:p>26075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Менее половины часа</text:p>
          </table:table-cell>
          <table:table-cell office:value-type="float" office:value="26076" calcext:value-type="float">
            <text:p>26076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половины до одного часа</text:p>
          </table:table-cell>
          <table:table-cell office:value-type="float" office:value="26077" calcext:value-type="float">
            <text:p>26077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одного до полутора часов</text:p>
          </table:table-cell>
          <table:table-cell office:value-type="float" office:value="26078" calcext:value-type="float">
            <text:p>26078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6079" calcext:value-type="float">
            <text:p>26079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двух до двух с половиной часов</text:p>
          </table:table-cell>
          <table:table-cell office:value-type="float" office:value="26080" calcext:value-type="float">
            <text:p>26080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двух с половиной до трех часов</text:p>
          </table:table-cell>
          <table:table-cell office:value-type="float" office:value="26081" calcext:value-type="float">
            <text:p>26081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трех до четырех часов</text:p>
          </table:table-cell>
          <table:table-cell office:value-type="float" office:value="26082" calcext:value-type="float">
            <text:p>26082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четырех до пяти часов</text:p>
          </table:table-cell>
          <table:table-cell office:value-type="float" office:value="26083" calcext:value-type="float">
            <text:p>26083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От пяти до шести часов</text:p>
          </table:table-cell>
          <table:table-cell office:value-type="float" office:value="26084" calcext:value-type="float">
            <text:p>26084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Больше шести часов</text:p>
          </table:table-cell>
          <table:table-cell office:value-type="float" office:value="26085" calcext:value-type="float">
            <text:p>26085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86" calcext:value-type="float">
            <text:p>26086</text:p>
          </table:table-cell>
          <table:table-cell office:value-type="float" office:value="3226" calcext:value-type="float">
            <text:p>3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Совершенно неуспешна</text:p>
          </table:table-cell>
          <table:table-cell office:value-type="float" office:value="26087" calcext:value-type="float">
            <text:p>26087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6088" calcext:value-type="float">
            <text:p>26088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6089" calcext:value-type="float">
            <text:p>26089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6090" calcext:value-type="float">
            <text:p>26090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6091" calcext:value-type="float">
            <text:p>26091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6092" calcext:value-type="float">
            <text:p>26092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6093" calcext:value-type="float">
            <text:p>26093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6094" calcext:value-type="float">
            <text:p>26094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6095" calcext:value-type="float">
            <text:p>26095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26096" calcext:value-type="float">
            <text:p>26096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6097" calcext:value-type="float">
            <text:p>26097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098" calcext:value-type="float">
            <text:p>26098</text:p>
          </table:table-cell>
          <table:table-cell office:value-type="float" office:value="3227" calcext:value-type="float">
            <text:p>3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Совершенно неуспешна</text:p>
          </table:table-cell>
          <table:table-cell office:value-type="float" office:value="26099" calcext:value-type="float">
            <text:p>26099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6100" calcext:value-type="float">
            <text:p>26100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6101" calcext:value-type="float">
            <text:p>26101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6102" calcext:value-type="float">
            <text:p>26102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6103" calcext:value-type="float">
            <text:p>26103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6104" calcext:value-type="float">
            <text:p>26104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6105" calcext:value-type="float">
            <text:p>26105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6106" calcext:value-type="float">
            <text:p>26106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6107" calcext:value-type="float">
            <text:p>26107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26108" calcext:value-type="float">
            <text:p>26108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6109" calcext:value-type="float">
            <text:p>26109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10" calcext:value-type="float">
            <text:p>26110</text:p>
          </table:table-cell>
          <table:table-cell office:value-type="float" office:value="3228" calcext:value-type="float">
            <text:p>3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медленно</text:p>
          </table:table-cell>
          <table:table-cell office:value-type="float" office:value="26111" calcext:value-type="float">
            <text:p>26111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6112" calcext:value-type="float">
            <text:p>26112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6113" calcext:value-type="float">
            <text:p>26113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6114" calcext:value-type="float">
            <text:p>26114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6115" calcext:value-type="float">
            <text:p>26115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6116" calcext:value-type="float">
            <text:p>26116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6117" calcext:value-type="float">
            <text:p>26117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6118" calcext:value-type="float">
            <text:p>26118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6119" calcext:value-type="float">
            <text:p>26119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26120" calcext:value-type="float">
            <text:p>26120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быстро</text:p>
          </table:table-cell>
          <table:table-cell office:value-type="float" office:value="26121" calcext:value-type="float">
            <text:p>26121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22" calcext:value-type="float">
            <text:p>26122</text:p>
          </table:table-cell>
          <table:table-cell office:value-type="float" office:value="3229" calcext:value-type="float">
            <text:p>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Совсем не часто</text:p>
          </table:table-cell>
          <table:table-cell office:value-type="float" office:value="25796" calcext:value-type="float">
            <text:p>25796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е очень часто</text:p>
          </table:table-cell>
          <table:table-cell office:value-type="float" office:value="25797" calcext:value-type="float">
            <text:p>25797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Часто</text:p>
          </table:table-cell>
          <table:table-cell office:value-type="float" office:value="25798" calcext:value-type="float">
            <text:p>25798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Или очень часто</text:p>
          </table:table-cell>
          <table:table-cell office:value-type="float" office:value="25799" calcext:value-type="float">
            <text:p>25799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00" calcext:value-type="float">
            <text:p>25800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Совсем не часто</text:p>
          </table:table-cell>
          <table:table-cell office:value-type="float" office:value="25796" calcext:value-type="float">
            <text:p>25796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Не очень часто</text:p>
          </table:table-cell>
          <table:table-cell office:value-type="float" office:value="25797" calcext:value-type="float">
            <text:p>25797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Часто</text:p>
          </table:table-cell>
          <table:table-cell office:value-type="float" office:value="25798" calcext:value-type="float">
            <text:p>25798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Или очень часто</text:p>
          </table:table-cell>
          <table:table-cell office:value-type="float" office:value="25799" calcext:value-type="float">
            <text:p>25799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2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800" calcext:value-type="float">
            <text:p>25800</text:p>
          </table:table-cell>
          <table:table-cell office:value-type="float" office:value="3188" calcext:value-type="float">
            <text:p>3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Совсем не часто</text:p>
          </table:table-cell>
          <table:table-cell office:value-type="float" office:value="26123" calcext:value-type="float">
            <text:p>26123</text:p>
          </table:table-cell>
          <table:table-cell office:value-type="float" office:value="3230" calcext:value-type="float">
            <text:p>3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Не очень часто</text:p>
          </table:table-cell>
          <table:table-cell office:value-type="float" office:value="26124" calcext:value-type="float">
            <text:p>26124</text:p>
          </table:table-cell>
          <table:table-cell office:value-type="float" office:value="3230" calcext:value-type="float">
            <text:p>3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Часто</text:p>
          </table:table-cell>
          <table:table-cell office:value-type="float" office:value="26125" calcext:value-type="float">
            <text:p>26125</text:p>
          </table:table-cell>
          <table:table-cell office:value-type="float" office:value="3230" calcext:value-type="float">
            <text:p>3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Или очень часто</text:p>
          </table:table-cell>
          <table:table-cell office:value-type="float" office:value="26126" calcext:value-type="float">
            <text:p>26126</text:p>
          </table:table-cell>
          <table:table-cell office:value-type="float" office:value="3230" calcext:value-type="float">
            <text:p>3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НИКТО НИКОГДА НЕ ПРОСИТ МИЛИЦИЮ ОБЪЯСНИТЬ СВОИ РЕШЕНИЯ И ДЕЙСТВИЯ</text:p>
          </table:table-cell>
          <table:table-cell office:value-type="float" office:value="26127" calcext:value-type="float">
            <text:p>26127</text:p>
          </table:table-cell>
          <table:table-cell office:value-type="float" office:value="3230" calcext:value-type="float">
            <text:p>3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0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28" calcext:value-type="float">
            <text:p>26128</text:p>
          </table:table-cell>
          <table:table-cell office:value-type="float" office:value="3230" calcext:value-type="float">
            <text:p>3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5747" calcext:value-type="float">
            <text:p>25747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корее невероятно</text:p>
          </table:table-cell>
          <table:table-cell office:value-type="float" office:value="25748" calcext:value-type="float">
            <text:p>25748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ероятно</text:p>
          </table:table-cell>
          <table:table-cell office:value-type="float" office:value="25749" calcext:value-type="float">
            <text:p>25749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5750" calcext:value-type="float">
            <text:p>25750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51" calcext:value-type="float">
            <text:p>25751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5747" calcext:value-type="float">
            <text:p>25747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корее невероятно</text:p>
          </table:table-cell>
          <table:table-cell office:value-type="float" office:value="25748" calcext:value-type="float">
            <text:p>25748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Вероятно</text:p>
          </table:table-cell>
          <table:table-cell office:value-type="float" office:value="25749" calcext:value-type="float">
            <text:p>25749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5750" calcext:value-type="float">
            <text:p>25750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51" calcext:value-type="float">
            <text:p>25751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нно невероятно</text:p>
          </table:table-cell>
          <table:table-cell office:value-type="float" office:value="25747" calcext:value-type="float">
            <text:p>25747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корее невероятно</text:p>
          </table:table-cell>
          <table:table-cell office:value-type="float" office:value="25748" calcext:value-type="float">
            <text:p>25748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ероятно</text:p>
          </table:table-cell>
          <table:table-cell office:value-type="float" office:value="25749" calcext:value-type="float">
            <text:p>25749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5750" calcext:value-type="float">
            <text:p>25750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5751" calcext:value-type="float">
            <text:p>25751</text:p>
          </table:table-cell>
          <table:table-cell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Совсем не вероятно</text:p>
          </table:table-cell>
          <table:table-cell office:value-type="float" office:value="26129" calcext:value-type="float">
            <text:p>26129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Не очень вероятно</text:p>
          </table:table-cell>
          <table:table-cell office:value-type="float" office:value="26130" calcext:value-type="float">
            <text:p>26130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Вероятно</text:p>
          </table:table-cell>
          <table:table-cell office:value-type="float" office:value="26131" calcext:value-type="float">
            <text:p>26131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6132" calcext:value-type="float">
            <text:p>26132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33" calcext:value-type="float">
            <text:p>26133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Совсем не вероятно</text:p>
          </table:table-cell>
          <table:table-cell office:value-type="float" office:value="26129" calcext:value-type="float">
            <text:p>26129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Не очень вероятно</text:p>
          </table:table-cell>
          <table:table-cell office:value-type="float" office:value="26130" calcext:value-type="float">
            <text:p>26130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Вероятно</text:p>
          </table:table-cell>
          <table:table-cell office:value-type="float" office:value="26131" calcext:value-type="float">
            <text:p>26131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6132" calcext:value-type="float">
            <text:p>26132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5</text:p>
          </table:table-cell>
          <table:table-cell office:value-type="string" calcext:value-type="string">
            <text:p>IF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33" calcext:value-type="float">
            <text:p>26133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Совсем не вероятно</text:p>
          </table:table-cell>
          <table:table-cell office:value-type="float" office:value="26129" calcext:value-type="float">
            <text:p>26129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Не очень вероятно</text:p>
          </table:table-cell>
          <table:table-cell office:value-type="float" office:value="26130" calcext:value-type="float">
            <text:p>26130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Вероятно</text:p>
          </table:table-cell>
          <table:table-cell office:value-type="float" office:value="26131" calcext:value-type="float">
            <text:p>26131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6132" calcext:value-type="float">
            <text:p>26132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6</text:p>
          </table:table-cell>
          <table:table-cell office:value-type="string" calcext:value-type="string">
            <text:p>IF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33" calcext:value-type="float">
            <text:p>26133</text:p>
          </table:table-cell>
          <table:table-cell office:value-type="float" office:value="3231" calcext:value-type="float">
            <text:p>3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Совсем неуспешна</text:p>
          </table:table-cell>
          <table:table-cell office:value-type="float" office:value="26134" calcext:value-type="float">
            <text:p>26134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Довольно не успешна</text:p>
          </table:table-cell>
          <table:table-cell office:value-type="float" office:value="26135" calcext:value-type="float">
            <text:p>26135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Насколько успешна, настолько и не успешна</text:p>
          </table:table-cell>
          <table:table-cell office:value-type="float" office:value="26136" calcext:value-type="float">
            <text:p>26136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Довольно успешна</text:p>
          </table:table-cell>
          <table:table-cell office:value-type="float" office:value="26137" calcext:value-type="float">
            <text:p>26137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6138" calcext:value-type="float">
            <text:p>26138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39" calcext:value-type="float">
            <text:p>26139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Совсем неуспешна</text:p>
          </table:table-cell>
          <table:table-cell office:value-type="float" office:value="26134" calcext:value-type="float">
            <text:p>26134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Довольно не успешна</text:p>
          </table:table-cell>
          <table:table-cell office:value-type="float" office:value="26135" calcext:value-type="float">
            <text:p>26135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Насколько успешна, настолько и не успешна</text:p>
          </table:table-cell>
          <table:table-cell office:value-type="float" office:value="26136" calcext:value-type="float">
            <text:p>26136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Довольно успешна</text:p>
          </table:table-cell>
          <table:table-cell office:value-type="float" office:value="26137" calcext:value-type="float">
            <text:p>26137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6138" calcext:value-type="float">
            <text:p>26138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39" calcext:value-type="float">
            <text:p>26139</text:p>
          </table:table-cell>
          <table:table-cell office:value-type="float" office:value="3232" calcext:value-type="float">
            <text:p>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Очень медленно</text:p>
          </table:table-cell>
          <table:table-cell office:value-type="float" office:value="26140" calcext:value-type="float">
            <text:p>26140</text:p>
          </table:table-cell>
          <table:table-cell office:value-type="float" office:value="3233" calcext:value-type="float">
            <text:p>3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Довольно медленно</text:p>
          </table:table-cell>
          <table:table-cell office:value-type="float" office:value="26141" calcext:value-type="float">
            <text:p>26141</text:p>
          </table:table-cell>
          <table:table-cell office:value-type="float" office:value="3233" calcext:value-type="float">
            <text:p>3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Насколько медленно, настолько и быстро</text:p>
          </table:table-cell>
          <table:table-cell office:value-type="float" office:value="26142" calcext:value-type="float">
            <text:p>26142</text:p>
          </table:table-cell>
          <table:table-cell office:value-type="float" office:value="3233" calcext:value-type="float">
            <text:p>3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Довольно быстро</text:p>
          </table:table-cell>
          <table:table-cell office:value-type="float" office:value="26143" calcext:value-type="float">
            <text:p>26143</text:p>
          </table:table-cell>
          <table:table-cell office:value-type="float" office:value="3233" calcext:value-type="float">
            <text:p>3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<text:s/>Очень быстро</text:p>
          </table:table-cell>
          <table:table-cell office:value-type="float" office:value="26144" calcext:value-type="float">
            <text:p>26144</text:p>
          </table:table-cell>
          <table:table-cell office:value-type="float" office:value="3233" calcext:value-type="float">
            <text:p>3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39</text:p>
          </table:table-cell>
          <table:table-cell office:value-type="string" calcext:value-type="string">
            <text:p>I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45" calcext:value-type="float">
            <text:p>26145</text:p>
          </table:table-cell>
          <table:table-cell office:value-type="float" office:value="3233" calcext:value-type="float">
            <text:p>3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<text:s/>Практически никогда</text:p>
          </table:table-cell>
          <table:table-cell office:value-type="float" office:value="26146" calcext:value-type="float">
            <text:p>26146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6147" calcext:value-type="float">
            <text:p>26147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6148" calcext:value-type="float">
            <text:p>26148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6149" calcext:value-type="float">
            <text:p>26149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6150" calcext:value-type="float">
            <text:p>26150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6151" calcext:value-type="float">
            <text:p>26151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6152" calcext:value-type="float">
            <text:p>26152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6153" calcext:value-type="float">
            <text:p>26153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6154" calcext:value-type="float">
            <text:p>26154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NaN</text:p>
          </table:table-cell>
          <table:table-cell office:value-type="float" office:value="26155" calcext:value-type="float">
            <text:p>26155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<text:s/>Практически всегда</text:p>
          </table:table-cell>
          <table:table-cell office:value-type="float" office:value="26156" calcext:value-type="float">
            <text:p>26156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57" calcext:value-type="float">
            <text:p>26157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<text:s/>Практически никогда</text:p>
          </table:table-cell>
          <table:table-cell office:value-type="float" office:value="26158" calcext:value-type="float">
            <text:p>26158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6159" calcext:value-type="float">
            <text:p>26159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6160" calcext:value-type="float">
            <text:p>26160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6161" calcext:value-type="float">
            <text:p>26161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6162" calcext:value-type="float">
            <text:p>26162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6163" calcext:value-type="float">
            <text:p>26163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6164" calcext:value-type="float">
            <text:p>26164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6165" calcext:value-type="float">
            <text:p>26165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6166" calcext:value-type="float">
            <text:p>26166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NaN</text:p>
          </table:table-cell>
          <table:table-cell office:value-type="float" office:value="26167" calcext:value-type="float">
            <text:p>26167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<text:s/>Практически всегда</text:p>
          </table:table-cell>
          <table:table-cell office:value-type="float" office:value="26168" calcext:value-type="float">
            <text:p>26168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1</text:p>
          </table:table-cell>
          <table:table-cell office:value-type="string" calcext:value-type="string">
            <text:p>IF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69" calcext:value-type="float">
            <text:p>26169</text:p>
          </table:table-cell>
          <table:table-cell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<text:s/>Практически никогда</text:p>
          </table:table-cell>
          <table:table-cell office:value-type="float" office:value="26170" calcext:value-type="float">
            <text:p>26170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6171" calcext:value-type="float">
            <text:p>26171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6172" calcext:value-type="float">
            <text:p>26172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6173" calcext:value-type="float">
            <text:p>26173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6174" calcext:value-type="float">
            <text:p>26174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6175" calcext:value-type="float">
            <text:p>26175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6176" calcext:value-type="float">
            <text:p>26176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6177" calcext:value-type="float">
            <text:p>26177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6178" calcext:value-type="float">
            <text:p>26178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NaN</text:p>
          </table:table-cell>
          <table:table-cell office:value-type="float" office:value="26179" calcext:value-type="float">
            <text:p>26179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<text:s/>Практически всегда</text:p>
          </table:table-cell>
          <table:table-cell office:value-type="float" office:value="26180" calcext:value-type="float">
            <text:p>26180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2</text:p>
          </table:table-cell>
          <table:table-cell office:value-type="string" calcext:value-type="string">
            <text:p>I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81" calcext:value-type="float">
            <text:p>26181</text:p>
          </table:table-cell>
          <table:table-cell office:value-type="float" office:value="3236" calcext:value-type="float">
            <text:p>3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<text:s/>Совсем не вероятно</text:p>
          </table:table-cell>
          <table:table-cell office:value-type="float" office:value="26182" calcext:value-type="float">
            <text:p>26182</text:p>
          </table:table-cell>
          <table:table-cell office:value-type="float" office:value="3237" calcext:value-type="float">
            <text:p>3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NaN</text:p>
          </table:table-cell>
          <table:table-cell office:value-type="float" office:value="26183" calcext:value-type="float">
            <text:p>26183</text:p>
          </table:table-cell>
          <table:table-cell office:value-type="float" office:value="3237" calcext:value-type="float">
            <text:p>3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NaN</text:p>
          </table:table-cell>
          <table:table-cell office:value-type="float" office:value="26184" calcext:value-type="float">
            <text:p>26184</text:p>
          </table:table-cell>
          <table:table-cell office:value-type="float" office:value="3237" calcext:value-type="float">
            <text:p>3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6185" calcext:value-type="float">
            <text:p>26185</text:p>
          </table:table-cell>
          <table:table-cell office:value-type="float" office:value="3237" calcext:value-type="float">
            <text:p>3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86" calcext:value-type="float">
            <text:p>26186</text:p>
          </table:table-cell>
          <table:table-cell office:value-type="float" office:value="3237" calcext:value-type="float">
            <text:p>3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<text:s/>Совсем не вероятно</text:p>
          </table:table-cell>
          <table:table-cell office:value-type="float" office:value="26187" calcext:value-type="float">
            <text:p>26187</text:p>
          </table:table-cell>
          <table:table-cell office:value-type="float" office:value="3238" calcext:value-type="float">
            <text:p>3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NaN</text:p>
          </table:table-cell>
          <table:table-cell office:value-type="float" office:value="26188" calcext:value-type="float">
            <text:p>26188</text:p>
          </table:table-cell>
          <table:table-cell office:value-type="float" office:value="3238" calcext:value-type="float">
            <text:p>3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NaN</text:p>
          </table:table-cell>
          <table:table-cell office:value-type="float" office:value="26189" calcext:value-type="float">
            <text:p>26189</text:p>
          </table:table-cell>
          <table:table-cell office:value-type="float" office:value="3238" calcext:value-type="float">
            <text:p>3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6190" calcext:value-type="float">
            <text:p>26190</text:p>
          </table:table-cell>
          <table:table-cell office:value-type="float" office:value="3238" calcext:value-type="float">
            <text:p>3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4</text:p>
          </table:table-cell>
          <table:table-cell office:value-type="string" calcext:value-type="string">
            <text:p>IF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91" calcext:value-type="float">
            <text:p>26191</text:p>
          </table:table-cell>
          <table:table-cell office:value-type="float" office:value="3238" calcext:value-type="float">
            <text:p>3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<text:s/>Совсем не вероятно</text:p>
          </table:table-cell>
          <table:table-cell office:value-type="float" office:value="26192" calcext:value-type="float">
            <text:p>26192</text:p>
          </table:table-cell>
          <table:table-cell office:value-type="float" office:value="3239" calcext:value-type="float">
            <text:p>3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NaN</text:p>
          </table:table-cell>
          <table:table-cell office:value-type="float" office:value="26193" calcext:value-type="float">
            <text:p>26193</text:p>
          </table:table-cell>
          <table:table-cell office:value-type="float" office:value="3239" calcext:value-type="float">
            <text:p>3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NaN</text:p>
          </table:table-cell>
          <table:table-cell office:value-type="float" office:value="26194" calcext:value-type="float">
            <text:p>26194</text:p>
          </table:table-cell>
          <table:table-cell office:value-type="float" office:value="3239" calcext:value-type="float">
            <text:p>3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26195" calcext:value-type="float">
            <text:p>26195</text:p>
          </table:table-cell>
          <table:table-cell office:value-type="float" office:value="3239" calcext:value-type="float">
            <text:p>3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5</text:p>
          </table:table-cell>
          <table:table-cell office:value-type="string" calcext:value-type="string">
            <text:p>IF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196" calcext:value-type="float">
            <text:p>26196</text:p>
          </table:table-cell>
          <table:table-cell office:value-type="float" office:value="3239" calcext:value-type="float">
            <text:p>3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Совершенно неуспешна</text:p>
          </table:table-cell>
          <table:table-cell office:value-type="float" office:value="26197" calcext:value-type="float">
            <text:p>26197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Неуспешна</text:p>
          </table:table-cell>
          <table:table-cell office:value-type="float" office:value="26198" calcext:value-type="float">
            <text:p>26198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Довольно неуспешна</text:p>
          </table:table-cell>
          <table:table-cell office:value-type="float" office:value="26199" calcext:value-type="float">
            <text:p>26199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Насколько успешна, настолько и не успешна</text:p>
          </table:table-cell>
          <table:table-cell office:value-type="float" office:value="26200" calcext:value-type="float">
            <text:p>2620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Довольно успешна</text:p>
          </table:table-cell>
          <table:table-cell office:value-type="float" office:value="26201" calcext:value-type="float">
            <text:p>26201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6202" calcext:value-type="float">
            <text:p>26202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<text:s/>Чрезвыча йно успешна</text:p>
          </table:table-cell>
          <table:table-cell office:value-type="float" office:value="26203" calcext:value-type="float">
            <text:p>26203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204" calcext:value-type="float">
            <text:p>26204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Совершенно неуспешна</text:p>
          </table:table-cell>
          <table:table-cell office:value-type="float" office:value="26197" calcext:value-type="float">
            <text:p>26197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Неуспешна</text:p>
          </table:table-cell>
          <table:table-cell office:value-type="float" office:value="26198" calcext:value-type="float">
            <text:p>26198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Довольно неуспешна</text:p>
          </table:table-cell>
          <table:table-cell office:value-type="float" office:value="26199" calcext:value-type="float">
            <text:p>26199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Насколько успешна, настолько и не успешна</text:p>
          </table:table-cell>
          <table:table-cell office:value-type="float" office:value="26200" calcext:value-type="float">
            <text:p>26200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Довольно успешна</text:p>
          </table:table-cell>
          <table:table-cell office:value-type="float" office:value="26201" calcext:value-type="float">
            <text:p>26201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26202" calcext:value-type="float">
            <text:p>26202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<text:s/>Чрезвыча йно успешна</text:p>
          </table:table-cell>
          <table:table-cell office:value-type="float" office:value="26203" calcext:value-type="float">
            <text:p>26203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204" calcext:value-type="float">
            <text:p>26204</text:p>
          </table:table-cell>
          <table:table-cell office:value-type="float" office:value="3240" calcext:value-type="float">
            <text:p>3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Чрезвыч айно медленно</text:p>
          </table:table-cell>
          <table:table-cell office:value-type="float" office:value="26205" calcext:value-type="float">
            <text:p>26205</text:p>
          </table:table-cell>
          <table:table-cell office:value-type="float" office:value="3241" calcext:value-type="float">
            <text:p>3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Очень медленно</text:p>
          </table:table-cell>
          <table:table-cell office:value-type="float" office:value="26206" calcext:value-type="float">
            <text:p>26206</text:p>
          </table:table-cell>
          <table:table-cell office:value-type="float" office:value="3241" calcext:value-type="float">
            <text:p>3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Довольно медленно</text:p>
          </table:table-cell>
          <table:table-cell office:value-type="float" office:value="26207" calcext:value-type="float">
            <text:p>26207</text:p>
          </table:table-cell>
          <table:table-cell office:value-type="float" office:value="3241" calcext:value-type="float">
            <text:p>3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Насколько медленно,настолько и быстро</text:p>
          </table:table-cell>
          <table:table-cell office:value-type="float" office:value="26208" calcext:value-type="float">
            <text:p>26208</text:p>
          </table:table-cell>
          <table:table-cell office:value-type="float" office:value="3241" calcext:value-type="float">
            <text:p>3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Довольно быстро</text:p>
          </table:table-cell>
          <table:table-cell office:value-type="float" office:value="26209" calcext:value-type="float">
            <text:p>26209</text:p>
          </table:table-cell>
          <table:table-cell office:value-type="float" office:value="3241" calcext:value-type="float">
            <text:p>3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Очень быстр</text:p>
          </table:table-cell>
          <table:table-cell office:value-type="float" office:value="26210" calcext:value-type="float">
            <text:p>26210</text:p>
          </table:table-cell>
          <table:table-cell office:value-type="float" office:value="3241" calcext:value-type="float">
            <text:p>3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<text:s/>Чрезвыч Айно быстро</text:p>
          </table:table-cell>
          <table:table-cell office:value-type="float" office:value="26211" calcext:value-type="float">
            <text:p>26211</text:p>
          </table:table-cell>
          <table:table-cell office:value-type="float" office:value="3241" calcext:value-type="float">
            <text:p>3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212" calcext:value-type="float">
            <text:p>26212</text:p>
          </table:table-cell>
          <table:table-cell office:value-type="float" office:value="3241" calcext:value-type="float">
            <text:p>3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Никогда</text:p>
          </table:table-cell>
          <table:table-cell office:value-type="float" office:value="26213" calcext:value-type="float">
            <text:p>26213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Практически никогда</text:p>
          </table:table-cell>
          <table:table-cell office:value-type="float" office:value="26214" calcext:value-type="float">
            <text:p>26214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Редко</text:p>
          </table:table-cell>
          <table:table-cell office:value-type="float" office:value="26215" calcext:value-type="float">
            <text:p>26215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Время от времени</text:p>
          </table:table-cell>
          <table:table-cell office:value-type="float" office:value="26216" calcext:value-type="float">
            <text:p>26216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Менее, чем в половине случаев</text:p>
          </table:table-cell>
          <table:table-cell office:value-type="float" office:value="26217" calcext:value-type="float">
            <text:p>26217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В половине случаев</text:p>
          </table:table-cell>
          <table:table-cell office:value-type="float" office:value="26218" calcext:value-type="float">
            <text:p>26218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Более, чем в половине случаев</text:p>
          </table:table-cell>
          <table:table-cell office:value-type="float" office:value="26219" calcext:value-type="float">
            <text:p>26219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Часто</text:p>
          </table:table-cell>
          <table:table-cell office:value-type="float" office:value="26220" calcext:value-type="float">
            <text:p>26220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26221" calcext:value-type="float">
            <text:p>26221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6222" calcext:value-type="float">
            <text:p>26222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<text:s/>Всегда</text:p>
          </table:table-cell>
          <table:table-cell office:value-type="float" office:value="26223" calcext:value-type="float">
            <text:p>26223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224" calcext:value-type="float">
            <text:p>26224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Никогда</text:p>
          </table:table-cell>
          <table:table-cell office:value-type="float" office:value="26213" calcext:value-type="float">
            <text:p>26213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Практически никогда</text:p>
          </table:table-cell>
          <table:table-cell office:value-type="float" office:value="26214" calcext:value-type="float">
            <text:p>26214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Редко</text:p>
          </table:table-cell>
          <table:table-cell office:value-type="float" office:value="26215" calcext:value-type="float">
            <text:p>26215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Время от времени</text:p>
          </table:table-cell>
          <table:table-cell office:value-type="float" office:value="26216" calcext:value-type="float">
            <text:p>26216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Менее, чем в половине случаев</text:p>
          </table:table-cell>
          <table:table-cell office:value-type="float" office:value="26217" calcext:value-type="float">
            <text:p>26217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В половине случаев</text:p>
          </table:table-cell>
          <table:table-cell office:value-type="float" office:value="26218" calcext:value-type="float">
            <text:p>26218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Более, чем в половине случаев</text:p>
          </table:table-cell>
          <table:table-cell office:value-type="float" office:value="26219" calcext:value-type="float">
            <text:p>26219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Часто</text:p>
          </table:table-cell>
          <table:table-cell office:value-type="float" office:value="26220" calcext:value-type="float">
            <text:p>26220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26221" calcext:value-type="float">
            <text:p>26221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6222" calcext:value-type="float">
            <text:p>26222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<text:s/>Всегда</text:p>
          </table:table-cell>
          <table:table-cell office:value-type="float" office:value="26223" calcext:value-type="float">
            <text:p>26223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224" calcext:value-type="float">
            <text:p>26224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Никогда</text:p>
          </table:table-cell>
          <table:table-cell office:value-type="float" office:value="26213" calcext:value-type="float">
            <text:p>26213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Практически никогда</text:p>
          </table:table-cell>
          <table:table-cell office:value-type="float" office:value="26214" calcext:value-type="float">
            <text:p>26214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Редко</text:p>
          </table:table-cell>
          <table:table-cell office:value-type="float" office:value="26215" calcext:value-type="float">
            <text:p>26215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Время от времени</text:p>
          </table:table-cell>
          <table:table-cell office:value-type="float" office:value="26216" calcext:value-type="float">
            <text:p>26216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Менее, чем в половине случаев</text:p>
          </table:table-cell>
          <table:table-cell office:value-type="float" office:value="26217" calcext:value-type="float">
            <text:p>26217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В половине случаев</text:p>
          </table:table-cell>
          <table:table-cell office:value-type="float" office:value="26218" calcext:value-type="float">
            <text:p>26218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Более, чем в половине случаев</text:p>
          </table:table-cell>
          <table:table-cell office:value-type="float" office:value="26219" calcext:value-type="float">
            <text:p>26219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Часто</text:p>
          </table:table-cell>
          <table:table-cell office:value-type="float" office:value="26220" calcext:value-type="float">
            <text:p>26220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26221" calcext:value-type="float">
            <text:p>26221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26222" calcext:value-type="float">
            <text:p>26222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<text:s/>Всегда</text:p>
          </table:table-cell>
          <table:table-cell office:value-type="float" office:value="26223" calcext:value-type="float">
            <text:p>26223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6224" calcext:value-type="float">
            <text:p>26224</text:p>
          </table:table-cell>
          <table:table-cell office:value-type="float" office:value="3242" calcext:value-type="float">
            <text:p>3242</text:p>
          </table:table-cell>
          <table:table-cell table:number-columns-repeated="6"/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UA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 мы хотели бы задать несколько вопросов о политике и правительстве.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ESS_R05_2010_RUS_UA_5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сейчас несколько вопросов о Вас и Вашей жизни.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ESS_R05_2010_RUS_UA_8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SS_R05_2010_RUS_UA_8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йчас несколько вопросов на другую тему.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ESS_R05_2010_RUS_UA_129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йчас, я бы хотел задать Вам несколько вопросов, касающихся Вас и членов Вашей семьи.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ESS_R05_2010_RUS_UA_22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А сейчас несколько вопросов о случаях, когда милиция имеет дело с такими преступлениями как кража со взломом и физическое насилие.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5_2010_RUS_UA_23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А сейчас представьте, что в Украине, какой-либо из этих поступков совершили Вы.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5_2010_RUS_UA_234</text:p>
          </table:table-cell>
          <table:table-cell office:value-type="string" calcext:value-type="string">
            <text:p>IF10</text:p>
          </table:table-cell>
          <table:table-cell office:value-type="string" calcext:value-type="string">
            <text:p>А сейчас несколько вопросов о том, насколько вероятно, что Вы будете пойманы и понесете ответственность, если Вы совершите в Украине определенные поступки.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RUS_UA_237</text:p>
          </table:table-cell>
          <table:table-cell office:value-type="string" calcext:value-type="string">
            <text:p>IF13</text:p>
          </table:table-cell>
          <table:table-cell office:value-type="string" calcext:value-type="string">
            <text:p>Первые несколько вопросов касаются милиции в Украине.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5_2010_RUS_UA_240</text:p>
          </table:table-cell>
          <table:table-cell office:value-type="string" calcext:value-type="string">
            <text:p>IF16</text:p>
          </table:table-cell>
          <table:table-cell office:value-type="string" calcext:value-type="string">
            <text:p>А сейчас несколько вопросов о том, когда милиция имеет дело с такими преступлениями как кража со взломом или физическое насилие.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5_2010_RUS_UA_243</text:p>
          </table:table-cell>
          <table:table-cell office:value-type="string" calcext:value-type="string">
            <text:p>IF19</text:p>
          </table:table-cell>
          <table:table-cell office:value-type="string" calcext:value-type="string">
            <text:p>А сейчас несколько вопросов о том, насколько вероятно, что Вы будете пойманы и понесете ответственность, если Вы совершите в Украине определенные поступки.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5_2010_RUS_UA_246</text:p>
          </table:table-cell>
          <table:table-cell office:value-type="string" calcext:value-type="string">
            <text:p>IF4</text:p>
          </table:table-cell>
          <table:table-cell office:value-type="string" calcext:value-type="string">
            <text:p>Следующие несколько вопросов – о милиции в Украине.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А сейчас несколько вопросов о том, когда милиция имеет дело с такими преступлениями как кража со взломом или физическое насилие.</text:p>
          </table:table-cell>
          <table:table-cell office:value-type="float" office:value="338" calcext:value-type="float">
            <text:p>338</text:p>
          </table:table-cell>
        </table:table-row>
      </table:table>
      <table:table table:name="Instr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5_2010_RUS_UA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Пожалуйста, используйте для ответа эту карточку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5_2010_RUS_UA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5_2010_RUS_UA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5_2010_RUS_UA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5_2010_RUS_UA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КАРТОЧКА 1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РТОЧКА 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ESS_R05_2010_RUS_UA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КАРТОЧКА 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РТОЧКА 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ESS_R05_2010_RUS_UA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РТОЧКА 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ESS_R05_2010_RUS_UA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Для ответа воспользуйтесь этой карточкой.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ESS_R05_2010_RUS_UA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ЗАЧИТЫВАЙТЕ ПО КАЖДОЙ СТРОКЕ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ESS_R05_2010_RUS_UA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КАРТОЧКА 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ESS_R05_2010_RUS_UA_2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АРТОЧКА 8а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ESS_R05_2010_RUS_UA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2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28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30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КАРТОЧКА 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S_R05_2010_RUS_UA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КАРТОЧКА 1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RUS_UA_3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КАРТОЧКА 1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RUS_UA_3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КАРТОЧКА 1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RUS_UA_3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КАРТОЧКА 1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ESS_R05_2010_RUS_UA_3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КАРТОЧКА 1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RUS_UA_3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КАРТОЧКА 1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КАРТОЧКА 12.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5_2010_RUS_UA_4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ОЧИТАЙТЕ КАЖДОЕ УТВЕРЖДЕНИЕ И ОТМЕТЬТЕ В ТАБЛИЦЕ.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5_2010_RUS_UA_44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КАРТОЧКА 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5_2010_RUS_UA_45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КАРТОЧКА 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5_2010_RUS_UA_46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КАРТОЧКА 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ESS_R05_2010_RUS_UA_47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РТОЧКА 1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ESS_R05_2010_RUS_UA_48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КАРТОЧКА 1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ESS_R05_2010_RUS_UA_49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КАРТОЧКА 1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ESS_R05_2010_RUS_UA_5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КАРТОЧКА 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_R05_2010_RUS_UA_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РТОЧКА 1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ESS_R05_2010_RUS_UA_5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КАРТОЧКА 2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ESS_R05_2010_RUS_UA_5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5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КАРТОЧКА 2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RUS_UA_5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5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КАРТОЧКА 2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ESS_R05_2010_RUS_UA_6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6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КАРТОЧКА 25.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ESS_R05_2010_RUS_UA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КАРТОЧКА 26.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ESS_R05_2010_RUS_UA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АРТОЧКА 27.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ESS_R05_2010_RUS_UA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КАРТОЧКА 28.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ESS_R05_2010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АРТОЧКА 29.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ESS_R05_2010_RUS_UA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АРТОЧКА 30.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ESS_R05_2010_RUS_UA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АРТОЧКА 31.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ESS_R05_2010_RUS_UA_96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АРТОЧКА 31.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ESS_R05_2010_RUS_UA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АРТОЧКА 32.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ESS_R05_2010_RUS_UA_9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9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КАРТОЧКА 33.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ESS_R05_2010_RUS_UA_10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КАРТОЧКА 34.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ESS_R05_2010_RUS_UA_104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ЗАЧИТАЙТЕ КАЖДОЕ УТВЕРЖДЕНИЕ И ОТМЕТЬТЕ КОД В ТАБЛИЦЕ.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5_2010_RUS_UA_10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КАРТОЧКА 35.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ESS_R05_2010_RUS_UA_109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КАРТОЧКА 36.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ESS_R05_2010_RUS_UA_11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КАРТОЧКА 37.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ESS_R05_2010_RUS_UA_11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КАРТОЧКА 37.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ESS_R05_2010_RUS_UA_11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КАРТОЧКА 38.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ESS_R05_2010_RUS_UA_113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КАРТОЧКА 39.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ESS_R05_2010_RUS_UA_114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АРТОЧКА 40.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ЗАЧИТАЙТЕ КАЖДОЕ УТВЕРЖДЕНИЕ И ОТМЕТЬТЕ КОД В ТАБЛИЦЕ.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5_2010_RUS_UA_11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КАРТОЧКА 41.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ESS_R05_2010_RUS_UA_12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РТОЧКА 42.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ESS_R05_2010_RUS_UA_12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РТОЧКА 43.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5_2010_RUS_UA_12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12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12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12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ЗАЧИТАЙТЕ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5_2010_RUS_UA_170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5_2010_RUS_UA_171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КАРТОЧКА 55.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ESS_R05_2010_RUS_UA_175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жалуйста, воспользуйтесь этой карточкой.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ESS_R05_2010_RUS_UA_176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Отметьте все, что подходит.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ESS_R05_2010_RUS_UA_188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5_2010_RUS_UA_194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жалуйста, используйте эту карточку.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Пожалуйста, используйте для ответа эту карточку.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ESS_R05_2010_RUS_UA_204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КАРТОЧКА В.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5_2010_RUS_UA_205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5_2010_RUS_UA_206</text:p>
          </table:table-cell>
          <table:table-cell office:value-type="string" calcext:value-type="string">
            <text:p>IF3</text:p>
          </table:table-cell>
          <table:table-cell office:value-type="string" calcext:value-type="string">
            <text:p>КАРТОЧКА В.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5_2010_RUS_UA_207</text:p>
          </table:table-cell>
          <table:table-cell office:value-type="string" calcext:value-type="string">
            <text:p>IF22</text:p>
          </table:table-cell>
          <table:table-cell office:value-type="string" calcext:value-type="string">
            <text:p>КАРТОЧКА К.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5_2010_RUS_UA_208</text:p>
          </table:table-cell>
          <table:table-cell office:value-type="string" calcext:value-type="string">
            <text:p>IF23</text:p>
          </table:table-cell>
          <table:table-cell office:value-type="string" calcext:value-type="string">
            <text:p>КАРТОЧКА L.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5_2010_RUS_UA_209</text:p>
          </table:table-cell>
          <table:table-cell office:value-type="string" calcext:value-type="string">
            <text:p>IF24</text:p>
          </table:table-cell>
          <table:table-cell office:value-type="string" calcext:value-type="string">
            <text:p>КАРТОЧКА М.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5_2010_RUS_UA_210</text:p>
          </table:table-cell>
          <table:table-cell office:value-type="string" calcext:value-type="string">
            <text:p>IF25</text:p>
          </table:table-cell>
          <table:table-cell office:value-type="string" calcext:value-type="string">
            <text:p>КАРТОЧКА N.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5_2010_RUS_UA_211</text:p>
          </table:table-cell>
          <table:table-cell office:value-type="string" calcext:value-type="string">
            <text:p>IF26</text:p>
          </table:table-cell>
          <table:table-cell office:value-type="string" calcext:value-type="string">
            <text:p>Пожалуйста, используйте эту карточку.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5_2010_RUS_UA_212</text:p>
          </table:table-cell>
          <table:table-cell office:value-type="string" calcext:value-type="string">
            <text:p>IF27</text:p>
          </table:table-cell>
          <table:table-cell office:value-type="string" calcext:value-type="string">
            <text:p>КАРТОЧКА O.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Используйте эту же карточку.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5_2010_RUS_UA_213</text:p>
          </table:table-cell>
          <table:table-cell office:value-type="string" calcext:value-type="string">
            <text:p>IF28</text:p>
          </table:table-cell>
          <table:table-cell office:value-type="string" calcext:value-type="string">
            <text:p>КАРТОЧКА O.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Используйте эту же карточку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5_2010_RUS_UA_214</text:p>
          </table:table-cell>
          <table:table-cell office:value-type="string" calcext:value-type="string">
            <text:p>IF29</text:p>
          </table:table-cell>
          <table:table-cell office:value-type="string" calcext:value-type="string">
            <text:p>КАРТОЧКА O.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Используйте эту карточку.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ESS_R05_2010_RUS_UA_215</text:p>
          </table:table-cell>
          <table:table-cell office:value-type="string" calcext:value-type="string">
            <text:p>IF30</text:p>
          </table:table-cell>
          <table:table-cell office:value-type="string" calcext:value-type="string">
            <text:p>КАРТОЧКА P.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Используйте эту же карточку.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5_2010_RUS_UA_216</text:p>
          </table:table-cell>
          <table:table-cell office:value-type="string" calcext:value-type="string">
            <text:p>IF31</text:p>
          </table:table-cell>
          <table:table-cell office:value-type="string" calcext:value-type="string">
            <text:p>КАРТОЧКА P.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Пожалуйста, используйте эту карточку.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5_2010_RUS_UA_217</text:p>
          </table:table-cell>
          <table:table-cell office:value-type="string" calcext:value-type="string">
            <text:p>IF32</text:p>
          </table:table-cell>
          <table:table-cell office:value-type="string" calcext:value-type="string">
            <text:p>КАРТОЧКА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5_2010_RUS_UA_218</text:p>
          </table:table-cell>
          <table:table-cell office:value-type="string" calcext:value-type="string">
            <text:p>IF33</text:p>
          </table:table-cell>
          <table:table-cell office:value-type="string" calcext:value-type="string">
            <text:p>КАРТОЧКА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Используйте эту же карточку.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5_2010_RUS_UA_219</text:p>
          </table:table-cell>
          <table:table-cell office:value-type="string" calcext:value-type="string">
            <text:p>IF34</text:p>
          </table:table-cell>
          <table:table-cell office:value-type="string" calcext:value-type="string">
            <text:p>КАРТОЧКА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Используйте эту же карточку.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5_2010_RUS_UA_220</text:p>
          </table:table-cell>
          <table:table-cell office:value-type="string" calcext:value-type="string">
            <text:p>IF35</text:p>
          </table:table-cell>
          <table:table-cell office:value-type="string" calcext:value-type="string">
            <text:p>КАРТОЧКА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Пожалуйста, используйте эту карточку.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5_2010_RUS_UA_221</text:p>
          </table:table-cell>
          <table:table-cell office:value-type="string" calcext:value-type="string">
            <text:p>IF36</text:p>
          </table:table-cell>
          <table:table-cell office:value-type="string" calcext:value-type="string">
            <text:p>КАРТОЧКА R.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Используйте эту же карточку.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5_2010_RUS_UA_222</text:p>
          </table:table-cell>
          <table:table-cell office:value-type="string" calcext:value-type="string">
            <text:p>IF37</text:p>
          </table:table-cell>
          <table:table-cell office:value-type="string" calcext:value-type="string">
            <text:p>КАРТОЧКА R.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Пожалуйста, используйте эту карточку.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5_2010_RUS_UA_223</text:p>
          </table:table-cell>
          <table:table-cell office:value-type="string" calcext:value-type="string">
            <text:p>IF38</text:p>
          </table:table-cell>
          <table:table-cell office:value-type="string" calcext:value-type="string">
            <text:p>КАРТОЧКА S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Используйте эту же карточку.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5_2010_RUS_UA_224</text:p>
          </table:table-cell>
          <table:table-cell office:value-type="string" calcext:value-type="string">
            <text:p>IF39</text:p>
          </table:table-cell>
          <table:table-cell office:value-type="string" calcext:value-type="string">
            <text:p>КАРТОЧКА S.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ESS_R05_2010_RUS_UA_238</text:p>
          </table:table-cell>
          <table:table-cell office:value-type="string" calcext:value-type="string">
            <text:p>IF14</text:p>
          </table:table-cell>
          <table:table-cell office:value-type="string" calcext:value-type="string">
            <text:p>Используйте ту же карточку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5_2010_RUS_UA_247</text:p>
          </table:table-cell>
          <table:table-cell office:value-type="string" calcext:value-type="string">
            <text:p>IF5</text:p>
          </table:table-cell>
          <table:table-cell office:value-type="string" calcext:value-type="string">
            <text:p>Используйте ту же карточку.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5_2010_RUS_UA_248</text:p>
          </table:table-cell>
          <table:table-cell office:value-type="string" calcext:value-type="string">
            <text:p>IF6</text:p>
          </table:table-cell>
          <table:table-cell office:value-type="string" calcext:value-type="string">
            <text:p>Выберите Ваш ответ из этой карточки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5_2010_RUS_UA_249</text:p>
          </table:table-cell>
          <table:table-cell office:value-type="string" calcext:value-type="string">
            <text:p>IF7</text:p>
          </table:table-cell>
          <table:table-cell office:value-type="string" calcext:value-type="string">
            <text:p>Выберите Ваш ответ из этой карточки.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ESS_R05_2010_RUS_UA_250</text:p>
          </table:table-cell>
          <table:table-cell office:value-type="string" calcext:value-type="string">
            <text:p>IF8</text:p>
          </table:table-cell>
          <table:table-cell office:value-type="string" calcext:value-type="string">
            <text:p>Ваш ответ из этой карточки.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ESS_R05_2010_RUS_UA_251</text:p>
          </table:table-cell>
          <table:table-cell office:value-type="string" calcext:value-type="string">
            <text:p>IF9</text:p>
          </table:table-cell>
          <table:table-cell office:value-type="string" calcext:value-type="string">
            <text:p>Ваш ответ из этой карточки</text:p>
          </table:table-cell>
          <table:table-cell office:value-type="float" office:value="1691" calcext:value-type="float">
            <text:p>1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42:07.814987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43:06.579787726</dc:date>
    <meta:editing-duration>PT1M54S</meta:editing-duration>
    <meta:editing-cycles>3</meta:editing-cycles>
    <meta:generator>LibreOffice/6.0.7.3$Linux_X86_64 LibreOffice_project/00m0$Build-3</meta:generator>
    <meta:document-statistic meta:table-count="4" meta:cell-count="10413" meta:object-count="0"/>
  </office:meta>
</office:document-meta>
</file>